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3-01-07 17:08:34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2:.G2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33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3:.G3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32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4:.G4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31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5:.G5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30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6:.G6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29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7:.G7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28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8:.G8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27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9:.G9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26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10:.G10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25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11:.G11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24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12:.G12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23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13:.G13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22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14:.G14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21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15:.G15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20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16:.G16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19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17:.G17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18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18:.G18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17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19:.G19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16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20:.G20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15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21:.G21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14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22:.G22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13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23:.G23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12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24:.G24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11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25:.G25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10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26:.G26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09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27:.G27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08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28:.G28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07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29:.G29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06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30:.G30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05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31:.G31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04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32:.G32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03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33:.G33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02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34:.G34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01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35:.G35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8:00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36:.G36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7:59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37:.G37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7:58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38:.G38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7:57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39:.G39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7:56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40:.G40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7:55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41:.G41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7:54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1819" calcext:value-type="float">
            <text:p>0,4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375" calcext:value-type="float">
            <text:p>45,4375</text:p>
          </table:table-cell>
          <table:table-cell/>
          <table:table-cell table:formula="of:=SUM([.B42:.G42])" office:value-type="float" office:value="46.0666275" calcext:value-type="float">
            <text:p>46,0666275</text:p>
          </table:table-cell>
        </table:table-row>
        <table:table-row table:style-name="ro1">
          <table:table-cell office:value-type="string" calcext:value-type="string">
            <text:p>2023-01-07 17:07:53</text:p>
          </table:table-cell>
          <table:table-cell office:value-type="float" office:value="4271.664" calcext:value-type="float">
            <text:p>4271,664</text:p>
          </table:table-cell>
          <table:table-cell office:value-type="float" office:value="3.5" calcext:value-type="float">
            <text:p>3,5</text:p>
          </table:table-cell>
          <table:table-cell office:value-type="float" office:value="2.393188" calcext:value-type="float">
            <text:p>2,39318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.48047" calcext:value-type="float">
            <text:p>39,48047</text:p>
          </table:table-cell>
          <table:table-cell/>
          <table:table-cell table:formula="of:=SUM([.B43:.G43])" office:value-type="float" office:value="4403.037658" calcext:value-type="float">
            <text:p>4403,037658</text:p>
          </table:table-cell>
        </table:table-row>
        <table:table-row table:style-name="ro1">
          <table:table-cell office:value-type="string" calcext:value-type="string">
            <text:p>2023-01-07 17:07:52</text:p>
          </table:table-cell>
          <table:table-cell office:value-type="float" office:value="4271.695" calcext:value-type="float">
            <text:p>4271,695</text:p>
          </table:table-cell>
          <table:table-cell office:value-type="float" office:value="3.5" calcext:value-type="float">
            <text:p>3,5</text:p>
          </table:table-cell>
          <table:table-cell office:value-type="float" office:value="2.393188" calcext:value-type="float">
            <text:p>2,39318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.48047" calcext:value-type="float">
            <text:p>39,48047</text:p>
          </table:table-cell>
          <table:table-cell/>
          <table:table-cell table:formula="of:=SUM([.B44:.G44])" office:value-type="float" office:value="4403.068658" calcext:value-type="float">
            <text:p>4403,068658</text:p>
          </table:table-cell>
        </table:table-row>
        <table:table-row table:style-name="ro1">
          <table:table-cell office:value-type="string" calcext:value-type="string">
            <text:p>2023-01-07 17:07:51</text:p>
          </table:table-cell>
          <table:table-cell office:value-type="float" office:value="4264.535" calcext:value-type="float">
            <text:p>4264,535</text:p>
          </table:table-cell>
          <table:table-cell office:value-type="float" office:value="3.671875" calcext:value-type="float">
            <text:p>3,671875</text:p>
          </table:table-cell>
          <table:table-cell office:value-type="float" office:value="2.486435" calcext:value-type="float">
            <text:p>2,4864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.48047" calcext:value-type="float">
            <text:p>39,48047</text:p>
          </table:table-cell>
          <table:table-cell/>
          <table:table-cell table:formula="of:=SUM([.B45:.G45])" office:value-type="float" office:value="4396.17378" calcext:value-type="float">
            <text:p>4396,17378</text:p>
          </table:table-cell>
        </table:table-row>
        <table:table-row table:style-name="ro1">
          <table:table-cell office:value-type="string" calcext:value-type="string">
            <text:p>2023-01-07 17:07:50</text:p>
          </table:table-cell>
          <table:table-cell office:value-type="float" office:value="4257.078" calcext:value-type="float">
            <text:p>4257,078</text:p>
          </table:table-cell>
          <table:table-cell office:value-type="float" office:value="4.65625" calcext:value-type="float">
            <text:p>4,65625</text:p>
          </table:table-cell>
          <table:table-cell office:value-type="float" office:value="3.01017" calcext:value-type="float">
            <text:p>3,0101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.20312" calcext:value-type="float">
            <text:p>39,20312</text:p>
          </table:table-cell>
          <table:table-cell/>
          <table:table-cell table:formula="of:=SUM([.B46:.G46])" office:value-type="float" office:value="4389.94754" calcext:value-type="float">
            <text:p>4389,94754</text:p>
          </table:table-cell>
        </table:table-row>
        <table:table-row table:style-name="ro1">
          <table:table-cell office:value-type="string" calcext:value-type="string">
            <text:p>2023-01-07 17:07:49</text:p>
          </table:table-cell>
          <table:table-cell office:value-type="float" office:value="4259.164" calcext:value-type="float">
            <text:p>4259,164</text:p>
          </table:table-cell>
          <table:table-cell office:value-type="float" office:value="4.65625" calcext:value-type="float">
            <text:p>4,65625</text:p>
          </table:table-cell>
          <table:table-cell office:value-type="float" office:value="3.01017" calcext:value-type="float">
            <text:p>3,0101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.20312" calcext:value-type="float">
            <text:p>39,20312</text:p>
          </table:table-cell>
          <table:table-cell/>
          <table:table-cell table:formula="of:=SUM([.B47:.G47])" office:value-type="float" office:value="4392.03354" calcext:value-type="float">
            <text:p>4392,03354</text:p>
          </table:table-cell>
        </table:table-row>
        <table:table-row table:style-name="ro1">
          <table:table-cell office:value-type="string" calcext:value-type="string">
            <text:p>2023-01-07 17:07:48</text:p>
          </table:table-cell>
          <table:table-cell office:value-type="float" office:value="4266.531" calcext:value-type="float">
            <text:p>4266,531</text:p>
          </table:table-cell>
          <table:table-cell office:value-type="float" office:value="4.65625" calcext:value-type="float">
            <text:p>4,65625</text:p>
          </table:table-cell>
          <table:table-cell office:value-type="float" office:value="3.01017" calcext:value-type="float">
            <text:p>3,0101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9.36328" calcext:value-type="float">
            <text:p>39,36328</text:p>
          </table:table-cell>
          <table:table-cell/>
          <table:table-cell table:formula="of:=SUM([.B48:.G48])" office:value-type="float" office:value="4399.5607" calcext:value-type="float">
            <text:p>4399,5607</text:p>
          </table:table-cell>
        </table:table-row>
        <table:table-row table:style-name="ro1">
          <table:table-cell office:value-type="string" calcext:value-type="string">
            <text:p>2023-01-07 17:07:47</text:p>
          </table:table-cell>
          <table:table-cell office:value-type="float" office:value="4181.133" calcext:value-type="float">
            <text:p>4181,133</text:p>
          </table:table-cell>
          <table:table-cell office:value-type="float" office:value="4.71875" calcext:value-type="float">
            <text:p>4,71875</text:p>
          </table:table-cell>
          <table:table-cell office:value-type="float" office:value="3.042358" calcext:value-type="float">
            <text:p>3,04235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.35938" calcext:value-type="float">
            <text:p>29,35938</text:p>
          </table:table-cell>
          <table:table-cell/>
          <table:table-cell table:formula="of:=SUM([.B49:.G49])" office:value-type="float" office:value="4304.253488" calcext:value-type="float">
            <text:p>4304,253488</text:p>
          </table:table-cell>
        </table:table-row>
        <table:table-row table:style-name="ro1">
          <table:table-cell office:value-type="string" calcext:value-type="string">
            <text:p>2023-01-07 17:07:46</text:p>
          </table:table-cell>
          <table:table-cell office:value-type="float" office:value="4034.488" calcext:value-type="float">
            <text:p>4034,488</text:p>
          </table:table-cell>
          <table:table-cell office:value-type="float" office:value="4.609375" calcext:value-type="float">
            <text:p>4,609375</text:p>
          </table:table-cell>
          <table:table-cell office:value-type="float" office:value="2.982536" calcext:value-type="float">
            <text:p>2,98253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.35938" calcext:value-type="float">
            <text:p>29,35938</text:p>
          </table:table-cell>
          <table:table-cell/>
          <table:table-cell table:formula="of:=SUM([.B50:.G50])" office:value-type="float" office:value="4157.439291" calcext:value-type="float">
            <text:p>4157,439291</text:p>
          </table:table-cell>
        </table:table-row>
        <table:table-row table:style-name="ro1">
          <table:table-cell office:value-type="string" calcext:value-type="string">
            <text:p>2023-01-07 17:07:45</text:p>
          </table:table-cell>
          <table:table-cell office:value-type="float" office:value="3888.438" calcext:value-type="float">
            <text:p>3888,438</text:p>
          </table:table-cell>
          <table:table-cell office:value-type="float" office:value="4.578125" calcext:value-type="float">
            <text:p>4,578125</text:p>
          </table:table-cell>
          <table:table-cell office:value-type="float" office:value="2.965729" calcext:value-type="float">
            <text:p>2,96572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9.35938" calcext:value-type="float">
            <text:p>29,35938</text:p>
          </table:table-cell>
          <table:table-cell/>
          <table:table-cell table:formula="of:=SUM([.B51:.G51])" office:value-type="float" office:value="4013.341234" calcext:value-type="float">
            <text:p>4013,341234</text:p>
          </table:table-cell>
        </table:table-row>
        <table:table-row table:style-name="ro1">
          <table:table-cell office:value-type="string" calcext:value-type="string">
            <text:p>2023-01-07 17:07:44</text:p>
          </table:table-cell>
          <table:table-cell office:value-type="float" office:value="3953.949" calcext:value-type="float">
            <text:p>3953,949</text:p>
          </table:table-cell>
          <table:table-cell office:value-type="float" office:value="4.578125" calcext:value-type="float">
            <text:p>4,578125</text:p>
          </table:table-cell>
          <table:table-cell office:value-type="float" office:value="2.965729" calcext:value-type="float">
            <text:p>2,96572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7.83984" calcext:value-type="float">
            <text:p>17,83984</text:p>
          </table:table-cell>
          <table:table-cell/>
          <table:table-cell table:formula="of:=SUM([.B52:.G52])" office:value-type="float" office:value="4067.332694" calcext:value-type="float">
            <text:p>4067,332694</text:p>
          </table:table-cell>
        </table:table-row>
        <table:table-row table:style-name="ro1">
          <table:table-cell office:value-type="string" calcext:value-type="string">
            <text:p>2023-01-07 17:07:43</text:p>
          </table:table-cell>
          <table:table-cell office:value-type="float" office:value="4075.652" calcext:value-type="float">
            <text:p>4075,652</text:p>
          </table:table-cell>
          <table:table-cell office:value-type="float" office:value="4.578125" calcext:value-type="float">
            <text:p>4,578125</text:p>
          </table:table-cell>
          <table:table-cell office:value-type="float" office:value="2.965729" calcext:value-type="float">
            <text:p>2,96572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.785156" calcext:value-type="float">
            <text:p>9,785156</text:p>
          </table:table-cell>
          <table:table-cell/>
          <table:table-cell table:formula="of:=SUM([.B53:.G53])" office:value-type="float" office:value="4180.98101" calcext:value-type="float">
            <text:p>4180,98101</text:p>
          </table:table-cell>
        </table:table-row>
        <table:table-row table:style-name="ro1">
          <table:table-cell office:value-type="string" calcext:value-type="string">
            <text:p>2023-01-07 17:07:42</text:p>
          </table:table-cell>
          <table:table-cell office:value-type="float" office:value="4273.387" calcext:value-type="float">
            <text:p>4273,387</text:p>
          </table:table-cell>
          <table:table-cell office:value-type="float" office:value="4.578125" calcext:value-type="float">
            <text:p>4,578125</text:p>
          </table:table-cell>
          <table:table-cell office:value-type="float" office:value="2.965729" calcext:value-type="float">
            <text:p>2,96572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.28516" calcext:value-type="float">
            <text:p>26,28516</text:p>
          </table:table-cell>
          <table:table-cell/>
          <table:table-cell table:formula="of:=SUM([.B54:.G54])" office:value-type="float" office:value="4395.216014" calcext:value-type="float">
            <text:p>4395,216014</text:p>
          </table:table-cell>
        </table:table-row>
        <table:table-row table:style-name="ro1">
          <table:table-cell office:value-type="string" calcext:value-type="string">
            <text:p>2023-01-07 17:07:41</text:p>
          </table:table-cell>
          <table:table-cell office:value-type="float" office:value="4270.785" calcext:value-type="float">
            <text:p>4270,785</text:p>
          </table:table-cell>
          <table:table-cell office:value-type="float" office:value="4.484375" calcext:value-type="float">
            <text:p>4,484375</text:p>
          </table:table-cell>
          <table:table-cell office:value-type="float" office:value="2.914642" calcext:value-type="float">
            <text:p>2,91464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8.01953" calcext:value-type="float">
            <text:p>28,01953</text:p>
          </table:table-cell>
          <table:table-cell/>
          <table:table-cell table:formula="of:=SUM([.B55:.G55])" office:value-type="float" office:value="4394.203547" calcext:value-type="float">
            <text:p>4394,203547</text:p>
          </table:table-cell>
        </table:table-row>
        <table:table-row table:style-name="ro1">
          <table:table-cell office:value-type="string" calcext:value-type="string">
            <text:p>2023-01-07 17:07:40</text:p>
          </table:table-cell>
          <table:table-cell office:value-type="float" office:value="4269.125" calcext:value-type="float">
            <text:p>4269,125</text:p>
          </table:table-cell>
          <table:table-cell office:value-type="float" office:value="4.421875" calcext:value-type="float">
            <text:p>4,421875</text:p>
          </table:table-cell>
          <table:table-cell office:value-type="float" office:value="2.880585" calcext:value-type="float">
            <text:p>2,88058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8.01953" calcext:value-type="float">
            <text:p>28,01953</text:p>
          </table:table-cell>
          <table:table-cell/>
          <table:table-cell table:formula="of:=SUM([.B56:.G56])" office:value-type="float" office:value="4392.44699" calcext:value-type="float">
            <text:p>4392,44699</text:p>
          </table:table-cell>
        </table:table-row>
        <table:table-row table:style-name="ro1">
          <table:table-cell office:value-type="string" calcext:value-type="string">
            <text:p>2023-01-07 17:07:39</text:p>
          </table:table-cell>
          <table:table-cell office:value-type="float" office:value="4269.543" calcext:value-type="float">
            <text:p>4269,543</text:p>
          </table:table-cell>
          <table:table-cell office:value-type="float" office:value="4.421875" calcext:value-type="float">
            <text:p>4,421875</text:p>
          </table:table-cell>
          <table:table-cell office:value-type="float" office:value="2.880585" calcext:value-type="float">
            <text:p>2,88058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8.01953" calcext:value-type="float">
            <text:p>28,01953</text:p>
          </table:table-cell>
          <table:table-cell/>
          <table:table-cell table:formula="of:=SUM([.B57:.G57])" office:value-type="float" office:value="4392.86499" calcext:value-type="float">
            <text:p>4392,86499</text:p>
          </table:table-cell>
        </table:table-row>
        <table:table-row table:style-name="ro1">
          <table:table-cell office:value-type="string" calcext:value-type="string">
            <text:p>2023-01-07 17:07:38</text:p>
          </table:table-cell>
          <table:table-cell office:value-type="float" office:value="4270.355" calcext:value-type="float">
            <text:p>4270,355</text:p>
          </table:table-cell>
          <table:table-cell office:value-type="float" office:value="4.40625" calcext:value-type="float">
            <text:p>4,40625</text:p>
          </table:table-cell>
          <table:table-cell office:value-type="float" office:value="2.87207" calcext:value-type="float">
            <text:p>2,872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8.01953" calcext:value-type="float">
            <text:p>28,01953</text:p>
          </table:table-cell>
          <table:table-cell/>
          <table:table-cell table:formula="of:=SUM([.B58:.G58])" office:value-type="float" office:value="4393.65285" calcext:value-type="float">
            <text:p>4393,65285</text:p>
          </table:table-cell>
        </table:table-row>
        <table:table-row table:style-name="ro1">
          <table:table-cell office:value-type="string" calcext:value-type="string">
            <text:p>2023-01-07 17:07:37</text:p>
          </table:table-cell>
          <table:table-cell office:value-type="float" office:value="4186.18" calcext:value-type="float">
            <text:p>4186,18</text:p>
          </table:table-cell>
          <table:table-cell office:value-type="float" office:value="4.3125" calcext:value-type="float">
            <text:p>4,3125</text:p>
          </table:table-cell>
          <table:table-cell office:value-type="float" office:value="2.820984" calcext:value-type="float">
            <text:p>2,82098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.36328" calcext:value-type="float">
            <text:p>26,36328</text:p>
          </table:table-cell>
          <table:table-cell/>
          <table:table-cell table:formula="of:=SUM([.B59:.G59])" office:value-type="float" office:value="4307.676764" calcext:value-type="float">
            <text:p>4307,676764</text:p>
          </table:table-cell>
        </table:table-row>
        <table:table-row table:style-name="ro1">
          <table:table-cell office:value-type="string" calcext:value-type="string">
            <text:p>2023-01-07 17:07:36</text:p>
          </table:table-cell>
          <table:table-cell office:value-type="float" office:value="4177.109" calcext:value-type="float">
            <text:p>4177,109</text:p>
          </table:table-cell>
          <table:table-cell office:value-type="float" office:value="4.171875" calcext:value-type="float">
            <text:p>4,171875</text:p>
          </table:table-cell>
          <table:table-cell office:value-type="float" office:value="2.744354" calcext:value-type="float">
            <text:p>2,74435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1.78906" calcext:value-type="float">
            <text:p>21,78906</text:p>
          </table:table-cell>
          <table:table-cell/>
          <table:table-cell table:formula="of:=SUM([.B60:.G60])" office:value-type="float" office:value="4293.814289" calcext:value-type="float">
            <text:p>4293,814289</text:p>
          </table:table-cell>
        </table:table-row>
        <table:table-row table:style-name="ro1">
          <table:table-cell office:value-type="string" calcext:value-type="string">
            <text:p>2023-01-07 17:07:35</text:p>
          </table:table-cell>
          <table:table-cell office:value-type="float" office:value="4058.82" calcext:value-type="float">
            <text:p>4058,82</text:p>
          </table:table-cell>
          <table:table-cell office:value-type="float" office:value="4.171875" calcext:value-type="float">
            <text:p>4,171875</text:p>
          </table:table-cell>
          <table:table-cell office:value-type="float" office:value="2.744354" calcext:value-type="float">
            <text:p>2,74435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1.78906" calcext:value-type="float">
            <text:p>21,78906</text:p>
          </table:table-cell>
          <table:table-cell/>
          <table:table-cell table:formula="of:=SUM([.B61:.G61])" office:value-type="float" office:value="4175.525289" calcext:value-type="float">
            <text:p>4175,525289</text:p>
          </table:table-cell>
        </table:table-row>
        <table:table-row table:style-name="ro1">
          <table:table-cell office:value-type="string" calcext:value-type="string">
            <text:p>2023-01-07 17:07:34</text:p>
          </table:table-cell>
          <table:table-cell office:value-type="float" office:value="4198.363" calcext:value-type="float">
            <text:p>4198,363</text:p>
          </table:table-cell>
          <table:table-cell office:value-type="float" office:value="4.171875" calcext:value-type="float">
            <text:p>4,171875</text:p>
          </table:table-cell>
          <table:table-cell office:value-type="float" office:value="2.744354" calcext:value-type="float">
            <text:p>2,74435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.894531" calcext:value-type="float">
            <text:p>12,894531</text:p>
          </table:table-cell>
          <table:table-cell/>
          <table:table-cell table:formula="of:=SUM([.B62:.G62])" office:value-type="float" office:value="4306.17376" calcext:value-type="float">
            <text:p>4306,17376</text:p>
          </table:table-cell>
        </table:table-row>
        <table:table-row table:style-name="ro1">
          <table:table-cell office:value-type="string" calcext:value-type="string">
            <text:p>2023-01-07 17:07:33</text:p>
          </table:table-cell>
          <table:table-cell office:value-type="float" office:value="4259.258" calcext:value-type="float">
            <text:p>4259,258</text:p>
          </table:table-cell>
          <table:table-cell office:value-type="float" office:value="4.171875" calcext:value-type="float">
            <text:p>4,171875</text:p>
          </table:table-cell>
          <table:table-cell office:value-type="float" office:value="2.744354" calcext:value-type="float">
            <text:p>2,74435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.11328" calcext:value-type="float">
            <text:p>26,11328</text:p>
          </table:table-cell>
          <table:table-cell/>
          <table:table-cell table:formula="of:=SUM([.B63:.G63])" office:value-type="float" office:value="4380.287509" calcext:value-type="float">
            <text:p>4380,287509</text:p>
          </table:table-cell>
        </table:table-row>
        <table:table-row table:style-name="ro1">
          <table:table-cell office:value-type="string" calcext:value-type="string">
            <text:p>2023-01-07 17:07:32</text:p>
          </table:table-cell>
          <table:table-cell office:value-type="float" office:value="4123.746" calcext:value-type="float">
            <text:p>4123,746</text:p>
          </table:table-cell>
          <table:table-cell office:value-type="float" office:value="3.875" calcext:value-type="float">
            <text:p>3,875</text:p>
          </table:table-cell>
          <table:table-cell office:value-type="float" office:value="2.582581" calcext:value-type="float">
            <text:p>2,58258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5.87891" calcext:value-type="float">
            <text:p>25,87891</text:p>
          </table:table-cell>
          <table:table-cell/>
          <table:table-cell table:formula="of:=SUM([.B64:.G64])" office:value-type="float" office:value="4244.082491" calcext:value-type="float">
            <text:p>4244,082491</text:p>
          </table:table-cell>
        </table:table-row>
        <table:table-row table:style-name="ro1">
          <table:table-cell office:value-type="string" calcext:value-type="string">
            <text:p>2023-01-07 17:07:31</text:p>
          </table:table-cell>
          <table:table-cell office:value-type="float" office:value="4099.488" calcext:value-type="float">
            <text:p>4099,488</text:p>
          </table:table-cell>
          <table:table-cell office:value-type="float" office:value="3.84375" calcext:value-type="float">
            <text:p>3,84375</text:p>
          </table:table-cell>
          <table:table-cell office:value-type="float" office:value="2.565552" calcext:value-type="float">
            <text:p>2,56555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3.04688" calcext:value-type="float">
            <text:p>23,04688</text:p>
          </table:table-cell>
          <table:table-cell/>
          <table:table-cell table:formula="of:=SUM([.B65:.G65])" office:value-type="float" office:value="4216.944182" calcext:value-type="float">
            <text:p>4216,944182</text:p>
          </table:table-cell>
        </table:table-row>
        <table:table-row table:style-name="ro1">
          <table:table-cell office:value-type="string" calcext:value-type="string">
            <text:p>2023-01-07 17:07:30</text:p>
          </table:table-cell>
          <table:table-cell office:value-type="float" office:value="4070.344" calcext:value-type="float">
            <text:p>4070,344</text:p>
          </table:table-cell>
          <table:table-cell office:value-type="float" office:value="3.765625" calcext:value-type="float">
            <text:p>3,765625</text:p>
          </table:table-cell>
          <table:table-cell office:value-type="float" office:value="2.52298" calcext:value-type="float">
            <text:p>2,5229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0.70312" calcext:value-type="float">
            <text:p>20,70312</text:p>
          </table:table-cell>
          <table:table-cell/>
          <table:table-cell table:formula="of:=SUM([.B66:.G66])" office:value-type="float" office:value="4185.335725" calcext:value-type="float">
            <text:p>4185,335725</text:p>
          </table:table-cell>
        </table:table-row>
        <table:table-row table:style-name="ro1">
          <table:table-cell office:value-type="string" calcext:value-type="string">
            <text:p>2023-01-07 17:07:29</text:p>
          </table:table-cell>
          <table:table-cell office:value-type="float" office:value="4056.312" calcext:value-type="float">
            <text:p>4056,312</text:p>
          </table:table-cell>
          <table:table-cell office:value-type="float" office:value="3.75" calcext:value-type="float">
            <text:p>3,75</text:p>
          </table:table-cell>
          <table:table-cell office:value-type="float" office:value="2.514465" calcext:value-type="float">
            <text:p>2,51446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0.70312" calcext:value-type="float">
            <text:p>20,70312</text:p>
          </table:table-cell>
          <table:table-cell/>
          <table:table-cell table:formula="of:=SUM([.B67:.G67])" office:value-type="float" office:value="4171.279585" calcext:value-type="float">
            <text:p>4171,279585</text:p>
          </table:table-cell>
        </table:table-row>
        <table:table-row table:style-name="ro1">
          <table:table-cell office:value-type="string" calcext:value-type="string">
            <text:p>2023-01-07 17:07:28</text:p>
          </table:table-cell>
          <table:table-cell office:value-type="float" office:value="4253.926" calcext:value-type="float">
            <text:p>4253,926</text:p>
          </table:table-cell>
          <table:table-cell office:value-type="float" office:value="3.75" calcext:value-type="float">
            <text:p>3,75</text:p>
          </table:table-cell>
          <table:table-cell office:value-type="float" office:value="2.514465" calcext:value-type="float">
            <text:p>2,51446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9.07422" calcext:value-type="float">
            <text:p>19,07422</text:p>
          </table:table-cell>
          <table:table-cell/>
          <table:table-cell table:formula="of:=SUM([.B68:.G68])" office:value-type="float" office:value="4367.264685" calcext:value-type="float">
            <text:p>4367,264685</text:p>
          </table:table-cell>
        </table:table-row>
        <table:table-row table:style-name="ro1">
          <table:table-cell office:value-type="string" calcext:value-type="string">
            <text:p>2023-01-07 17:07:27</text:p>
          </table:table-cell>
          <table:table-cell office:value-type="float" office:value="4267.602" calcext:value-type="float">
            <text:p>4267,602</text:p>
          </table:table-cell>
          <table:table-cell office:value-type="float" office:value="3.75" calcext:value-type="float">
            <text:p>3,75</text:p>
          </table:table-cell>
          <table:table-cell office:value-type="float" office:value="2.514465" calcext:value-type="float">
            <text:p>2,51446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2.94922" calcext:value-type="float">
            <text:p>22,94922</text:p>
          </table:table-cell>
          <table:table-cell/>
          <table:table-cell table:formula="of:=SUM([.B69:.G69])" office:value-type="float" office:value="4384.815685" calcext:value-type="float">
            <text:p>4384,815685</text:p>
          </table:table-cell>
        </table:table-row>
        <table:table-row table:style-name="ro1">
          <table:table-cell office:value-type="string" calcext:value-type="string">
            <text:p>2023-01-07 17:07:26</text:p>
          </table:table-cell>
          <table:table-cell office:value-type="float" office:value="4252.445" calcext:value-type="float">
            <text:p>4252,445</text:p>
          </table:table-cell>
          <table:table-cell office:value-type="float" office:value="3.59375" calcext:value-type="float">
            <text:p>3,59375</text:p>
          </table:table-cell>
          <table:table-cell office:value-type="float" office:value="2.429321" calcext:value-type="float">
            <text:p>2,42932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.289062" calcext:value-type="float">
            <text:p>12,289062</text:p>
          </table:table-cell>
          <table:table-cell/>
          <table:table-cell table:formula="of:=SUM([.B70:.G70])" office:value-type="float" office:value="4358.757133" calcext:value-type="float">
            <text:p>4358,757133</text:p>
          </table:table-cell>
        </table:table-row>
        <table:table-row table:style-name="ro1">
          <table:table-cell office:value-type="string" calcext:value-type="string">
            <text:p>2023-01-07 17:07:25</text:p>
          </table:table-cell>
          <table:table-cell office:value-type="float" office:value="4162.875" calcext:value-type="float">
            <text:p>4162,875</text:p>
          </table:table-cell>
          <table:table-cell office:value-type="float" office:value="3.53125" calcext:value-type="float">
            <text:p>3,53125</text:p>
          </table:table-cell>
          <table:table-cell office:value-type="float" office:value="2.395264" calcext:value-type="float">
            <text:p>2,39526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.289062" calcext:value-type="float">
            <text:p>12,289062</text:p>
          </table:table-cell>
          <table:table-cell/>
          <table:table-cell table:formula="of:=SUM([.B71:.G71])" office:value-type="float" office:value="4269.090576" calcext:value-type="float">
            <text:p>4269,090576</text:p>
          </table:table-cell>
        </table:table-row>
        <table:table-row table:style-name="ro1">
          <table:table-cell office:value-type="string" calcext:value-type="string">
            <text:p>2023-01-07 17:07:24</text:p>
          </table:table-cell>
          <table:table-cell office:value-type="float" office:value="4046.566" calcext:value-type="float">
            <text:p>4046,566</text:p>
          </table:table-cell>
          <table:table-cell office:value-type="float" office:value="3.53125" calcext:value-type="float">
            <text:p>3,53125</text:p>
          </table:table-cell>
          <table:table-cell office:value-type="float" office:value="2.395264" calcext:value-type="float">
            <text:p>2,39526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.289062" calcext:value-type="float">
            <text:p>12,289062</text:p>
          </table:table-cell>
          <table:table-cell/>
          <table:table-cell table:formula="of:=SUM([.B72:.G72])" office:value-type="float" office:value="4152.781576" calcext:value-type="float">
            <text:p>4152,781576</text:p>
          </table:table-cell>
        </table:table-row>
        <table:table-row table:style-name="ro1">
          <table:table-cell office:value-type="string" calcext:value-type="string">
            <text:p>2023-01-07 17:07:23</text:p>
          </table:table-cell>
          <table:table-cell office:value-type="float" office:value="4082.977" calcext:value-type="float">
            <text:p>4082,977</text:p>
          </table:table-cell>
          <table:table-cell office:value-type="float" office:value="3.53125" calcext:value-type="float">
            <text:p>3,53125</text:p>
          </table:table-cell>
          <table:table-cell office:value-type="float" office:value="2.395264" calcext:value-type="float">
            <text:p>2,39526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.289062" calcext:value-type="float">
            <text:p>12,289062</text:p>
          </table:table-cell>
          <table:table-cell/>
          <table:table-cell table:formula="of:=SUM([.B73:.G73])" office:value-type="float" office:value="4189.192576" calcext:value-type="float">
            <text:p>4189,192576</text:p>
          </table:table-cell>
        </table:table-row>
        <table:table-row table:style-name="ro1">
          <table:table-cell office:value-type="string" calcext:value-type="string">
            <text:p>2023-01-07 17:07:22</text:p>
          </table:table-cell>
          <table:table-cell office:value-type="float" office:value="4130.02" calcext:value-type="float">
            <text:p>4130,02</text:p>
          </table:table-cell>
          <table:table-cell office:value-type="float" office:value="3.5" calcext:value-type="float">
            <text:p>3,5</text:p>
          </table:table-cell>
          <table:table-cell office:value-type="float" office:value="2.377441" calcext:value-type="float">
            <text:p>2,37744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.289062" calcext:value-type="float">
            <text:p>12,289062</text:p>
          </table:table-cell>
          <table:table-cell/>
          <table:table-cell table:formula="of:=SUM([.B74:.G74])" office:value-type="float" office:value="4236.186503" calcext:value-type="float">
            <text:p>4236,186503</text:p>
          </table:table-cell>
        </table:table-row>
        <table:table-row table:style-name="ro1">
          <table:table-cell office:value-type="string" calcext:value-type="string">
            <text:p>2023-01-07 17:07:21</text:p>
          </table:table-cell>
          <table:table-cell office:value-type="float" office:value="4248.238" calcext:value-type="float">
            <text:p>4248,238</text:p>
          </table:table-cell>
          <table:table-cell office:value-type="float" office:value="3.359375" calcext:value-type="float">
            <text:p>3,359375</text:p>
          </table:table-cell>
          <table:table-cell office:value-type="float" office:value="2.301605" calcext:value-type="float">
            <text:p>2,30160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.195312" calcext:value-type="float">
            <text:p>12,195312</text:p>
          </table:table-cell>
          <table:table-cell/>
          <table:table-cell table:formula="of:=SUM([.B75:.G75])" office:value-type="float" office:value="4354.094292" calcext:value-type="float">
            <text:p>4354,094292</text:p>
          </table:table-cell>
        </table:table-row>
        <table:table-row table:style-name="ro1">
          <table:table-cell office:value-type="string" calcext:value-type="string">
            <text:p>2023-01-07 17:07:20</text:p>
          </table:table-cell>
          <table:table-cell office:value-type="float" office:value="4267.383" calcext:value-type="float">
            <text:p>4267,383</text:p>
          </table:table-cell>
          <table:table-cell office:value-type="float" office:value="3.3125" calcext:value-type="float">
            <text:p>3,3125</text:p>
          </table:table-cell>
          <table:table-cell office:value-type="float" office:value="2.27562" calcext:value-type="float">
            <text:p>2,2756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.746094" calcext:value-type="float">
            <text:p>13,746094</text:p>
          </table:table-cell>
          <table:table-cell/>
          <table:table-cell table:formula="of:=SUM([.B76:.G76])" office:value-type="float" office:value="4374.717214" calcext:value-type="float">
            <text:p>4374,717214</text:p>
          </table:table-cell>
        </table:table-row>
        <table:table-row table:style-name="ro1">
          <table:table-cell office:value-type="string" calcext:value-type="string">
            <text:p>2023-01-07 17:07:19</text:p>
          </table:table-cell>
          <table:table-cell office:value-type="float" office:value="4271.348" calcext:value-type="float">
            <text:p>4271,348</text:p>
          </table:table-cell>
          <table:table-cell office:value-type="float" office:value="3.25" calcext:value-type="float">
            <text:p>3,25</text:p>
          </table:table-cell>
          <table:table-cell office:value-type="float" office:value="2.242004" calcext:value-type="float">
            <text:p>2,2420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5.74219" calcext:value-type="float">
            <text:p>25,74219</text:p>
          </table:table-cell>
          <table:table-cell/>
          <table:table-cell table:formula="of:=SUM([.B77:.G77])" office:value-type="float" office:value="4390.582194" calcext:value-type="float">
            <text:p>4390,582194</text:p>
          </table:table-cell>
        </table:table-row>
        <table:table-row table:style-name="ro1">
          <table:table-cell office:value-type="string" calcext:value-type="string">
            <text:p>2023-01-07 17:07:18</text:p>
          </table:table-cell>
          <table:table-cell office:value-type="float" office:value="4275.352" calcext:value-type="float">
            <text:p>4275,352</text:p>
          </table:table-cell>
          <table:table-cell office:value-type="float" office:value="3.234375" calcext:value-type="float">
            <text:p>3,234375</text:p>
          </table:table-cell>
          <table:table-cell office:value-type="float" office:value="2.23349" calcext:value-type="float">
            <text:p>2,2334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5.74219" calcext:value-type="float">
            <text:p>25,74219</text:p>
          </table:table-cell>
          <table:table-cell/>
          <table:table-cell table:formula="of:=SUM([.B78:.G78])" office:value-type="float" office:value="4394.562055" calcext:value-type="float">
            <text:p>4394,562055</text:p>
          </table:table-cell>
        </table:table-row>
        <table:table-row table:style-name="ro1">
          <table:table-cell office:value-type="string" calcext:value-type="string">
            <text:p>2023-01-07 17:07:17</text:p>
          </table:table-cell>
          <table:table-cell office:value-type="float" office:value="4275.52" calcext:value-type="float">
            <text:p>4275,52</text:p>
          </table:table-cell>
          <table:table-cell office:value-type="float" office:value="3.125" calcext:value-type="float">
            <text:p>3,125</text:p>
          </table:table-cell>
          <table:table-cell office:value-type="float" office:value="2.173889" calcext:value-type="float">
            <text:p>2,17388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.48828" calcext:value-type="float">
            <text:p>26,48828</text:p>
          </table:table-cell>
          <table:table-cell/>
          <table:table-cell table:formula="of:=SUM([.B79:.G79])" office:value-type="float" office:value="4395.307169" calcext:value-type="float">
            <text:p>4395,307169</text:p>
          </table:table-cell>
        </table:table-row>
        <table:table-row table:style-name="ro1">
          <table:table-cell office:value-type="string" calcext:value-type="string">
            <text:p>2023-01-07 17:07:16</text:p>
          </table:table-cell>
          <table:table-cell office:value-type="float" office:value="4271.555" calcext:value-type="float">
            <text:p>4271,555</text:p>
          </table:table-cell>
          <table:table-cell office:value-type="float" office:value="2.96875" calcext:value-type="float">
            <text:p>2,96875</text:p>
          </table:table-cell>
          <table:table-cell office:value-type="float" office:value="2.088745" calcext:value-type="float">
            <text:p>2,08874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.74219" calcext:value-type="float">
            <text:p>24,74219</text:p>
          </table:table-cell>
          <table:table-cell/>
          <table:table-cell table:formula="of:=SUM([.B80:.G80])" office:value-type="float" office:value="4389.354685" calcext:value-type="float">
            <text:p>4389,354685</text:p>
          </table:table-cell>
        </table:table-row>
        <table:table-row table:style-name="ro1">
          <table:table-cell office:value-type="string" calcext:value-type="string">
            <text:p>2023-01-07 17:07:15</text:p>
          </table:table-cell>
          <table:table-cell office:value-type="float" office:value="4268.59" calcext:value-type="float">
            <text:p>4268,59</text:p>
          </table:table-cell>
          <table:table-cell office:value-type="float" office:value="2.921875" calcext:value-type="float">
            <text:p>2,921875</text:p>
          </table:table-cell>
          <table:table-cell office:value-type="float" office:value="2.063202" calcext:value-type="float">
            <text:p>2,06320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.37891" calcext:value-type="float">
            <text:p>24,37891</text:p>
          </table:table-cell>
          <table:table-cell/>
          <table:table-cell table:formula="of:=SUM([.B81:.G81])" office:value-type="float" office:value="4385.953987" calcext:value-type="float">
            <text:p>4385,953987</text:p>
          </table:table-cell>
        </table:table-row>
        <table:table-row table:style-name="ro1">
          <table:table-cell office:value-type="string" calcext:value-type="string">
            <text:p>2023-01-07 17:07:14</text:p>
          </table:table-cell>
          <table:table-cell office:value-type="float" office:value="4246.457" calcext:value-type="float">
            <text:p>4246,457</text:p>
          </table:table-cell>
          <table:table-cell office:value-type="float" office:value="2.859375" calcext:value-type="float">
            <text:p>2,859375</text:p>
          </table:table-cell>
          <table:table-cell office:value-type="float" office:value="2.029144" calcext:value-type="float">
            <text:p>2,02914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.79297" calcext:value-type="float">
            <text:p>18,79297</text:p>
          </table:table-cell>
          <table:table-cell/>
          <table:table-cell table:formula="of:=SUM([.B82:.G82])" office:value-type="float" office:value="4358.138489" calcext:value-type="float">
            <text:p>4358,138489</text:p>
          </table:table-cell>
        </table:table-row>
        <table:table-row table:style-name="ro1">
          <table:table-cell office:value-type="string" calcext:value-type="string">
            <text:p>2023-01-07 17:07:13</text:p>
          </table:table-cell>
          <table:table-cell office:value-type="float" office:value="4105.594" calcext:value-type="float">
            <text:p>4105,594</text:p>
          </table:table-cell>
          <table:table-cell office:value-type="float" office:value="2.609375" calcext:value-type="float">
            <text:p>2,609375</text:p>
          </table:table-cell>
          <table:table-cell office:value-type="float" office:value="1.928802" calcext:value-type="float">
            <text:p>1,92880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4.08203" calcext:value-type="float">
            <text:p>34,08203</text:p>
          </table:table-cell>
          <table:table-cell/>
          <table:table-cell table:formula="of:=SUM([.B83:.G83])" office:value-type="float" office:value="4232.214207" calcext:value-type="float">
            <text:p>4232,214207</text:p>
          </table:table-cell>
        </table:table-row>
        <table:table-row table:style-name="ro1">
          <table:table-cell office:value-type="string" calcext:value-type="string">
            <text:p>2023-01-07 17:07:12</text:p>
          </table:table-cell>
          <table:table-cell office:value-type="float" office:value="3609.781" calcext:value-type="float">
            <text:p>3609,781</text:p>
          </table:table-cell>
          <table:table-cell office:value-type="float" office:value="2.5" calcext:value-type="float">
            <text:p>2,5</text:p>
          </table:table-cell>
          <table:table-cell office:value-type="float" office:value="1.918198" calcext:value-type="float">
            <text:p>1,91819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4.08203" calcext:value-type="float">
            <text:p>34,08203</text:p>
          </table:table-cell>
          <table:table-cell/>
          <table:table-cell table:formula="of:=SUM([.B84:.G84])" office:value-type="float" office:value="3724.281228" calcext:value-type="float">
            <text:p>3724,281228</text:p>
          </table:table-cell>
        </table:table-row>
        <table:table-row table:style-name="ro1">
          <table:table-cell office:value-type="string" calcext:value-type="string">
            <text:p>2023-01-07 17:07:11</text:p>
          </table:table-cell>
          <table:table-cell office:value-type="float" office:value="3556.645" calcext:value-type="float">
            <text:p>3556,645</text:p>
          </table:table-cell>
          <table:table-cell office:value-type="float" office:value="2.3125" calcext:value-type="float">
            <text:p>2,3125</text:p>
          </table:table-cell>
          <table:table-cell office:value-type="float" office:value="1.85675" calcext:value-type="float">
            <text:p>1,8567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4.08203" calcext:value-type="float">
            <text:p>34,08203</text:p>
          </table:table-cell>
          <table:table-cell/>
          <table:table-cell table:formula="of:=SUM([.B85:.G85])" office:value-type="float" office:value="3670.89628" calcext:value-type="float">
            <text:p>3670,89628</text:p>
          </table:table-cell>
        </table:table-row>
        <table:table-row table:style-name="ro1">
          <table:table-cell office:value-type="string" calcext:value-type="string">
            <text:p>2023-01-07 17:07:10</text:p>
          </table:table-cell>
          <table:table-cell office:value-type="float" office:value="4203.387" calcext:value-type="float">
            <text:p>4203,387</text:p>
          </table:table-cell>
          <table:table-cell office:value-type="float" office:value="2.25" calcext:value-type="float">
            <text:p>2,25</text:p>
          </table:table-cell>
          <table:table-cell office:value-type="float" office:value="1.697083" calcext:value-type="float">
            <text:p>1,69708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4.08203" calcext:value-type="float">
            <text:p>34,08203</text:p>
          </table:table-cell>
          <table:table-cell/>
          <table:table-cell table:formula="of:=SUM([.B86:.G86])" office:value-type="float" office:value="4323.416113" calcext:value-type="float">
            <text:p>4323,416113</text:p>
          </table:table-cell>
        </table:table-row>
        <table:table-row table:style-name="ro1">
          <table:table-cell office:value-type="string" calcext:value-type="string">
            <text:p>2023-01-07 17:07:09</text:p>
          </table:table-cell>
          <table:table-cell office:value-type="float" office:value="4194.891" calcext:value-type="float">
            <text:p>4194,891</text:p>
          </table:table-cell>
          <table:table-cell office:value-type="float" office:value="2.25" calcext:value-type="float">
            <text:p>2,25</text:p>
          </table:table-cell>
          <table:table-cell office:value-type="float" office:value="1.701569" calcext:value-type="float">
            <text:p>1,70156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4.08203" calcext:value-type="float">
            <text:p>34,08203</text:p>
          </table:table-cell>
          <table:table-cell/>
          <table:table-cell table:formula="of:=SUM([.B87:.G87])" office:value-type="float" office:value="4314.924599" calcext:value-type="float">
            <text:p>4314,924599</text:p>
          </table:table-cell>
        </table:table-row>
        <table:table-row table:style-name="ro1">
          <table:table-cell office:value-type="string" calcext:value-type="string">
            <text:p>2023-01-07 17:07:08</text:p>
          </table:table-cell>
          <table:table-cell office:value-type="float" office:value="3907.957" calcext:value-type="float">
            <text:p>3907,957</text:p>
          </table:table-cell>
          <table:table-cell office:value-type="float" office:value="2.203125" calcext:value-type="float">
            <text:p>2,203125</text:p>
          </table:table-cell>
          <table:table-cell office:value-type="float" office:value="1.789314" calcext:value-type="float">
            <text:p>1,7893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4.08203" calcext:value-type="float">
            <text:p>34,08203</text:p>
          </table:table-cell>
          <table:table-cell/>
          <table:table-cell table:formula="of:=SUM([.B88:.G88])" office:value-type="float" office:value="4026.031469" calcext:value-type="float">
            <text:p>4026,031469</text:p>
          </table:table-cell>
        </table:table-row>
        <table:table-row table:style-name="ro1">
          <table:table-cell office:value-type="string" calcext:value-type="string">
            <text:p>2023-01-07 17:07:07</text:p>
          </table:table-cell>
          <table:table-cell office:value-type="float" office:value="3341.07" calcext:value-type="float">
            <text:p>3341,07</text:p>
          </table:table-cell>
          <table:table-cell office:value-type="float" office:value="2.078125" calcext:value-type="float">
            <text:p>2,078125</text:p>
          </table:table-cell>
          <table:table-cell office:value-type="float" office:value="1.757088" calcext:value-type="float">
            <text:p>1,75708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2.91016" calcext:value-type="float">
            <text:p>32,91016</text:p>
          </table:table-cell>
          <table:table-cell/>
          <table:table-cell table:formula="of:=SUM([.B89:.G89])" office:value-type="float" office:value="3433.815373" calcext:value-type="float">
            <text:p>3433,815373</text:p>
          </table:table-cell>
        </table:table-row>
        <table:table-row table:style-name="ro1">
          <table:table-cell office:value-type="string" calcext:value-type="string">
            <text:p>2023-01-07 17:07:06</text:p>
          </table:table-cell>
          <table:table-cell office:value-type="float" office:value="3685.246" calcext:value-type="float">
            <text:p>3685,246</text:p>
          </table:table-cell>
          <table:table-cell office:value-type="float" office:value="1.90625" calcext:value-type="float">
            <text:p>1,90625</text:p>
          </table:table-cell>
          <table:table-cell office:value-type="float" office:value="1.5120087" calcext:value-type="float">
            <text:p>1,512008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4.21484" calcext:value-type="float">
            <text:p>24,21484</text:p>
          </table:table-cell>
          <table:table-cell/>
          <table:table-cell table:formula="of:=SUM([.B90:.G90])" office:value-type="float" office:value="3770.8790987" calcext:value-type="float">
            <text:p>3770,8790987</text:p>
          </table:table-cell>
        </table:table-row>
        <table:table-row table:style-name="ro1">
          <table:table-cell office:value-type="string" calcext:value-type="string">
            <text:p>2023-01-07 17:07:05</text:p>
          </table:table-cell>
          <table:table-cell office:value-type="float" office:value="3538.492" calcext:value-type="float">
            <text:p>3538,492</text:p>
          </table:table-cell>
          <table:table-cell office:value-type="float" office:value="1.859375" calcext:value-type="float">
            <text:p>1,859375</text:p>
          </table:table-cell>
          <table:table-cell office:value-type="float" office:value="1.4844437" calcext:value-type="float">
            <text:p>1,484443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9.51172" calcext:value-type="float">
            <text:p>29,51172</text:p>
          </table:table-cell>
          <table:table-cell/>
          <table:table-cell table:formula="of:=SUM([.B91:.G91])" office:value-type="float" office:value="3637.3475387" calcext:value-type="float">
            <text:p>3637,3475387</text:p>
          </table:table-cell>
        </table:table-row>
        <table:table-row table:style-name="ro1">
          <table:table-cell office:value-type="string" calcext:value-type="string">
            <text:p>2023-01-07 17:07:04</text:p>
          </table:table-cell>
          <table:table-cell office:value-type="float" office:value="3499.398" calcext:value-type="float">
            <text:p>3499,398</text:p>
          </table:table-cell>
          <table:table-cell office:value-type="float" office:value="1.859375" calcext:value-type="float">
            <text:p>1,859375</text:p>
          </table:table-cell>
          <table:table-cell office:value-type="float" office:value="1.4844437" calcext:value-type="float">
            <text:p>1,484443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.59766" calcext:value-type="float">
            <text:p>28,59766</text:p>
          </table:table-cell>
          <table:table-cell/>
          <table:table-cell table:formula="of:=SUM([.B92:.G92])" office:value-type="float" office:value="3603.3394787" calcext:value-type="float">
            <text:p>3603,3394787</text:p>
          </table:table-cell>
        </table:table-row>
        <table:table-row table:style-name="ro1">
          <table:table-cell office:value-type="string" calcext:value-type="string">
            <text:p>2023-01-07 17:07:03</text:p>
          </table:table-cell>
          <table:table-cell office:value-type="float" office:value="3635.59" calcext:value-type="float">
            <text:p>3635,59</text:p>
          </table:table-cell>
          <table:table-cell office:value-type="float" office:value="1.859375" calcext:value-type="float">
            <text:p>1,859375</text:p>
          </table:table-cell>
          <table:table-cell office:value-type="float" office:value="1.4852905" calcext:value-type="float">
            <text:p>1,48529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7.1875" calcext:value-type="float">
            <text:p>27,1875</text:p>
          </table:table-cell>
          <table:table-cell/>
          <table:table-cell table:formula="of:=SUM([.B93:.G93])" office:value-type="float" office:value="3738.1221655" calcext:value-type="float">
            <text:p>3738,1221655</text:p>
          </table:table-cell>
        </table:table-row>
        <table:table-row table:style-name="ro1">
          <table:table-cell office:value-type="string" calcext:value-type="string">
            <text:p>2023-01-07 17:07:02</text:p>
          </table:table-cell>
          <table:table-cell office:value-type="float" office:value="3788.285" calcext:value-type="float">
            <text:p>3788,285</text:p>
          </table:table-cell>
          <table:table-cell office:value-type="float" office:value="1.796875" calcext:value-type="float">
            <text:p>1,796875</text:p>
          </table:table-cell>
          <table:table-cell office:value-type="float" office:value="1.4504395" calcext:value-type="float">
            <text:p>1,450439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.85547" calcext:value-type="float">
            <text:p>22,85547</text:p>
          </table:table-cell>
          <table:table-cell/>
          <table:table-cell table:formula="of:=SUM([.B94:.G94])" office:value-type="float" office:value="3886.3877845" calcext:value-type="float">
            <text:p>3886,3877845</text:p>
          </table:table-cell>
        </table:table-row>
        <table:table-row table:style-name="ro1">
          <table:table-cell office:value-type="string" calcext:value-type="string">
            <text:p>2023-01-07 17:07:01</text:p>
          </table:table-cell>
          <table:table-cell office:value-type="float" office:value="3635.57" calcext:value-type="float">
            <text:p>3635,57</text:p>
          </table:table-cell>
          <table:table-cell office:value-type="float" office:value="1.640625" calcext:value-type="float">
            <text:p>1,640625</text:p>
          </table:table-cell>
          <table:table-cell office:value-type="float" office:value="1.3657379" calcext:value-type="float">
            <text:p>1,365737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3.61719" calcext:value-type="float">
            <text:p>33,61719</text:p>
          </table:table-cell>
          <table:table-cell/>
          <table:table-cell table:formula="of:=SUM([.B95:.G95])" office:value-type="float" office:value="3762.1935529" calcext:value-type="float">
            <text:p>3762,1935529</text:p>
          </table:table-cell>
        </table:table-row>
        <table:table-row table:style-name="ro1">
          <table:table-cell office:value-type="string" calcext:value-type="string">
            <text:p>2023-01-07 17:07:00</text:p>
          </table:table-cell>
          <table:table-cell office:value-type="float" office:value="3434.277" calcext:value-type="float">
            <text:p>3434,277</text:p>
          </table:table-cell>
          <table:table-cell office:value-type="float" office:value="1.546875" calcext:value-type="float">
            <text:p>1,546875</text:p>
          </table:table-cell>
          <table:table-cell office:value-type="float" office:value="1.3329773" calcext:value-type="float">
            <text:p>1,332977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3.61719" calcext:value-type="float">
            <text:p>33,61719</text:p>
          </table:table-cell>
          <table:table-cell/>
          <table:table-cell table:formula="of:=SUM([.B96:.G96])" office:value-type="float" office:value="3560.7740423" calcext:value-type="float">
            <text:p>3560,7740423</text:p>
          </table:table-cell>
        </table:table-row>
        <table:table-row table:style-name="ro1">
          <table:table-cell office:value-type="string" calcext:value-type="string">
            <text:p>2023-01-07 17:06:59</text:p>
          </table:table-cell>
          <table:table-cell office:value-type="float" office:value="2966.41" calcext:value-type="float">
            <text:p>2966,41</text:p>
          </table:table-cell>
          <table:table-cell office:value-type="float" office:value="1.421875" calcext:value-type="float">
            <text:p>1,421875</text:p>
          </table:table-cell>
          <table:table-cell office:value-type="float" office:value="1.2648621" calcext:value-type="float">
            <text:p>1,264862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1.64062" calcext:value-type="float">
            <text:p>31,64062</text:p>
          </table:table-cell>
          <table:table-cell/>
          <table:table-cell table:formula="of:=SUM([.B97:.G97])" office:value-type="float" office:value="3104.7373571" calcext:value-type="float">
            <text:p>3104,7373571</text:p>
          </table:table-cell>
        </table:table-row>
        <table:table-row table:style-name="ro1">
          <table:table-cell office:value-type="string" calcext:value-type="string">
            <text:p>2023-01-07 17:06:58</text:p>
          </table:table-cell>
          <table:table-cell office:value-type="float" office:value="1826.32" calcext:value-type="float">
            <text:p>1826,32</text:p>
          </table:table-cell>
          <table:table-cell office:value-type="float" office:value="1.34375" calcext:value-type="float">
            <text:p>1,34375</text:p>
          </table:table-cell>
          <table:table-cell office:value-type="float" office:value="1.2221146" calcext:value-type="float">
            <text:p>1,222114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98:.G98])" office:value-type="float" office:value="1942.6983646" calcext:value-type="float">
            <text:p>1942,6983646</text:p>
          </table:table-cell>
        </table:table-row>
        <table:table-row table:style-name="ro1">
          <table:table-cell office:value-type="string" calcext:value-type="string">
            <text:p>2023-01-07 17:06:57</text:p>
          </table:table-cell>
          <table:table-cell office:value-type="float" office:value="923.5" calcext:value-type="float">
            <text:p>923,5</text:p>
          </table:table-cell>
          <table:table-cell office:value-type="float" office:value="1.078125" calcext:value-type="float">
            <text:p>1,078125</text:p>
          </table:table-cell>
          <table:table-cell office:value-type="float" office:value="1.0770187" calcext:value-type="float">
            <text:p>1,077018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7.53906" calcext:value-type="float">
            <text:p>47,53906</text:p>
          </table:table-cell>
          <table:table-cell/>
          <table:table-cell table:formula="of:=SUM([.B99:.G99])" office:value-type="float" office:value="1061.1942037" calcext:value-type="float">
            <text:p>1061,1942037</text:p>
          </table:table-cell>
        </table:table-row>
        <table:table-row table:style-name="ro1">
          <table:table-cell office:value-type="string" calcext:value-type="string">
            <text:p>2023-01-07 17:06:56</text:p>
          </table:table-cell>
          <table:table-cell office:value-type="float" office:value="0.2109375" calcext:value-type="float">
            <text:p>0,210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42041" calcext:value-type="float">
            <text:p>0,43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8906" calcext:value-type="float">
            <text:p>44,28906</text:p>
          </table:table-cell>
          <table:table-cell/>
          <table:table-cell table:formula="of:=SUM([.B100:.G100])" office:value-type="float" office:value="44.9498266" calcext:value-type="float">
            <text:p>44,9498266</text:p>
          </table:table-cell>
        </table:table-row>
        <table:table-row table:style-name="ro1">
          <table:table-cell office:value-type="string" calcext:value-type="string">
            <text:p>2023-01-07 17:06:55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42041" calcext:value-type="float">
            <text:p>0,43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8906" calcext:value-type="float">
            <text:p>44,28906</text:p>
          </table:table-cell>
          <table:table-cell/>
          <table:table-cell table:formula="of:=SUM([.B101:.G101])" office:value-type="float" office:value="44.9342016" calcext:value-type="float">
            <text:p>44,9342016</text:p>
          </table:table-cell>
        </table:table-row>
        <table:table-row table:style-name="ro1">
          <table:table-cell office:value-type="string" calcext:value-type="string">
            <text:p>2023-01-07 17:06:54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42041" calcext:value-type="float">
            <text:p>0,43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8906" calcext:value-type="float">
            <text:p>44,28906</text:p>
          </table:table-cell>
          <table:table-cell/>
          <table:table-cell table:formula="of:=SUM([.B102:.G102])" office:value-type="float" office:value="44.9342016" calcext:value-type="float">
            <text:p>44,9342016</text:p>
          </table:table-cell>
        </table:table-row>
        <table:table-row table:style-name="ro1">
          <table:table-cell office:value-type="string" calcext:value-type="string">
            <text:p>2023-01-07 17:06:53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42041" calcext:value-type="float">
            <text:p>0,43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8906" calcext:value-type="float">
            <text:p>44,28906</text:p>
          </table:table-cell>
          <table:table-cell/>
          <table:table-cell table:formula="of:=SUM([.B103:.G103])" office:value-type="float" office:value="44.9342016" calcext:value-type="float">
            <text:p>44,9342016</text:p>
          </table:table-cell>
        </table:table-row>
        <table:table-row table:style-name="ro1">
          <table:table-cell office:value-type="string" calcext:value-type="string">
            <text:p>2023-01-07 17:06:52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42041" calcext:value-type="float">
            <text:p>0,43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8906" calcext:value-type="float">
            <text:p>44,28906</text:p>
          </table:table-cell>
          <table:table-cell/>
          <table:table-cell table:formula="of:=SUM([.B104:.G104])" office:value-type="float" office:value="44.9342016" calcext:value-type="float">
            <text:p>44,9342016</text:p>
          </table:table-cell>
        </table:table-row>
        <table:table-row table:style-name="ro1">
          <table:table-cell office:value-type="string" calcext:value-type="string">
            <text:p>2023-01-07 17:06:51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42041" calcext:value-type="float">
            <text:p>0,43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8906" calcext:value-type="float">
            <text:p>44,28906</text:p>
          </table:table-cell>
          <table:table-cell/>
          <table:table-cell table:formula="of:=SUM([.B105:.G105])" office:value-type="float" office:value="44.9342016" calcext:value-type="float">
            <text:p>44,9342016</text:p>
          </table:table-cell>
        </table:table-row>
        <table:table-row table:style-name="ro1">
          <table:table-cell office:value-type="string" calcext:value-type="string">
            <text:p>2023-01-07 17:06:50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42041" calcext:value-type="float">
            <text:p>0,43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8906" calcext:value-type="float">
            <text:p>44,28906</text:p>
          </table:table-cell>
          <table:table-cell/>
          <table:table-cell table:formula="of:=SUM([.B106:.G106])" office:value-type="float" office:value="44.9342016" calcext:value-type="float">
            <text:p>44,9342016</text:p>
          </table:table-cell>
        </table:table-row>
        <table:table-row table:style-name="ro1">
          <table:table-cell office:value-type="string" calcext:value-type="string">
            <text:p>2023-01-07 17:06:49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42041" calcext:value-type="float">
            <text:p>0,43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8906" calcext:value-type="float">
            <text:p>44,28906</text:p>
          </table:table-cell>
          <table:table-cell/>
          <table:table-cell table:formula="of:=SUM([.B107:.G107])" office:value-type="float" office:value="44.9342016" calcext:value-type="float">
            <text:p>44,9342016</text:p>
          </table:table-cell>
        </table:table-row>
        <table:table-row table:style-name="ro1">
          <table:table-cell office:value-type="string" calcext:value-type="string">
            <text:p>2023-01-07 17:06:48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42041" calcext:value-type="float">
            <text:p>0,43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8906" calcext:value-type="float">
            <text:p>44,28906</text:p>
          </table:table-cell>
          <table:table-cell/>
          <table:table-cell table:formula="of:=SUM([.B108:.G108])" office:value-type="float" office:value="44.9342016" calcext:value-type="float">
            <text:p>44,9342016</text:p>
          </table:table-cell>
        </table:table-row>
        <table:table-row table:style-name="ro1">
          <table:table-cell office:value-type="string" calcext:value-type="string">
            <text:p>2023-01-07 17:06:47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42041" calcext:value-type="float">
            <text:p>0,43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8906" calcext:value-type="float">
            <text:p>44,28906</text:p>
          </table:table-cell>
          <table:table-cell/>
          <table:table-cell table:formula="of:=SUM([.B109:.G109])" office:value-type="float" office:value="44.9342016" calcext:value-type="float">
            <text:p>44,9342016</text:p>
          </table:table-cell>
        </table:table-row>
        <table:table-row table:style-name="ro1">
          <table:table-cell office:value-type="string" calcext:value-type="string">
            <text:p>2023-01-07 17:06:46</text:p>
          </table:table-cell>
          <table:table-cell office:value-type="float" office:value="4270.484" calcext:value-type="float">
            <text:p>4270,484</text:p>
          </table:table-cell>
          <table:table-cell office:value-type="float" office:value="2.953125" calcext:value-type="float">
            <text:p>2,953125</text:p>
          </table:table-cell>
          <table:table-cell office:value-type="float" office:value="2.111923" calcext:value-type="float">
            <text:p>2,1119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8.22266" calcext:value-type="float">
            <text:p>38,22266</text:p>
          </table:table-cell>
          <table:table-cell/>
          <table:table-cell table:formula="of:=SUM([.B110:.G110])" office:value-type="float" office:value="4379.771708" calcext:value-type="float">
            <text:p>4379,771708</text:p>
          </table:table-cell>
        </table:table-row>
        <table:table-row table:style-name="ro1">
          <table:table-cell office:value-type="string" calcext:value-type="string">
            <text:p>2023-01-07 17:06:45</text:p>
          </table:table-cell>
          <table:table-cell office:value-type="float" office:value="4249.215" calcext:value-type="float">
            <text:p>4249,215</text:p>
          </table:table-cell>
          <table:table-cell office:value-type="float" office:value="3.515625" calcext:value-type="float">
            <text:p>3,515625</text:p>
          </table:table-cell>
          <table:table-cell office:value-type="float" office:value="2.418701" calcext:value-type="float">
            <text:p>2,4187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8.22266" calcext:value-type="float">
            <text:p>38,22266</text:p>
          </table:table-cell>
          <table:table-cell/>
          <table:table-cell table:formula="of:=SUM([.B111:.G111])" office:value-type="float" office:value="4359.371986" calcext:value-type="float">
            <text:p>4359,371986</text:p>
          </table:table-cell>
        </table:table-row>
        <table:table-row table:style-name="ro1">
          <table:table-cell office:value-type="string" calcext:value-type="string">
            <text:p>2023-01-07 17:06:44</text:p>
          </table:table-cell>
          <table:table-cell office:value-type="float" office:value="4154.801" calcext:value-type="float">
            <text:p>4154,801</text:p>
          </table:table-cell>
          <table:table-cell office:value-type="float" office:value="4.28125" calcext:value-type="float">
            <text:p>4,28125</text:p>
          </table:table-cell>
          <table:table-cell office:value-type="float" office:value="2.820953" calcext:value-type="float">
            <text:p>2,82095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3.71875" calcext:value-type="float">
            <text:p>33,71875</text:p>
          </table:table-cell>
          <table:table-cell/>
          <table:table-cell table:formula="of:=SUM([.B112:.G112])" office:value-type="float" office:value="4261.621953" calcext:value-type="float">
            <text:p>4261,621953</text:p>
          </table:table-cell>
        </table:table-row>
        <table:table-row table:style-name="ro1">
          <table:table-cell office:value-type="string" calcext:value-type="string">
            <text:p>2023-01-07 17:06:43</text:p>
          </table:table-cell>
          <table:table-cell office:value-type="float" office:value="4086.195" calcext:value-type="float">
            <text:p>4086,195</text:p>
          </table:table-cell>
          <table:table-cell office:value-type="float" office:value="4.28125" calcext:value-type="float">
            <text:p>4,28125</text:p>
          </table:table-cell>
          <table:table-cell office:value-type="float" office:value="2.820953" calcext:value-type="float">
            <text:p>2,82095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3.71875" calcext:value-type="float">
            <text:p>33,71875</text:p>
          </table:table-cell>
          <table:table-cell/>
          <table:table-cell table:formula="of:=SUM([.B113:.G113])" office:value-type="float" office:value="4193.015953" calcext:value-type="float">
            <text:p>4193,015953</text:p>
          </table:table-cell>
        </table:table-row>
        <table:table-row table:style-name="ro1">
          <table:table-cell office:value-type="string" calcext:value-type="string">
            <text:p>2023-01-07 17:06:42</text:p>
          </table:table-cell>
          <table:table-cell office:value-type="float" office:value="4196.117" calcext:value-type="float">
            <text:p>4196,117</text:p>
          </table:table-cell>
          <table:table-cell office:value-type="float" office:value="4.28125" calcext:value-type="float">
            <text:p>4,28125</text:p>
          </table:table-cell>
          <table:table-cell office:value-type="float" office:value="2.820953" calcext:value-type="float">
            <text:p>2,82095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3.71875" calcext:value-type="float">
            <text:p>33,71875</text:p>
          </table:table-cell>
          <table:table-cell/>
          <table:table-cell table:formula="of:=SUM([.B114:.G114])" office:value-type="float" office:value="4302.937953" calcext:value-type="float">
            <text:p>4302,937953</text:p>
          </table:table-cell>
        </table:table-row>
        <table:table-row table:style-name="ro1">
          <table:table-cell office:value-type="string" calcext:value-type="string">
            <text:p>2023-01-07 17:06:41</text:p>
          </table:table-cell>
          <table:table-cell office:value-type="float" office:value="4273.449" calcext:value-type="float">
            <text:p>4273,449</text:p>
          </table:table-cell>
          <table:table-cell office:value-type="float" office:value="4.265625" calcext:value-type="float">
            <text:p>4,265625</text:p>
          </table:table-cell>
          <table:table-cell office:value-type="float" office:value="2.812439" calcext:value-type="float">
            <text:p>2,81243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.917969" calcext:value-type="float">
            <text:p>14,917969</text:p>
          </table:table-cell>
          <table:table-cell/>
          <table:table-cell table:formula="of:=SUM([.B115:.G115])" office:value-type="float" office:value="4361.445033" calcext:value-type="float">
            <text:p>4361,445033</text:p>
          </table:table-cell>
        </table:table-row>
        <table:table-row table:style-name="ro1">
          <table:table-cell office:value-type="string" calcext:value-type="string">
            <text:p>2023-01-07 17:06:40</text:p>
          </table:table-cell>
          <table:table-cell office:value-type="float" office:value="4273.281" calcext:value-type="float">
            <text:p>4273,281</text:p>
          </table:table-cell>
          <table:table-cell office:value-type="float" office:value="4.265625" calcext:value-type="float">
            <text:p>4,265625</text:p>
          </table:table-cell>
          <table:table-cell office:value-type="float" office:value="2.812439" calcext:value-type="float">
            <text:p>2,81243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1.85938" calcext:value-type="float">
            <text:p>31,85938</text:p>
          </table:table-cell>
          <table:table-cell/>
          <table:table-cell table:formula="of:=SUM([.B116:.G116])" office:value-type="float" office:value="4378.218444" calcext:value-type="float">
            <text:p>4378,218444</text:p>
          </table:table-cell>
        </table:table-row>
        <table:table-row table:style-name="ro1">
          <table:table-cell office:value-type="string" calcext:value-type="string">
            <text:p>2023-01-07 17:06:39</text:p>
          </table:table-cell>
          <table:table-cell office:value-type="float" office:value="4272.895" calcext:value-type="float">
            <text:p>4272,895</text:p>
          </table:table-cell>
          <table:table-cell office:value-type="float" office:value="4.25" calcext:value-type="float">
            <text:p>4,25</text:p>
          </table:table-cell>
          <table:table-cell office:value-type="float" office:value="2.803925" calcext:value-type="float">
            <text:p>2,8039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1.85938" calcext:value-type="float">
            <text:p>31,85938</text:p>
          </table:table-cell>
          <table:table-cell/>
          <table:table-cell table:formula="of:=SUM([.B117:.G117])" office:value-type="float" office:value="4377.808305" calcext:value-type="float">
            <text:p>4377,808305</text:p>
          </table:table-cell>
        </table:table-row>
        <table:table-row table:style-name="ro1">
          <table:table-cell office:value-type="string" calcext:value-type="string">
            <text:p>2023-01-07 17:06:38</text:p>
          </table:table-cell>
          <table:table-cell office:value-type="float" office:value="4273.863" calcext:value-type="float">
            <text:p>4273,863</text:p>
          </table:table-cell>
          <table:table-cell office:value-type="float" office:value="4.25" calcext:value-type="float">
            <text:p>4,25</text:p>
          </table:table-cell>
          <table:table-cell office:value-type="float" office:value="2.803925" calcext:value-type="float">
            <text:p>2,80392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1.85938" calcext:value-type="float">
            <text:p>31,85938</text:p>
          </table:table-cell>
          <table:table-cell/>
          <table:table-cell table:formula="of:=SUM([.B118:.G118])" office:value-type="float" office:value="4378.776305" calcext:value-type="float">
            <text:p>4378,776305</text:p>
          </table:table-cell>
        </table:table-row>
        <table:table-row table:style-name="ro1">
          <table:table-cell office:value-type="string" calcext:value-type="string">
            <text:p>2023-01-07 17:06:37</text:p>
          </table:table-cell>
          <table:table-cell office:value-type="float" office:value="4273" calcext:value-type="float">
            <text:p>4273</text:p>
          </table:table-cell>
          <table:table-cell office:value-type="float" office:value="4.203125" calcext:value-type="float">
            <text:p>4,203125</text:p>
          </table:table-cell>
          <table:table-cell office:value-type="float" office:value="2.778381" calcext:value-type="float">
            <text:p>2,77838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1.85938" calcext:value-type="float">
            <text:p>31,85938</text:p>
          </table:table-cell>
          <table:table-cell/>
          <table:table-cell table:formula="of:=SUM([.B119:.G119])" office:value-type="float" office:value="4377.840886" calcext:value-type="float">
            <text:p>4377,840886</text:p>
          </table:table-cell>
        </table:table-row>
        <table:table-row table:style-name="ro1">
          <table:table-cell office:value-type="string" calcext:value-type="string">
            <text:p>2023-01-07 17:06:36</text:p>
          </table:table-cell>
          <table:table-cell office:value-type="float" office:value="4270.066" calcext:value-type="float">
            <text:p>4270,066</text:p>
          </table:table-cell>
          <table:table-cell office:value-type="float" office:value="4.078125" calcext:value-type="float">
            <text:p>4,078125</text:p>
          </table:table-cell>
          <table:table-cell office:value-type="float" office:value="2.709915" calcext:value-type="float">
            <text:p>2,70991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1.85938" calcext:value-type="float">
            <text:p>31,85938</text:p>
          </table:table-cell>
          <table:table-cell/>
          <table:table-cell table:formula="of:=SUM([.B120:.G120])" office:value-type="float" office:value="4374.71342" calcext:value-type="float">
            <text:p>4374,71342</text:p>
          </table:table-cell>
        </table:table-row>
        <table:table-row table:style-name="ro1">
          <table:table-cell office:value-type="string" calcext:value-type="string">
            <text:p>2023-01-07 17:06:35</text:p>
          </table:table-cell>
          <table:table-cell office:value-type="float" office:value="4268.656" calcext:value-type="float">
            <text:p>4268,656</text:p>
          </table:table-cell>
          <table:table-cell office:value-type="float" office:value="4.015625" calcext:value-type="float">
            <text:p>4,015625</text:p>
          </table:table-cell>
          <table:table-cell office:value-type="float" office:value="2.676208" calcext:value-type="float">
            <text:p>2,67620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1.85938" calcext:value-type="float">
            <text:p>31,85938</text:p>
          </table:table-cell>
          <table:table-cell/>
          <table:table-cell table:formula="of:=SUM([.B121:.G121])" office:value-type="float" office:value="4373.207213" calcext:value-type="float">
            <text:p>4373,207213</text:p>
          </table:table-cell>
        </table:table-row>
        <table:table-row table:style-name="ro1">
          <table:table-cell office:value-type="string" calcext:value-type="string">
            <text:p>2023-01-07 17:06:34</text:p>
          </table:table-cell>
          <table:table-cell office:value-type="float" office:value="4268.621" calcext:value-type="float">
            <text:p>4268,621</text:p>
          </table:table-cell>
          <table:table-cell office:value-type="float" office:value="4.015625" calcext:value-type="float">
            <text:p>4,015625</text:p>
          </table:table-cell>
          <table:table-cell office:value-type="float" office:value="2.676208" calcext:value-type="float">
            <text:p>2,67620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1.85938" calcext:value-type="float">
            <text:p>31,85938</text:p>
          </table:table-cell>
          <table:table-cell/>
          <table:table-cell table:formula="of:=SUM([.B122:.G122])" office:value-type="float" office:value="4373.172213" calcext:value-type="float">
            <text:p>4373,172213</text:p>
          </table:table-cell>
        </table:table-row>
        <table:table-row table:style-name="ro1">
          <table:table-cell office:value-type="string" calcext:value-type="string">
            <text:p>2023-01-07 17:06:33</text:p>
          </table:table-cell>
          <table:table-cell office:value-type="float" office:value="4192.102" calcext:value-type="float">
            <text:p>4192,102</text:p>
          </table:table-cell>
          <table:table-cell office:value-type="float" office:value="4" calcext:value-type="float">
            <text:p>4</text:p>
          </table:table-cell>
          <table:table-cell office:value-type="float" office:value="2.667694" calcext:value-type="float">
            <text:p>2,66769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1.85938" calcext:value-type="float">
            <text:p>31,85938</text:p>
          </table:table-cell>
          <table:table-cell/>
          <table:table-cell table:formula="of:=SUM([.B123:.G123])" office:value-type="float" office:value="4296.629074" calcext:value-type="float">
            <text:p>4296,629074</text:p>
          </table:table-cell>
        </table:table-row>
        <table:table-row table:style-name="ro1">
          <table:table-cell office:value-type="string" calcext:value-type="string">
            <text:p>2023-01-07 17:06:32</text:p>
          </table:table-cell>
          <table:table-cell office:value-type="float" office:value="4067.773" calcext:value-type="float">
            <text:p>4067,773</text:p>
          </table:table-cell>
          <table:table-cell office:value-type="float" office:value="3.96875" calcext:value-type="float">
            <text:p>3,96875</text:p>
          </table:table-cell>
          <table:table-cell office:value-type="float" office:value="2.650665" calcext:value-type="float">
            <text:p>2,65066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1.85938" calcext:value-type="float">
            <text:p>31,85938</text:p>
          </table:table-cell>
          <table:table-cell/>
          <table:table-cell table:formula="of:=SUM([.B124:.G124])" office:value-type="float" office:value="4172.251795" calcext:value-type="float">
            <text:p>4172,251795</text:p>
          </table:table-cell>
        </table:table-row>
        <table:table-row table:style-name="ro1">
          <table:table-cell office:value-type="string" calcext:value-type="string">
            <text:p>2023-01-07 17:06:31</text:p>
          </table:table-cell>
          <table:table-cell office:value-type="float" office:value="4082.777" calcext:value-type="float">
            <text:p>4082,777</text:p>
          </table:table-cell>
          <table:table-cell office:value-type="float" office:value="3.96875" calcext:value-type="float">
            <text:p>3,96875</text:p>
          </table:table-cell>
          <table:table-cell office:value-type="float" office:value="2.650665" calcext:value-type="float">
            <text:p>2,65066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1.85938" calcext:value-type="float">
            <text:p>31,85938</text:p>
          </table:table-cell>
          <table:table-cell/>
          <table:table-cell table:formula="of:=SUM([.B125:.G125])" office:value-type="float" office:value="4187.255795" calcext:value-type="float">
            <text:p>4187,255795</text:p>
          </table:table-cell>
        </table:table-row>
        <table:table-row table:style-name="ro1">
          <table:table-cell office:value-type="string" calcext:value-type="string">
            <text:p>2023-01-07 17:06:30</text:p>
          </table:table-cell>
          <table:table-cell office:value-type="float" office:value="4200.195" calcext:value-type="float">
            <text:p>4200,195</text:p>
          </table:table-cell>
          <table:table-cell office:value-type="float" office:value="3.9375" calcext:value-type="float">
            <text:p>3,9375</text:p>
          </table:table-cell>
          <table:table-cell office:value-type="float" office:value="2.633636" calcext:value-type="float">
            <text:p>2,63363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3.87891" calcext:value-type="float">
            <text:p>23,87891</text:p>
          </table:table-cell>
          <table:table-cell/>
          <table:table-cell table:formula="of:=SUM([.B126:.G126])" office:value-type="float" office:value="4296.645046" calcext:value-type="float">
            <text:p>4296,645046</text:p>
          </table:table-cell>
        </table:table-row>
        <table:table-row table:style-name="ro1">
          <table:table-cell office:value-type="string" calcext:value-type="string">
            <text:p>2023-01-07 17:06:29</text:p>
          </table:table-cell>
          <table:table-cell office:value-type="float" office:value="4262.668" calcext:value-type="float">
            <text:p>4262,668</text:p>
          </table:table-cell>
          <table:table-cell office:value-type="float" office:value="3.90625" calcext:value-type="float">
            <text:p>3,90625</text:p>
          </table:table-cell>
          <table:table-cell office:value-type="float" office:value="2.616608" calcext:value-type="float">
            <text:p>2,61660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8.95312" calcext:value-type="float">
            <text:p>18,95312</text:p>
          </table:table-cell>
          <table:table-cell/>
          <table:table-cell table:formula="of:=SUM([.B127:.G127])" office:value-type="float" office:value="4354.143978" calcext:value-type="float">
            <text:p>4354,143978</text:p>
          </table:table-cell>
        </table:table-row>
        <table:table-row table:style-name="ro1">
          <table:table-cell office:value-type="string" calcext:value-type="string">
            <text:p>2023-01-07 17:06:28</text:p>
          </table:table-cell>
          <table:table-cell office:value-type="float" office:value="4272.82" calcext:value-type="float">
            <text:p>4272,82</text:p>
          </table:table-cell>
          <table:table-cell office:value-type="float" office:value="3.796875" calcext:value-type="float">
            <text:p>3,796875</text:p>
          </table:table-cell>
          <table:table-cell office:value-type="float" office:value="2.557007" calcext:value-type="float">
            <text:p>2,55700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.292969" calcext:value-type="float">
            <text:p>12,292969</text:p>
          </table:table-cell>
          <table:table-cell/>
          <table:table-cell table:formula="of:=SUM([.B128:.G128])" office:value-type="float" office:value="4357.466851" calcext:value-type="float">
            <text:p>4357,466851</text:p>
          </table:table-cell>
        </table:table-row>
        <table:table-row table:style-name="ro1">
          <table:table-cell office:value-type="string" calcext:value-type="string">
            <text:p>2023-01-07 17:06:27</text:p>
          </table:table-cell>
          <table:table-cell office:value-type="float" office:value="4273.051" calcext:value-type="float">
            <text:p>4273,051</text:p>
          </table:table-cell>
          <table:table-cell office:value-type="float" office:value="3.703125" calcext:value-type="float">
            <text:p>3,703125</text:p>
          </table:table-cell>
          <table:table-cell office:value-type="float" office:value="2.50592" calcext:value-type="float">
            <text:p>2,5059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.292969" calcext:value-type="float">
            <text:p>12,292969</text:p>
          </table:table-cell>
          <table:table-cell/>
          <table:table-cell table:formula="of:=SUM([.B129:.G129])" office:value-type="float" office:value="4357.553014" calcext:value-type="float">
            <text:p>4357,553014</text:p>
          </table:table-cell>
        </table:table-row>
        <table:table-row table:style-name="ro1">
          <table:table-cell office:value-type="string" calcext:value-type="string">
            <text:p>2023-01-07 17:06:26</text:p>
          </table:table-cell>
          <table:table-cell office:value-type="float" office:value="4274.039" calcext:value-type="float">
            <text:p>4274,039</text:p>
          </table:table-cell>
          <table:table-cell office:value-type="float" office:value="3.703125" calcext:value-type="float">
            <text:p>3,703125</text:p>
          </table:table-cell>
          <table:table-cell office:value-type="float" office:value="2.50592" calcext:value-type="float">
            <text:p>2,5059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.292969" calcext:value-type="float">
            <text:p>12,292969</text:p>
          </table:table-cell>
          <table:table-cell/>
          <table:table-cell table:formula="of:=SUM([.B130:.G130])" office:value-type="float" office:value="4358.541014" calcext:value-type="float">
            <text:p>4358,541014</text:p>
          </table:table-cell>
        </table:table-row>
        <table:table-row table:style-name="ro1">
          <table:table-cell office:value-type="string" calcext:value-type="string">
            <text:p>2023-01-07 17:06:25</text:p>
          </table:table-cell>
          <table:table-cell office:value-type="float" office:value="4273.777" calcext:value-type="float">
            <text:p>4273,777</text:p>
          </table:table-cell>
          <table:table-cell office:value-type="float" office:value="3.671875" calcext:value-type="float">
            <text:p>3,671875</text:p>
          </table:table-cell>
          <table:table-cell office:value-type="float" office:value="2.488892" calcext:value-type="float">
            <text:p>2,48889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.292969" calcext:value-type="float">
            <text:p>12,292969</text:p>
          </table:table-cell>
          <table:table-cell/>
          <table:table-cell table:formula="of:=SUM([.B131:.G131])" office:value-type="float" office:value="4358.230736" calcext:value-type="float">
            <text:p>4358,230736</text:p>
          </table:table-cell>
        </table:table-row>
        <table:table-row table:style-name="ro1">
          <table:table-cell office:value-type="string" calcext:value-type="string">
            <text:p>2023-01-07 17:06:24</text:p>
          </table:table-cell>
          <table:table-cell office:value-type="float" office:value="4273.309" calcext:value-type="float">
            <text:p>4273,309</text:p>
          </table:table-cell>
          <table:table-cell office:value-type="float" office:value="3.640625" calcext:value-type="float">
            <text:p>3,640625</text:p>
          </table:table-cell>
          <table:table-cell office:value-type="float" office:value="2.471863" calcext:value-type="float">
            <text:p>2,47186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.324219" calcext:value-type="float">
            <text:p>12,324219</text:p>
          </table:table-cell>
          <table:table-cell/>
          <table:table-cell table:formula="of:=SUM([.B132:.G132])" office:value-type="float" office:value="4357.745707" calcext:value-type="float">
            <text:p>4357,745707</text:p>
          </table:table-cell>
        </table:table-row>
        <table:table-row table:style-name="ro1">
          <table:table-cell office:value-type="string" calcext:value-type="string">
            <text:p>2023-01-07 17:06:23</text:p>
          </table:table-cell>
          <table:table-cell office:value-type="float" office:value="4273.246" calcext:value-type="float">
            <text:p>4273,246</text:p>
          </table:table-cell>
          <table:table-cell office:value-type="float" office:value="3.625" calcext:value-type="float">
            <text:p>3,625</text:p>
          </table:table-cell>
          <table:table-cell office:value-type="float" office:value="2.463348" calcext:value-type="float">
            <text:p>2,46334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.433594" calcext:value-type="float">
            <text:p>11,433594</text:p>
          </table:table-cell>
          <table:table-cell/>
          <table:table-cell table:formula="of:=SUM([.B133:.G133])" office:value-type="float" office:value="4356.767942" calcext:value-type="float">
            <text:p>4356,767942</text:p>
          </table:table-cell>
        </table:table-row>
        <table:table-row table:style-name="ro1">
          <table:table-cell office:value-type="string" calcext:value-type="string">
            <text:p>2023-01-07 17:06:22</text:p>
          </table:table-cell>
          <table:table-cell office:value-type="float" office:value="4273.523" calcext:value-type="float">
            <text:p>4273,523</text:p>
          </table:table-cell>
          <table:table-cell office:value-type="float" office:value="3.625" calcext:value-type="float">
            <text:p>3,625</text:p>
          </table:table-cell>
          <table:table-cell office:value-type="float" office:value="2.463348" calcext:value-type="float">
            <text:p>2,46334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.140625" calcext:value-type="float">
            <text:p>8,140625</text:p>
          </table:table-cell>
          <table:table-cell/>
          <table:table-cell table:formula="of:=SUM([.B134:.G134])" office:value-type="float" office:value="4353.751973" calcext:value-type="float">
            <text:p>4353,751973</text:p>
          </table:table-cell>
        </table:table-row>
        <table:table-row table:style-name="ro1">
          <table:table-cell office:value-type="string" calcext:value-type="string">
            <text:p>2023-01-07 17:06:21</text:p>
          </table:table-cell>
          <table:table-cell office:value-type="float" office:value="4274.477" calcext:value-type="float">
            <text:p>4274,477</text:p>
          </table:table-cell>
          <table:table-cell office:value-type="float" office:value="3.5625" calcext:value-type="float">
            <text:p>3,5625</text:p>
          </table:table-cell>
          <table:table-cell office:value-type="float" office:value="2.429291" calcext:value-type="float">
            <text:p>2,42929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0.84766" calcext:value-type="float">
            <text:p>20,84766</text:p>
          </table:table-cell>
          <table:table-cell/>
          <table:table-cell table:formula="of:=SUM([.B135:.G135])" office:value-type="float" office:value="4367.316451" calcext:value-type="float">
            <text:p>4367,316451</text:p>
          </table:table-cell>
        </table:table-row>
        <table:table-row table:style-name="ro1">
          <table:table-cell office:value-type="string" calcext:value-type="string">
            <text:p>2023-01-07 17:06:20</text:p>
          </table:table-cell>
          <table:table-cell office:value-type="float" office:value="4274.727" calcext:value-type="float">
            <text:p>4274,727</text:p>
          </table:table-cell>
          <table:table-cell office:value-type="float" office:value="3.5" calcext:value-type="float">
            <text:p>3,5</text:p>
          </table:table-cell>
          <table:table-cell office:value-type="float" office:value="2.395233" calcext:value-type="float">
            <text:p>2,3952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0.84766" calcext:value-type="float">
            <text:p>20,84766</text:p>
          </table:table-cell>
          <table:table-cell/>
          <table:table-cell table:formula="of:=SUM([.B136:.G136])" office:value-type="float" office:value="4367.469893" calcext:value-type="float">
            <text:p>4367,469893</text:p>
          </table:table-cell>
        </table:table-row>
        <table:table-row table:style-name="ro1">
          <table:table-cell office:value-type="string" calcext:value-type="string">
            <text:p>2023-01-07 17:06:19</text:p>
          </table:table-cell>
          <table:table-cell office:value-type="float" office:value="4276.34" calcext:value-type="float">
            <text:p>4276,34</text:p>
          </table:table-cell>
          <table:table-cell office:value-type="float" office:value="3.5" calcext:value-type="float">
            <text:p>3,5</text:p>
          </table:table-cell>
          <table:table-cell office:value-type="float" office:value="2.395012" calcext:value-type="float">
            <text:p>2,3950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7.67578" calcext:value-type="float">
            <text:p>37,67578</text:p>
          </table:table-cell>
          <table:table-cell/>
          <table:table-cell table:formula="of:=SUM([.B137:.G137])" office:value-type="float" office:value="4385.910792" calcext:value-type="float">
            <text:p>4385,910792</text:p>
          </table:table-cell>
        </table:table-row>
        <table:table-row table:style-name="ro1">
          <table:table-cell office:value-type="string" calcext:value-type="string">
            <text:p>2023-01-07 17:06:18</text:p>
          </table:table-cell>
          <table:table-cell office:value-type="float" office:value="4273.551" calcext:value-type="float">
            <text:p>4273,551</text:p>
          </table:table-cell>
          <table:table-cell office:value-type="float" office:value="3.109375" calcext:value-type="float">
            <text:p>3,109375</text:p>
          </table:table-cell>
          <table:table-cell office:value-type="float" office:value="2.182373" calcext:value-type="float">
            <text:p>2,18237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7.67578" calcext:value-type="float">
            <text:p>37,67578</text:p>
          </table:table-cell>
          <table:table-cell/>
          <table:table-cell table:formula="of:=SUM([.B138:.G138])" office:value-type="float" office:value="4382.518528" calcext:value-type="float">
            <text:p>4382,518528</text:p>
          </table:table-cell>
        </table:table-row>
        <table:table-row table:style-name="ro1">
          <table:table-cell office:value-type="string" calcext:value-type="string">
            <text:p>2023-01-07 17:06:17</text:p>
          </table:table-cell>
          <table:table-cell office:value-type="float" office:value="4271.258" calcext:value-type="float">
            <text:p>4271,258</text:p>
          </table:table-cell>
          <table:table-cell office:value-type="float" office:value="3" calcext:value-type="float">
            <text:p>3</text:p>
          </table:table-cell>
          <table:table-cell office:value-type="float" office:value="2.122772" calcext:value-type="float">
            <text:p>2,12277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.78516" calcext:value-type="float">
            <text:p>34,78516</text:p>
          </table:table-cell>
          <table:table-cell/>
          <table:table-cell table:formula="of:=SUM([.B139:.G139])" office:value-type="float" office:value="4377.165932" calcext:value-type="float">
            <text:p>4377,165932</text:p>
          </table:table-cell>
        </table:table-row>
        <table:table-row table:style-name="ro1">
          <table:table-cell office:value-type="string" calcext:value-type="string">
            <text:p>2023-01-07 17:06:16</text:p>
          </table:table-cell>
          <table:table-cell office:value-type="float" office:value="4271.973" calcext:value-type="float">
            <text:p>4271,973</text:p>
          </table:table-cell>
          <table:table-cell office:value-type="float" office:value="2.984375" calcext:value-type="float">
            <text:p>2,984375</text:p>
          </table:table-cell>
          <table:table-cell office:value-type="float" office:value="2.114258" calcext:value-type="float">
            <text:p>2,11425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.78516" calcext:value-type="float">
            <text:p>34,78516</text:p>
          </table:table-cell>
          <table:table-cell/>
          <table:table-cell table:formula="of:=SUM([.B140:.G140])" office:value-type="float" office:value="4377.856793" calcext:value-type="float">
            <text:p>4377,856793</text:p>
          </table:table-cell>
        </table:table-row>
        <table:table-row table:style-name="ro1">
          <table:table-cell office:value-type="string" calcext:value-type="string">
            <text:p>2023-01-07 17:06:15</text:p>
          </table:table-cell>
          <table:table-cell office:value-type="float" office:value="4275.453" calcext:value-type="float">
            <text:p>4275,453</text:p>
          </table:table-cell>
          <table:table-cell office:value-type="float" office:value="2.921875" calcext:value-type="float">
            <text:p>2,921875</text:p>
          </table:table-cell>
          <table:table-cell office:value-type="float" office:value="2.079628" calcext:value-type="float">
            <text:p>2,0796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.78516" calcext:value-type="float">
            <text:p>34,78516</text:p>
          </table:table-cell>
          <table:table-cell/>
          <table:table-cell table:formula="of:=SUM([.B141:.G141])" office:value-type="float" office:value="4381.239663" calcext:value-type="float">
            <text:p>4381,239663</text:p>
          </table:table-cell>
        </table:table-row>
        <table:table-row table:style-name="ro1">
          <table:table-cell office:value-type="string" calcext:value-type="string">
            <text:p>2023-01-07 17:06:14</text:p>
          </table:table-cell>
          <table:table-cell office:value-type="float" office:value="4251.34" calcext:value-type="float">
            <text:p>4251,34</text:p>
          </table:table-cell>
          <table:table-cell office:value-type="float" office:value="2.78125" calcext:value-type="float">
            <text:p>2,78125</text:p>
          </table:table-cell>
          <table:table-cell office:value-type="float" office:value="2.003349" calcext:value-type="float">
            <text:p>2,00334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2.39062" calcext:value-type="float">
            <text:p>32,39062</text:p>
          </table:table-cell>
          <table:table-cell/>
          <table:table-cell table:formula="of:=SUM([.B142:.G142])" office:value-type="float" office:value="4354.515219" calcext:value-type="float">
            <text:p>4354,515219</text:p>
          </table:table-cell>
        </table:table-row>
        <table:table-row table:style-name="ro1">
          <table:table-cell office:value-type="string" calcext:value-type="string">
            <text:p>2023-01-07 17:06:13</text:p>
          </table:table-cell>
          <table:table-cell office:value-type="float" office:value="4164.16" calcext:value-type="float">
            <text:p>4164,16</text:p>
          </table:table-cell>
          <table:table-cell office:value-type="float" office:value="2.65625" calcext:value-type="float">
            <text:p>2,65625</text:p>
          </table:table-cell>
          <table:table-cell office:value-type="float" office:value="1.935455" calcext:value-type="float">
            <text:p>1,93545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2.39062" calcext:value-type="float">
            <text:p>32,39062</text:p>
          </table:table-cell>
          <table:table-cell/>
          <table:table-cell table:formula="of:=SUM([.B143:.G143])" office:value-type="float" office:value="4267.142325" calcext:value-type="float">
            <text:p>4267,142325</text:p>
          </table:table-cell>
        </table:table-row>
        <table:table-row table:style-name="ro1">
          <table:table-cell office:value-type="string" calcext:value-type="string">
            <text:p>2023-01-07 17:06:12</text:p>
          </table:table-cell>
          <table:table-cell office:value-type="float" office:value="4174.27" calcext:value-type="float">
            <text:p>4174,27</text:p>
          </table:table-cell>
          <table:table-cell office:value-type="float" office:value="2.65625" calcext:value-type="float">
            <text:p>2,65625</text:p>
          </table:table-cell>
          <table:table-cell office:value-type="float" office:value="1.935455" calcext:value-type="float">
            <text:p>1,93545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7.09375" calcext:value-type="float">
            <text:p>27,09375</text:p>
          </table:table-cell>
          <table:table-cell/>
          <table:table-cell table:formula="of:=SUM([.B144:.G144])" office:value-type="float" office:value="4271.955455" calcext:value-type="float">
            <text:p>4271,955455</text:p>
          </table:table-cell>
        </table:table-row>
        <table:table-row table:style-name="ro1">
          <table:table-cell office:value-type="string" calcext:value-type="string">
            <text:p>2023-01-07 17:06:11</text:p>
          </table:table-cell>
          <table:table-cell office:value-type="float" office:value="4106.254" calcext:value-type="float">
            <text:p>4106,254</text:p>
          </table:table-cell>
          <table:table-cell office:value-type="float" office:value="2.546875" calcext:value-type="float">
            <text:p>2,546875</text:p>
          </table:table-cell>
          <table:table-cell office:value-type="float" office:value="1.911392" calcext:value-type="float">
            <text:p>1,91139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0.65625" calcext:value-type="float">
            <text:p>30,65625</text:p>
          </table:table-cell>
          <table:table-cell/>
          <table:table-cell table:formula="of:=SUM([.B145:.G145])" office:value-type="float" office:value="4207.368517" calcext:value-type="float">
            <text:p>4207,368517</text:p>
          </table:table-cell>
        </table:table-row>
        <table:table-row table:style-name="ro1">
          <table:table-cell office:value-type="string" calcext:value-type="string">
            <text:p>2023-01-07 17:06:10</text:p>
          </table:table-cell>
          <table:table-cell office:value-type="float" office:value="3933.578" calcext:value-type="float">
            <text:p>3933,578</text:p>
          </table:table-cell>
          <table:table-cell office:value-type="float" office:value="2.390625" calcext:value-type="float">
            <text:p>2,390625</text:p>
          </table:table-cell>
          <table:table-cell office:value-type="float" office:value="1.855759" calcext:value-type="float">
            <text:p>1,85575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0.65625" calcext:value-type="float">
            <text:p>30,65625</text:p>
          </table:table-cell>
          <table:table-cell/>
          <table:table-cell table:formula="of:=SUM([.B146:.G146])" office:value-type="float" office:value="4034.480634" calcext:value-type="float">
            <text:p>4034,480634</text:p>
          </table:table-cell>
        </table:table-row>
        <table:table-row table:style-name="ro1">
          <table:table-cell office:value-type="string" calcext:value-type="string">
            <text:p>2023-01-07 17:06:09</text:p>
          </table:table-cell>
          <table:table-cell office:value-type="float" office:value="3775.16" calcext:value-type="float">
            <text:p>3775,16</text:p>
          </table:table-cell>
          <table:table-cell office:value-type="float" office:value="2.3125" calcext:value-type="float">
            <text:p>2,3125</text:p>
          </table:table-cell>
          <table:table-cell office:value-type="float" office:value="1.842346" calcext:value-type="float">
            <text:p>1,84234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0.65625" calcext:value-type="float">
            <text:p>30,65625</text:p>
          </table:table-cell>
          <table:table-cell/>
          <table:table-cell table:formula="of:=SUM([.B147:.G147])" office:value-type="float" office:value="3875.971096" calcext:value-type="float">
            <text:p>3875,971096</text:p>
          </table:table-cell>
        </table:table-row>
        <table:table-row table:style-name="ro1">
          <table:table-cell office:value-type="string" calcext:value-type="string">
            <text:p>2023-01-07 17:06:08</text:p>
          </table:table-cell>
          <table:table-cell office:value-type="float" office:value="3737.668" calcext:value-type="float">
            <text:p>3737,668</text:p>
          </table:table-cell>
          <table:table-cell office:value-type="float" office:value="2.265625" calcext:value-type="float">
            <text:p>2,265625</text:p>
          </table:table-cell>
          <table:table-cell office:value-type="float" office:value="1.819672" calcext:value-type="float">
            <text:p>1,81967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.65625" calcext:value-type="float">
            <text:p>30,65625</text:p>
          </table:table-cell>
          <table:table-cell/>
          <table:table-cell table:formula="of:=SUM([.B148:.G148])" office:value-type="float" office:value="3840.409547" calcext:value-type="float">
            <text:p>3840,409547</text:p>
          </table:table-cell>
        </table:table-row>
        <table:table-row table:style-name="ro1">
          <table:table-cell office:value-type="string" calcext:value-type="string">
            <text:p>2023-01-07 17:06:07</text:p>
          </table:table-cell>
          <table:table-cell office:value-type="float" office:value="4115.41" calcext:value-type="float">
            <text:p>4115,41</text:p>
          </table:table-cell>
          <table:table-cell office:value-type="float" office:value="2.234375" calcext:value-type="float">
            <text:p>2,234375</text:p>
          </table:table-cell>
          <table:table-cell office:value-type="float" office:value="1.705788" calcext:value-type="float">
            <text:p>1,70578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.359375" calcext:value-type="float">
            <text:p>13,359375</text:p>
          </table:table-cell>
          <table:table-cell/>
          <table:table-cell table:formula="of:=SUM([.B149:.G149])" office:value-type="float" office:value="4202.709538" calcext:value-type="float">
            <text:p>4202,709538</text:p>
          </table:table-cell>
        </table:table-row>
        <table:table-row table:style-name="ro1">
          <table:table-cell office:value-type="string" calcext:value-type="string">
            <text:p>2023-01-07 17:06:06</text:p>
          </table:table-cell>
          <table:table-cell office:value-type="float" office:value="4061.332" calcext:value-type="float">
            <text:p>4061,332</text:p>
          </table:table-cell>
          <table:table-cell office:value-type="float" office:value="2.234375" calcext:value-type="float">
            <text:p>2,234375</text:p>
          </table:table-cell>
          <table:table-cell office:value-type="float" office:value="1.710075" calcext:value-type="float">
            <text:p>1,71007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5.67578" calcext:value-type="float">
            <text:p>35,67578</text:p>
          </table:table-cell>
          <table:table-cell/>
          <table:table-cell table:formula="of:=SUM([.B150:.G150])" office:value-type="float" office:value="4180.95223" calcext:value-type="float">
            <text:p>4180,95223</text:p>
          </table:table-cell>
        </table:table-row>
        <table:table-row table:style-name="ro1">
          <table:table-cell office:value-type="string" calcext:value-type="string">
            <text:p>2023-01-07 17:06:05</text:p>
          </table:table-cell>
          <table:table-cell office:value-type="float" office:value="3999.902" calcext:value-type="float">
            <text:p>3999,902</text:p>
          </table:table-cell>
          <table:table-cell office:value-type="float" office:value="2.234375" calcext:value-type="float">
            <text:p>2,234375</text:p>
          </table:table-cell>
          <table:table-cell office:value-type="float" office:value="1.706635" calcext:value-type="float">
            <text:p>1,70663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5.51953" calcext:value-type="float">
            <text:p>35,51953</text:p>
          </table:table-cell>
          <table:table-cell/>
          <table:table-cell table:formula="of:=SUM([.B151:.G151])" office:value-type="float" office:value="4119.36254" calcext:value-type="float">
            <text:p>4119,36254</text:p>
          </table:table-cell>
        </table:table-row>
        <table:table-row table:style-name="ro1">
          <table:table-cell office:value-type="string" calcext:value-type="string">
            <text:p>2023-01-07 17:06:04</text:p>
          </table:table-cell>
          <table:table-cell office:value-type="float" office:value="3904.488" calcext:value-type="float">
            <text:p>3904,488</text:p>
          </table:table-cell>
          <table:table-cell office:value-type="float" office:value="1.953125" calcext:value-type="float">
            <text:p>1,953125</text:p>
          </table:table-cell>
          <table:table-cell office:value-type="float" office:value="1.5533752" calcext:value-type="float">
            <text:p>1,553375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5.51953" calcext:value-type="float">
            <text:p>35,51953</text:p>
          </table:table-cell>
          <table:table-cell/>
          <table:table-cell table:formula="of:=SUM([.B152:.G152])" office:value-type="float" office:value="4025.5140302" calcext:value-type="float">
            <text:p>4025,5140302</text:p>
          </table:table-cell>
        </table:table-row>
        <table:table-row table:style-name="ro1">
          <table:table-cell office:value-type="string" calcext:value-type="string">
            <text:p>2023-01-07 17:06:03</text:p>
          </table:table-cell>
          <table:table-cell office:value-type="float" office:value="3366.141" calcext:value-type="float">
            <text:p>3366,141</text:p>
          </table:table-cell>
          <table:table-cell office:value-type="float" office:value="1.625" calcext:value-type="float">
            <text:p>1,625</text:p>
          </table:table-cell>
          <table:table-cell office:value-type="float" office:value="1.373909" calcext:value-type="float">
            <text:p>1,37390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4.59375" calcext:value-type="float">
            <text:p>34,59375</text:p>
          </table:table-cell>
          <table:table-cell/>
          <table:table-cell table:formula="of:=SUM([.B153:.G153])" office:value-type="float" office:value="3507.733659" calcext:value-type="float">
            <text:p>3507,733659</text:p>
          </table:table-cell>
        </table:table-row>
        <table:table-row table:style-name="ro1">
          <table:table-cell office:value-type="string" calcext:value-type="string">
            <text:p>2023-01-07 17:06:02</text:p>
          </table:table-cell>
          <table:table-cell office:value-type="float" office:value="2466.625" calcext:value-type="float">
            <text:p>2466,625</text:p>
          </table:table-cell>
          <table:table-cell office:value-type="float" office:value="1.546875" calcext:value-type="float">
            <text:p>1,546875</text:p>
          </table:table-cell>
          <table:table-cell office:value-type="float" office:value="1.3312531" calcext:value-type="float">
            <text:p>1,331253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3.28516" calcext:value-type="float">
            <text:p>33,28516</text:p>
          </table:table-cell>
          <table:table-cell/>
          <table:table-cell table:formula="of:=SUM([.B154:.G154])" office:value-type="float" office:value="2600.7882881" calcext:value-type="float">
            <text:p>2600,7882881</text:p>
          </table:table-cell>
        </table:table-row>
        <table:table-row table:style-name="ro1">
          <table:table-cell office:value-type="string" calcext:value-type="string">
            <text:p>2023-01-07 17:06:01</text:p>
          </table:table-cell>
          <table:table-cell office:value-type="float" office:value="1062.5156" calcext:value-type="float">
            <text:p>1062,5156</text:p>
          </table:table-cell>
          <table:table-cell office:value-type="float" office:value="1.296875" calcext:value-type="float">
            <text:p>1,296875</text:p>
          </table:table-cell>
          <table:table-cell office:value-type="float" office:value="1.194046" calcext:value-type="float">
            <text:p>1,19404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7.35156" calcext:value-type="float">
            <text:p>37,35156</text:p>
          </table:table-cell>
          <table:table-cell/>
          <table:table-cell table:formula="of:=SUM([.B155:.G155])" office:value-type="float" office:value="1200.358081" calcext:value-type="float">
            <text:p>1200,358081</text:p>
          </table:table-cell>
        </table:table-row>
        <table:table-row table:style-name="ro1">
          <table:table-cell office:value-type="string" calcext:value-type="string">
            <text:p>2023-01-07 17:06:00</text:p>
          </table:table-cell>
          <table:table-cell office:value-type="float" office:value="0.2109375" calcext:value-type="float">
            <text:p>0,210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34488" calcext:value-type="float">
            <text:p>0,433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0234" calcext:value-type="float">
            <text:p>43,90234</text:p>
          </table:table-cell>
          <table:table-cell/>
          <table:table-cell table:formula="of:=SUM([.B156:.G156])" office:value-type="float" office:value="44.5623513" calcext:value-type="float">
            <text:p>44,5623513</text:p>
          </table:table-cell>
        </table:table-row>
        <table:table-row table:style-name="ro1">
          <table:table-cell office:value-type="string" calcext:value-type="string">
            <text:p>2023-01-07 17:05:59</text:p>
          </table:table-cell>
          <table:table-cell office:value-type="float" office:value="0.2109375" calcext:value-type="float">
            <text:p>0,210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34488" calcext:value-type="float">
            <text:p>0,433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0234" calcext:value-type="float">
            <text:p>43,90234</text:p>
          </table:table-cell>
          <table:table-cell/>
          <table:table-cell table:formula="of:=SUM([.B157:.G157])" office:value-type="float" office:value="44.5623513" calcext:value-type="float">
            <text:p>44,5623513</text:p>
          </table:table-cell>
        </table:table-row>
        <table:table-row table:style-name="ro1">
          <table:table-cell office:value-type="string" calcext:value-type="string">
            <text:p>2023-01-07 17:05:58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34488" calcext:value-type="float">
            <text:p>0,433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0234" calcext:value-type="float">
            <text:p>43,90234</text:p>
          </table:table-cell>
          <table:table-cell/>
          <table:table-cell table:formula="of:=SUM([.B158:.G158])" office:value-type="float" office:value="44.5467263" calcext:value-type="float">
            <text:p>44,5467263</text:p>
          </table:table-cell>
        </table:table-row>
        <table:table-row table:style-name="ro1">
          <table:table-cell office:value-type="string" calcext:value-type="string">
            <text:p>2023-01-07 17:05:57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34488" calcext:value-type="float">
            <text:p>0,433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0234" calcext:value-type="float">
            <text:p>43,90234</text:p>
          </table:table-cell>
          <table:table-cell/>
          <table:table-cell table:formula="of:=SUM([.B159:.G159])" office:value-type="float" office:value="44.5467263" calcext:value-type="float">
            <text:p>44,5467263</text:p>
          </table:table-cell>
        </table:table-row>
        <table:table-row table:style-name="ro1">
          <table:table-cell office:value-type="string" calcext:value-type="string">
            <text:p>2023-01-07 17:05:56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34488" calcext:value-type="float">
            <text:p>0,433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0234" calcext:value-type="float">
            <text:p>43,90234</text:p>
          </table:table-cell>
          <table:table-cell/>
          <table:table-cell table:formula="of:=SUM([.B160:.G160])" office:value-type="float" office:value="44.5467263" calcext:value-type="float">
            <text:p>44,5467263</text:p>
          </table:table-cell>
        </table:table-row>
        <table:table-row table:style-name="ro1">
          <table:table-cell office:value-type="string" calcext:value-type="string">
            <text:p>2023-01-07 17:05:55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34488" calcext:value-type="float">
            <text:p>0,433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0234" calcext:value-type="float">
            <text:p>43,90234</text:p>
          </table:table-cell>
          <table:table-cell/>
          <table:table-cell table:formula="of:=SUM([.B161:.G161])" office:value-type="float" office:value="44.5467263" calcext:value-type="float">
            <text:p>44,5467263</text:p>
          </table:table-cell>
        </table:table-row>
        <table:table-row table:style-name="ro1">
          <table:table-cell office:value-type="string" calcext:value-type="string">
            <text:p>2023-01-07 17:05:54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34488" calcext:value-type="float">
            <text:p>0,433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0234" calcext:value-type="float">
            <text:p>43,90234</text:p>
          </table:table-cell>
          <table:table-cell/>
          <table:table-cell table:formula="of:=SUM([.B162:.G162])" office:value-type="float" office:value="44.5467263" calcext:value-type="float">
            <text:p>44,5467263</text:p>
          </table:table-cell>
        </table:table-row>
        <table:table-row table:style-name="ro1">
          <table:table-cell office:value-type="string" calcext:value-type="string">
            <text:p>2023-01-07 17:05:53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34488" calcext:value-type="float">
            <text:p>0,433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0234" calcext:value-type="float">
            <text:p>43,90234</text:p>
          </table:table-cell>
          <table:table-cell/>
          <table:table-cell table:formula="of:=SUM([.B163:.G163])" office:value-type="float" office:value="44.5467263" calcext:value-type="float">
            <text:p>44,5467263</text:p>
          </table:table-cell>
        </table:table-row>
        <table:table-row table:style-name="ro1">
          <table:table-cell office:value-type="string" calcext:value-type="string">
            <text:p>2023-01-07 17:05:52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34488" calcext:value-type="float">
            <text:p>0,433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0234" calcext:value-type="float">
            <text:p>43,90234</text:p>
          </table:table-cell>
          <table:table-cell/>
          <table:table-cell table:formula="of:=SUM([.B164:.G164])" office:value-type="float" office:value="44.5467263" calcext:value-type="float">
            <text:p>44,5467263</text:p>
          </table:table-cell>
        </table:table-row>
        <table:table-row table:style-name="ro1">
          <table:table-cell office:value-type="string" calcext:value-type="string">
            <text:p>2023-01-07 17:05:51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34488" calcext:value-type="float">
            <text:p>0,433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0234" calcext:value-type="float">
            <text:p>43,90234</text:p>
          </table:table-cell>
          <table:table-cell/>
          <table:table-cell table:formula="of:=SUM([.B165:.G165])" office:value-type="float" office:value="44.5467263" calcext:value-type="float">
            <text:p>44,5467263</text:p>
          </table:table-cell>
        </table:table-row>
        <table:table-row table:style-name="ro1">
          <table:table-cell office:value-type="string" calcext:value-type="string">
            <text:p>2023-01-07 17:05:50</text:p>
          </table:table-cell>
          <table:table-cell office:value-type="float" office:value="4273.273" calcext:value-type="float">
            <text:p>4273,273</text:p>
          </table:table-cell>
          <table:table-cell office:value-type="float" office:value="3.359375" calcext:value-type="float">
            <text:p>3,359375</text:p>
          </table:table-cell>
          <table:table-cell office:value-type="float" office:value="2.333443" calcext:value-type="float">
            <text:p>2,33344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7.94531" calcext:value-type="float">
            <text:p>37,94531</text:p>
          </table:table-cell>
          <table:table-cell/>
          <table:table-cell table:formula="of:=SUM([.B166:.G166])" office:value-type="float" office:value="4392.911128" calcext:value-type="float">
            <text:p>4392,911128</text:p>
          </table:table-cell>
        </table:table-row>
        <table:table-row table:style-name="ro1">
          <table:table-cell office:value-type="string" calcext:value-type="string">
            <text:p>2023-01-07 17:05:49</text:p>
          </table:table-cell>
          <table:table-cell office:value-type="float" office:value="4272.32" calcext:value-type="float">
            <text:p>4272,32</text:p>
          </table:table-cell>
          <table:table-cell office:value-type="float" office:value="3.71875" calcext:value-type="float">
            <text:p>3,71875</text:p>
          </table:table-cell>
          <table:table-cell office:value-type="float" office:value="2.545357" calcext:value-type="float">
            <text:p>2,54535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7.94531" calcext:value-type="float">
            <text:p>37,94531</text:p>
          </table:table-cell>
          <table:table-cell/>
          <table:table-cell table:formula="of:=SUM([.B167:.G167])" office:value-type="float" office:value="4392.529417" calcext:value-type="float">
            <text:p>4392,529417</text:p>
          </table:table-cell>
        </table:table-row>
        <table:table-row table:style-name="ro1">
          <table:table-cell office:value-type="string" calcext:value-type="string">
            <text:p>2023-01-07 17:05:48</text:p>
          </table:table-cell>
          <table:table-cell office:value-type="float" office:value="4215.297" calcext:value-type="float">
            <text:p>4215,297</text:p>
          </table:table-cell>
          <table:table-cell office:value-type="float" office:value="4.140625" calcext:value-type="float">
            <text:p>4,140625</text:p>
          </table:table-cell>
          <table:table-cell office:value-type="float" office:value="2.758659" calcext:value-type="float">
            <text:p>2,75865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0.25" calcext:value-type="float">
            <text:p>30,25</text:p>
          </table:table-cell>
          <table:table-cell/>
          <table:table-cell table:formula="of:=SUM([.B168:.G168])" office:value-type="float" office:value="4328.446284" calcext:value-type="float">
            <text:p>4328,446284</text:p>
          </table:table-cell>
        </table:table-row>
        <table:table-row table:style-name="ro1">
          <table:table-cell office:value-type="string" calcext:value-type="string">
            <text:p>2023-01-07 17:05:47</text:p>
          </table:table-cell>
          <table:table-cell office:value-type="float" office:value="4210.789" calcext:value-type="float">
            <text:p>4210,789</text:p>
          </table:table-cell>
          <table:table-cell office:value-type="float" office:value="4.140625" calcext:value-type="float">
            <text:p>4,140625</text:p>
          </table:table-cell>
          <table:table-cell office:value-type="float" office:value="2.758659" calcext:value-type="float">
            <text:p>2,75865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0.25" calcext:value-type="float">
            <text:p>30,25</text:p>
          </table:table-cell>
          <table:table-cell/>
          <table:table-cell table:formula="of:=SUM([.B169:.G169])" office:value-type="float" office:value="4323.938284" calcext:value-type="float">
            <text:p>4323,938284</text:p>
          </table:table-cell>
        </table:table-row>
        <table:table-row table:style-name="ro1">
          <table:table-cell office:value-type="string" calcext:value-type="string">
            <text:p>2023-01-07 17:05:46</text:p>
          </table:table-cell>
          <table:table-cell office:value-type="float" office:value="4269.301" calcext:value-type="float">
            <text:p>4269,301</text:p>
          </table:table-cell>
          <table:table-cell office:value-type="float" office:value="4.140625" calcext:value-type="float">
            <text:p>4,140625</text:p>
          </table:table-cell>
          <table:table-cell office:value-type="float" office:value="2.758659" calcext:value-type="float">
            <text:p>2,75865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5.34375" calcext:value-type="float">
            <text:p>35,34375</text:p>
          </table:table-cell>
          <table:table-cell/>
          <table:table-cell table:formula="of:=SUM([.B170:.G170])" office:value-type="float" office:value="4387.544034" calcext:value-type="float">
            <text:p>4387,544034</text:p>
          </table:table-cell>
        </table:table-row>
        <table:table-row table:style-name="ro1">
          <table:table-cell office:value-type="string" calcext:value-type="string">
            <text:p>2023-01-07 17:05:45</text:p>
          </table:table-cell>
          <table:table-cell office:value-type="float" office:value="4272.051" calcext:value-type="float">
            <text:p>4272,051</text:p>
          </table:table-cell>
          <table:table-cell office:value-type="float" office:value="4.703125" calcext:value-type="float">
            <text:p>4,703125</text:p>
          </table:table-cell>
          <table:table-cell office:value-type="float" office:value="3.072556" calcext:value-type="float">
            <text:p>3,07255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5.21875" calcext:value-type="float">
            <text:p>35,21875</text:p>
          </table:table-cell>
          <table:table-cell/>
          <table:table-cell table:formula="of:=SUM([.B171:.G171])" office:value-type="float" office:value="4391.045431" calcext:value-type="float">
            <text:p>4391,045431</text:p>
          </table:table-cell>
        </table:table-row>
        <table:table-row table:style-name="ro1">
          <table:table-cell office:value-type="string" calcext:value-type="string">
            <text:p>2023-01-07 17:05:44</text:p>
          </table:table-cell>
          <table:table-cell office:value-type="float" office:value="4266.781" calcext:value-type="float">
            <text:p>4266,781</text:p>
          </table:table-cell>
          <table:table-cell office:value-type="float" office:value="5.34375" calcext:value-type="float">
            <text:p>5,34375</text:p>
          </table:table-cell>
          <table:table-cell office:value-type="float" office:value="3.39875" calcext:value-type="float">
            <text:p>3,3987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7.11328" calcext:value-type="float">
            <text:p>27,11328</text:p>
          </table:table-cell>
          <table:table-cell/>
          <table:table-cell table:formula="of:=SUM([.B172:.G172])" office:value-type="float" office:value="4378.63678" calcext:value-type="float">
            <text:p>4378,63678</text:p>
          </table:table-cell>
        </table:table-row>
        <table:table-row table:style-name="ro1">
          <table:table-cell office:value-type="string" calcext:value-type="string">
            <text:p>2023-01-07 17:05:43</text:p>
          </table:table-cell>
          <table:table-cell office:value-type="float" office:value="4266.375" calcext:value-type="float">
            <text:p>4266,375</text:p>
          </table:table-cell>
          <table:table-cell office:value-type="float" office:value="5.34375" calcext:value-type="float">
            <text:p>5,34375</text:p>
          </table:table-cell>
          <table:table-cell office:value-type="float" office:value="3.39875" calcext:value-type="float">
            <text:p>3,3987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7.11328" calcext:value-type="float">
            <text:p>27,11328</text:p>
          </table:table-cell>
          <table:table-cell/>
          <table:table-cell table:formula="of:=SUM([.B173:.G173])" office:value-type="float" office:value="4378.23078" calcext:value-type="float">
            <text:p>4378,23078</text:p>
          </table:table-cell>
        </table:table-row>
        <table:table-row table:style-name="ro1">
          <table:table-cell office:value-type="string" calcext:value-type="string">
            <text:p>2023-01-07 17:05:42</text:p>
          </table:table-cell>
          <table:table-cell office:value-type="float" office:value="4267.266" calcext:value-type="float">
            <text:p>4267,266</text:p>
          </table:table-cell>
          <table:table-cell office:value-type="float" office:value="5.34375" calcext:value-type="float">
            <text:p>5,34375</text:p>
          </table:table-cell>
          <table:table-cell office:value-type="float" office:value="3.39875" calcext:value-type="float">
            <text:p>3,3987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7.11328" calcext:value-type="float">
            <text:p>27,11328</text:p>
          </table:table-cell>
          <table:table-cell/>
          <table:table-cell table:formula="of:=SUM([.B174:.G174])" office:value-type="float" office:value="4379.12178" calcext:value-type="float">
            <text:p>4379,12178</text:p>
          </table:table-cell>
        </table:table-row>
        <table:table-row table:style-name="ro1">
          <table:table-cell office:value-type="string" calcext:value-type="string">
            <text:p>2023-01-07 17:05:41</text:p>
          </table:table-cell>
          <table:table-cell office:value-type="float" office:value="4253.18" calcext:value-type="float">
            <text:p>4253,18</text:p>
          </table:table-cell>
          <table:table-cell office:value-type="float" office:value="5.25" calcext:value-type="float">
            <text:p>5,25</text:p>
          </table:table-cell>
          <table:table-cell office:value-type="float" office:value="3.347664" calcext:value-type="float">
            <text:p>3,34766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5.17969" calcext:value-type="float">
            <text:p>25,17969</text:p>
          </table:table-cell>
          <table:table-cell/>
          <table:table-cell table:formula="of:=SUM([.B175:.G175])" office:value-type="float" office:value="4362.957354" calcext:value-type="float">
            <text:p>4362,957354</text:p>
          </table:table-cell>
        </table:table-row>
        <table:table-row table:style-name="ro1">
          <table:table-cell office:value-type="string" calcext:value-type="string">
            <text:p>2023-01-07 17:05:40</text:p>
          </table:table-cell>
          <table:table-cell office:value-type="float" office:value="4254.945" calcext:value-type="float">
            <text:p>4254,945</text:p>
          </table:table-cell>
          <table:table-cell office:value-type="float" office:value="5.171875" calcext:value-type="float">
            <text:p>5,171875</text:p>
          </table:table-cell>
          <table:table-cell office:value-type="float" office:value="3.305092" calcext:value-type="float">
            <text:p>3,30509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.886719" calcext:value-type="float">
            <text:p>9,886719</text:p>
          </table:table-cell>
          <table:table-cell/>
          <table:table-cell table:formula="of:=SUM([.B176:.G176])" office:value-type="float" office:value="4349.308686" calcext:value-type="float">
            <text:p>4349,308686</text:p>
          </table:table-cell>
        </table:table-row>
        <table:table-row table:style-name="ro1">
          <table:table-cell office:value-type="string" calcext:value-type="string">
            <text:p>2023-01-07 17:05:39</text:p>
          </table:table-cell>
          <table:table-cell office:value-type="float" office:value="4258.883" calcext:value-type="float">
            <text:p>4258,883</text:p>
          </table:table-cell>
          <table:table-cell office:value-type="float" office:value="5.171875" calcext:value-type="float">
            <text:p>5,171875</text:p>
          </table:table-cell>
          <table:table-cell office:value-type="float" office:value="3.305092" calcext:value-type="float">
            <text:p>3,30509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0.14062" calcext:value-type="float">
            <text:p>20,14062</text:p>
          </table:table-cell>
          <table:table-cell/>
          <table:table-cell table:formula="of:=SUM([.B177:.G177])" office:value-type="float" office:value="4363.500587" calcext:value-type="float">
            <text:p>4363,500587</text:p>
          </table:table-cell>
        </table:table-row>
        <table:table-row table:style-name="ro1">
          <table:table-cell office:value-type="string" calcext:value-type="string">
            <text:p>2023-01-07 17:05:38</text:p>
          </table:table-cell>
          <table:table-cell office:value-type="float" office:value="4265.656" calcext:value-type="float">
            <text:p>4265,656</text:p>
          </table:table-cell>
          <table:table-cell office:value-type="float" office:value="5.171875" calcext:value-type="float">
            <text:p>5,171875</text:p>
          </table:table-cell>
          <table:table-cell office:value-type="float" office:value="3.305092" calcext:value-type="float">
            <text:p>3,30509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0.14062" calcext:value-type="float">
            <text:p>20,14062</text:p>
          </table:table-cell>
          <table:table-cell/>
          <table:table-cell table:formula="of:=SUM([.B178:.G178])" office:value-type="float" office:value="4370.273587" calcext:value-type="float">
            <text:p>4370,273587</text:p>
          </table:table-cell>
        </table:table-row>
        <table:table-row table:style-name="ro1">
          <table:table-cell office:value-type="string" calcext:value-type="string">
            <text:p>2023-01-07 17:05:37</text:p>
          </table:table-cell>
          <table:table-cell office:value-type="float" office:value="4266.223" calcext:value-type="float">
            <text:p>4266,223</text:p>
          </table:table-cell>
          <table:table-cell office:value-type="float" office:value="5.046875" calcext:value-type="float">
            <text:p>5,046875</text:p>
          </table:table-cell>
          <table:table-cell office:value-type="float" office:value="3.236977" calcext:value-type="float">
            <text:p>3,23697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0.14062" calcext:value-type="float">
            <text:p>20,14062</text:p>
          </table:table-cell>
          <table:table-cell/>
          <table:table-cell table:formula="of:=SUM([.B179:.G179])" office:value-type="float" office:value="4370.647472" calcext:value-type="float">
            <text:p>4370,647472</text:p>
          </table:table-cell>
        </table:table-row>
        <table:table-row table:style-name="ro1">
          <table:table-cell office:value-type="string" calcext:value-type="string">
            <text:p>2023-01-07 17:05:36</text:p>
          </table:table-cell>
          <table:table-cell office:value-type="float" office:value="4266.121" calcext:value-type="float">
            <text:p>4266,121</text:p>
          </table:table-cell>
          <table:table-cell office:value-type="float" office:value="5.015625" calcext:value-type="float">
            <text:p>5,015625</text:p>
          </table:table-cell>
          <table:table-cell office:value-type="float" office:value="3.219948" calcext:value-type="float">
            <text:p>3,21994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0.43359" calcext:value-type="float">
            <text:p>20,43359</text:p>
          </table:table-cell>
          <table:table-cell/>
          <table:table-cell table:formula="of:=SUM([.B180:.G180])" office:value-type="float" office:value="4370.790163" calcext:value-type="float">
            <text:p>4370,790163</text:p>
          </table:table-cell>
        </table:table-row>
        <table:table-row table:style-name="ro1">
          <table:table-cell office:value-type="string" calcext:value-type="string">
            <text:p>2023-01-07 17:05:35</text:p>
          </table:table-cell>
          <table:table-cell office:value-type="float" office:value="4263.324" calcext:value-type="float">
            <text:p>4263,324</text:p>
          </table:table-cell>
          <table:table-cell office:value-type="float" office:value="4.921875" calcext:value-type="float">
            <text:p>4,921875</text:p>
          </table:table-cell>
          <table:table-cell office:value-type="float" office:value="3.168861" calcext:value-type="float">
            <text:p>3,16886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0.43359" calcext:value-type="float">
            <text:p>20,43359</text:p>
          </table:table-cell>
          <table:table-cell/>
          <table:table-cell table:formula="of:=SUM([.B181:.G181])" office:value-type="float" office:value="4367.848326" calcext:value-type="float">
            <text:p>4367,848326</text:p>
          </table:table-cell>
        </table:table-row>
        <table:table-row table:style-name="ro1">
          <table:table-cell office:value-type="string" calcext:value-type="string">
            <text:p>2023-01-07 17:05:34</text:p>
          </table:table-cell>
          <table:table-cell office:value-type="float" office:value="4266.445" calcext:value-type="float">
            <text:p>4266,445</text:p>
          </table:table-cell>
          <table:table-cell office:value-type="float" office:value="4.921875" calcext:value-type="float">
            <text:p>4,921875</text:p>
          </table:table-cell>
          <table:table-cell office:value-type="float" office:value="3.168861" calcext:value-type="float">
            <text:p>3,16886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0.43359" calcext:value-type="float">
            <text:p>20,43359</text:p>
          </table:table-cell>
          <table:table-cell/>
          <table:table-cell table:formula="of:=SUM([.B182:.G182])" office:value-type="float" office:value="4370.969326" calcext:value-type="float">
            <text:p>4370,969326</text:p>
          </table:table-cell>
        </table:table-row>
        <table:table-row table:style-name="ro1">
          <table:table-cell office:value-type="string" calcext:value-type="string">
            <text:p>2023-01-07 17:05:33</text:p>
          </table:table-cell>
          <table:table-cell office:value-type="float" office:value="4263.566" calcext:value-type="float">
            <text:p>4263,566</text:p>
          </table:table-cell>
          <table:table-cell office:value-type="float" office:value="4.890625" calcext:value-type="float">
            <text:p>4,890625</text:p>
          </table:table-cell>
          <table:table-cell office:value-type="float" office:value="3.151833" calcext:value-type="float">
            <text:p>3,15183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0.43359" calcext:value-type="float">
            <text:p>20,43359</text:p>
          </table:table-cell>
          <table:table-cell/>
          <table:table-cell table:formula="of:=SUM([.B183:.G183])" office:value-type="float" office:value="4368.042048" calcext:value-type="float">
            <text:p>4368,042048</text:p>
          </table:table-cell>
        </table:table-row>
        <table:table-row table:style-name="ro1">
          <table:table-cell office:value-type="string" calcext:value-type="string">
            <text:p>2023-01-07 17:05:32</text:p>
          </table:table-cell>
          <table:table-cell office:value-type="float" office:value="4213.508" calcext:value-type="float">
            <text:p>4213,508</text:p>
          </table:table-cell>
          <table:table-cell office:value-type="float" office:value="4.78125" calcext:value-type="float">
            <text:p>4,78125</text:p>
          </table:table-cell>
          <table:table-cell office:value-type="float" office:value="3.092232" calcext:value-type="float">
            <text:p>3,09223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6.87891" calcext:value-type="float">
            <text:p>16,87891</text:p>
          </table:table-cell>
          <table:table-cell/>
          <table:table-cell table:formula="of:=SUM([.B184:.G184])" office:value-type="float" office:value="4314.260392" calcext:value-type="float">
            <text:p>4314,260392</text:p>
          </table:table-cell>
        </table:table-row>
        <table:table-row table:style-name="ro1">
          <table:table-cell office:value-type="string" calcext:value-type="string">
            <text:p>2023-01-07 17:05:31</text:p>
          </table:table-cell>
          <table:table-cell office:value-type="float" office:value="4186.539" calcext:value-type="float">
            <text:p>4186,539</text:p>
          </table:table-cell>
          <table:table-cell office:value-type="float" office:value="4.78125" calcext:value-type="float">
            <text:p>4,78125</text:p>
          </table:table-cell>
          <table:table-cell office:value-type="float" office:value="3.092232" calcext:value-type="float">
            <text:p>3,09223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.78125" calcext:value-type="float">
            <text:p>4,78125</text:p>
          </table:table-cell>
          <table:table-cell/>
          <table:table-cell table:formula="of:=SUM([.B185:.G185])" office:value-type="float" office:value="4275.193732" calcext:value-type="float">
            <text:p>4275,193732</text:p>
          </table:table-cell>
        </table:table-row>
        <table:table-row table:style-name="ro1">
          <table:table-cell office:value-type="string" calcext:value-type="string">
            <text:p>2023-01-07 17:05:30</text:p>
          </table:table-cell>
          <table:table-cell office:value-type="float" office:value="4262.035" calcext:value-type="float">
            <text:p>4262,035</text:p>
          </table:table-cell>
          <table:table-cell office:value-type="float" office:value="4.78125" calcext:value-type="float">
            <text:p>4,78125</text:p>
          </table:table-cell>
          <table:table-cell office:value-type="float" office:value="3.092232" calcext:value-type="float">
            <text:p>3,09223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6.02344" calcext:value-type="float">
            <text:p>26,02344</text:p>
          </table:table-cell>
          <table:table-cell/>
          <table:table-cell table:formula="of:=SUM([.B186:.G186])" office:value-type="float" office:value="4371.931922" calcext:value-type="float">
            <text:p>4371,931922</text:p>
          </table:table-cell>
        </table:table-row>
        <table:table-row table:style-name="ro1">
          <table:table-cell office:value-type="string" calcext:value-type="string">
            <text:p>2023-01-07 17:05:29</text:p>
          </table:table-cell>
          <table:table-cell office:value-type="float" office:value="4224.504" calcext:value-type="float">
            <text:p>4224,504</text:p>
          </table:table-cell>
          <table:table-cell office:value-type="float" office:value="4.75" calcext:value-type="float">
            <text:p>4,75</text:p>
          </table:table-cell>
          <table:table-cell office:value-type="float" office:value="3.075203" calcext:value-type="float">
            <text:p>3,07520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6.02344" calcext:value-type="float">
            <text:p>26,02344</text:p>
          </table:table-cell>
          <table:table-cell/>
          <table:table-cell table:formula="of:=SUM([.B187:.G187])" office:value-type="float" office:value="4334.352643" calcext:value-type="float">
            <text:p>4334,352643</text:p>
          </table:table-cell>
        </table:table-row>
        <table:table-row table:style-name="ro1">
          <table:table-cell office:value-type="string" calcext:value-type="string">
            <text:p>2023-01-07 17:05:28</text:p>
          </table:table-cell>
          <table:table-cell office:value-type="float" office:value="4208.133" calcext:value-type="float">
            <text:p>4208,133</text:p>
          </table:table-cell>
          <table:table-cell office:value-type="float" office:value="4.59375" calcext:value-type="float">
            <text:p>4,59375</text:p>
          </table:table-cell>
          <table:table-cell office:value-type="float" office:value="2.990059" calcext:value-type="float">
            <text:p>2,99005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2.96094" calcext:value-type="float">
            <text:p>22,96094</text:p>
          </table:table-cell>
          <table:table-cell/>
          <table:table-cell table:formula="of:=SUM([.B188:.G188])" office:value-type="float" office:value="4314.677749" calcext:value-type="float">
            <text:p>4314,677749</text:p>
          </table:table-cell>
        </table:table-row>
        <table:table-row table:style-name="ro1">
          <table:table-cell office:value-type="string" calcext:value-type="string">
            <text:p>2023-01-07 17:05:27</text:p>
          </table:table-cell>
          <table:table-cell office:value-type="float" office:value="4168.238" calcext:value-type="float">
            <text:p>4168,238</text:p>
          </table:table-cell>
          <table:table-cell office:value-type="float" office:value="4.59375" calcext:value-type="float">
            <text:p>4,59375</text:p>
          </table:table-cell>
          <table:table-cell office:value-type="float" office:value="2.990059" calcext:value-type="float">
            <text:p>2,99005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2.96094" calcext:value-type="float">
            <text:p>22,96094</text:p>
          </table:table-cell>
          <table:table-cell/>
          <table:table-cell table:formula="of:=SUM([.B189:.G189])" office:value-type="float" office:value="4274.782749" calcext:value-type="float">
            <text:p>4274,782749</text:p>
          </table:table-cell>
        </table:table-row>
        <table:table-row table:style-name="ro1">
          <table:table-cell office:value-type="string" calcext:value-type="string">
            <text:p>2023-01-07 17:05:26</text:p>
          </table:table-cell>
          <table:table-cell office:value-type="float" office:value="4264.605" calcext:value-type="float">
            <text:p>4264,605</text:p>
          </table:table-cell>
          <table:table-cell office:value-type="float" office:value="4.59375" calcext:value-type="float">
            <text:p>4,59375</text:p>
          </table:table-cell>
          <table:table-cell office:value-type="float" office:value="2.990059" calcext:value-type="float">
            <text:p>2,99005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.351562" calcext:value-type="float">
            <text:p>13,351562</text:p>
          </table:table-cell>
          <table:table-cell/>
          <table:table-cell table:formula="of:=SUM([.B190:.G190])" office:value-type="float" office:value="4361.540371" calcext:value-type="float">
            <text:p>4361,540371</text:p>
          </table:table-cell>
        </table:table-row>
        <table:table-row table:style-name="ro1">
          <table:table-cell office:value-type="string" calcext:value-type="string">
            <text:p>2023-01-07 17:05:25</text:p>
          </table:table-cell>
          <table:table-cell office:value-type="float" office:value="4272.035" calcext:value-type="float">
            <text:p>4272,035</text:p>
          </table:table-cell>
          <table:table-cell office:value-type="float" office:value="4.59375" calcext:value-type="float">
            <text:p>4,59375</text:p>
          </table:table-cell>
          <table:table-cell office:value-type="float" office:value="2.989708" calcext:value-type="float">
            <text:p>2,98970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.351562" calcext:value-type="float">
            <text:p>13,351562</text:p>
          </table:table-cell>
          <table:table-cell/>
          <table:table-cell table:formula="of:=SUM([.B191:.G191])" office:value-type="float" office:value="4368.97002" calcext:value-type="float">
            <text:p>4368,97002</text:p>
          </table:table-cell>
        </table:table-row>
        <table:table-row table:style-name="ro1">
          <table:table-cell office:value-type="string" calcext:value-type="string">
            <text:p>2023-01-07 17:05:24</text:p>
          </table:table-cell>
          <table:table-cell office:value-type="float" office:value="4227.027" calcext:value-type="float">
            <text:p>4227,027</text:p>
          </table:table-cell>
          <table:table-cell office:value-type="float" office:value="4.515625" calcext:value-type="float">
            <text:p>4,515625</text:p>
          </table:table-cell>
          <table:table-cell office:value-type="float" office:value="2.947487" calcext:value-type="float">
            <text:p>2,94748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.351562" calcext:value-type="float">
            <text:p>13,351562</text:p>
          </table:table-cell>
          <table:table-cell/>
          <table:table-cell table:formula="of:=SUM([.B192:.G192])" office:value-type="float" office:value="4323.841674" calcext:value-type="float">
            <text:p>4323,841674</text:p>
          </table:table-cell>
        </table:table-row>
        <table:table-row table:style-name="ro1">
          <table:table-cell office:value-type="string" calcext:value-type="string">
            <text:p>2023-01-07 17:05:23</text:p>
          </table:table-cell>
          <table:table-cell office:value-type="float" office:value="4270.5" calcext:value-type="float">
            <text:p>4270,5</text:p>
          </table:table-cell>
          <table:table-cell office:value-type="float" office:value="4.5" calcext:value-type="float">
            <text:p>4,5</text:p>
          </table:table-cell>
          <table:table-cell office:value-type="float" office:value="2.938972" calcext:value-type="float">
            <text:p>2,93897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1.22656" calcext:value-type="float">
            <text:p>31,22656</text:p>
          </table:table-cell>
          <table:table-cell/>
          <table:table-cell table:formula="of:=SUM([.B193:.G193])" office:value-type="float" office:value="4385.165532" calcext:value-type="float">
            <text:p>4385,165532</text:p>
          </table:table-cell>
        </table:table-row>
        <table:table-row table:style-name="ro1">
          <table:table-cell office:value-type="string" calcext:value-type="string">
            <text:p>2023-01-07 17:05:22</text:p>
          </table:table-cell>
          <table:table-cell office:value-type="float" office:value="4270.484" calcext:value-type="float">
            <text:p>4270,484</text:p>
          </table:table-cell>
          <table:table-cell office:value-type="float" office:value="4.5" calcext:value-type="float">
            <text:p>4,5</text:p>
          </table:table-cell>
          <table:table-cell office:value-type="float" office:value="2.938972" calcext:value-type="float">
            <text:p>2,93897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1.22656" calcext:value-type="float">
            <text:p>31,22656</text:p>
          </table:table-cell>
          <table:table-cell/>
          <table:table-cell table:formula="of:=SUM([.B194:.G194])" office:value-type="float" office:value="4385.149532" calcext:value-type="float">
            <text:p>4385,149532</text:p>
          </table:table-cell>
        </table:table-row>
        <table:table-row table:style-name="ro1">
          <table:table-cell office:value-type="string" calcext:value-type="string">
            <text:p>2023-01-07 17:05:21</text:p>
          </table:table-cell>
          <table:table-cell office:value-type="float" office:value="4250.711" calcext:value-type="float">
            <text:p>4250,711</text:p>
          </table:table-cell>
          <table:table-cell office:value-type="float" office:value="4.28125" calcext:value-type="float">
            <text:p>4,28125</text:p>
          </table:table-cell>
          <table:table-cell office:value-type="float" office:value="2.819641" calcext:value-type="float">
            <text:p>2,81964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1.32812" calcext:value-type="float">
            <text:p>31,32812</text:p>
          </table:table-cell>
          <table:table-cell/>
          <table:table-cell table:formula="of:=SUM([.B195:.G195])" office:value-type="float" office:value="4365.140011" calcext:value-type="float">
            <text:p>4365,140011</text:p>
          </table:table-cell>
        </table:table-row>
        <table:table-row table:style-name="ro1">
          <table:table-cell office:value-type="string" calcext:value-type="string">
            <text:p>2023-01-07 17:05:20</text:p>
          </table:table-cell>
          <table:table-cell office:value-type="float" office:value="4217.594" calcext:value-type="float">
            <text:p>4217,594</text:p>
          </table:table-cell>
          <table:table-cell office:value-type="float" office:value="4.21875" calcext:value-type="float">
            <text:p>4,21875</text:p>
          </table:table-cell>
          <table:table-cell office:value-type="float" office:value="2.785713" calcext:value-type="float">
            <text:p>2,78571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1.32812" calcext:value-type="float">
            <text:p>31,32812</text:p>
          </table:table-cell>
          <table:table-cell/>
          <table:table-cell table:formula="of:=SUM([.B196:.G196])" office:value-type="float" office:value="4331.926583" calcext:value-type="float">
            <text:p>4331,926583</text:p>
          </table:table-cell>
        </table:table-row>
        <table:table-row table:style-name="ro1">
          <table:table-cell office:value-type="string" calcext:value-type="string">
            <text:p>2023-01-07 17:05:19</text:p>
          </table:table-cell>
          <table:table-cell office:value-type="float" office:value="4198.855" calcext:value-type="float">
            <text:p>4198,855</text:p>
          </table:table-cell>
          <table:table-cell office:value-type="float" office:value="4.203125" calcext:value-type="float">
            <text:p>4,203125</text:p>
          </table:table-cell>
          <table:table-cell office:value-type="float" office:value="2.777199" calcext:value-type="float">
            <text:p>2,77719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1.32812" calcext:value-type="float">
            <text:p>31,32812</text:p>
          </table:table-cell>
          <table:table-cell/>
          <table:table-cell table:formula="of:=SUM([.B197:.G197])" office:value-type="float" office:value="4313.163444" calcext:value-type="float">
            <text:p>4313,163444</text:p>
          </table:table-cell>
        </table:table-row>
        <table:table-row table:style-name="ro1">
          <table:table-cell office:value-type="string" calcext:value-type="string">
            <text:p>2023-01-07 17:05:18</text:p>
          </table:table-cell>
          <table:table-cell office:value-type="float" office:value="4271.52" calcext:value-type="float">
            <text:p>4271,52</text:p>
          </table:table-cell>
          <table:table-cell office:value-type="float" office:value="4.203125" calcext:value-type="float">
            <text:p>4,203125</text:p>
          </table:table-cell>
          <table:table-cell office:value-type="float" office:value="2.777199" calcext:value-type="float">
            <text:p>2,77719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1.32812" calcext:value-type="float">
            <text:p>31,32812</text:p>
          </table:table-cell>
          <table:table-cell/>
          <table:table-cell table:formula="of:=SUM([.B198:.G198])" office:value-type="float" office:value="4385.828444" calcext:value-type="float">
            <text:p>4385,828444</text:p>
          </table:table-cell>
        </table:table-row>
        <table:table-row table:style-name="ro1">
          <table:table-cell office:value-type="string" calcext:value-type="string">
            <text:p>2023-01-07 17:05:17</text:p>
          </table:table-cell>
          <table:table-cell office:value-type="float" office:value="4271.719" calcext:value-type="float">
            <text:p>4271,719</text:p>
          </table:table-cell>
          <table:table-cell office:value-type="float" office:value="3.875" calcext:value-type="float">
            <text:p>3,875</text:p>
          </table:table-cell>
          <table:table-cell office:value-type="float" office:value="2.598396" calcext:value-type="float">
            <text:p>2,59839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1.32812" calcext:value-type="float">
            <text:p>31,32812</text:p>
          </table:table-cell>
          <table:table-cell/>
          <table:table-cell table:formula="of:=SUM([.B199:.G199])" office:value-type="float" office:value="4385.520516" calcext:value-type="float">
            <text:p>4385,520516</text:p>
          </table:table-cell>
        </table:table-row>
        <table:table-row table:style-name="ro1">
          <table:table-cell office:value-type="string" calcext:value-type="string">
            <text:p>2023-01-07 17:05:16</text:p>
          </table:table-cell>
          <table:table-cell office:value-type="float" office:value="4265.961" calcext:value-type="float">
            <text:p>4265,961</text:p>
          </table:table-cell>
          <table:table-cell office:value-type="float" office:value="3.671875" calcext:value-type="float">
            <text:p>3,671875</text:p>
          </table:table-cell>
          <table:table-cell office:value-type="float" office:value="2.487709" calcext:value-type="float">
            <text:p>2,48770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.492188" calcext:value-type="float">
            <text:p>9,492188</text:p>
          </table:table-cell>
          <table:table-cell/>
          <table:table-cell table:formula="of:=SUM([.B200:.G200])" office:value-type="float" office:value="4357.612772" calcext:value-type="float">
            <text:p>4357,612772</text:p>
          </table:table-cell>
        </table:table-row>
        <table:table-row table:style-name="ro1">
          <table:table-cell office:value-type="string" calcext:value-type="string">
            <text:p>2023-01-07 17:05:15</text:p>
          </table:table-cell>
          <table:table-cell office:value-type="float" office:value="4270.281" calcext:value-type="float">
            <text:p>4270,281</text:p>
          </table:table-cell>
          <table:table-cell office:value-type="float" office:value="3.640625" calcext:value-type="float">
            <text:p>3,640625</text:p>
          </table:table-cell>
          <table:table-cell office:value-type="float" office:value="2.47068" calcext:value-type="float">
            <text:p>2,4706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.47266" calcext:value-type="float">
            <text:p>28,47266</text:p>
          </table:table-cell>
          <table:table-cell/>
          <table:table-cell table:formula="of:=SUM([.B201:.G201])" office:value-type="float" office:value="4380.864965" calcext:value-type="float">
            <text:p>4380,864965</text:p>
          </table:table-cell>
        </table:table-row>
        <table:table-row table:style-name="ro1">
          <table:table-cell office:value-type="string" calcext:value-type="string">
            <text:p>2023-01-07 17:05:14</text:p>
          </table:table-cell>
          <table:table-cell office:value-type="float" office:value="4270.836" calcext:value-type="float">
            <text:p>4270,836</text:p>
          </table:table-cell>
          <table:table-cell office:value-type="float" office:value="3.625" calcext:value-type="float">
            <text:p>3,625</text:p>
          </table:table-cell>
          <table:table-cell office:value-type="float" office:value="2.462166" calcext:value-type="float">
            <text:p>2,46216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.47266" calcext:value-type="float">
            <text:p>28,47266</text:p>
          </table:table-cell>
          <table:table-cell/>
          <table:table-cell table:formula="of:=SUM([.B202:.G202])" office:value-type="float" office:value="4381.395826" calcext:value-type="float">
            <text:p>4381,395826</text:p>
          </table:table-cell>
        </table:table-row>
        <table:table-row table:style-name="ro1">
          <table:table-cell office:value-type="string" calcext:value-type="string">
            <text:p>2023-01-07 17:05:13</text:p>
          </table:table-cell>
          <table:table-cell office:value-type="float" office:value="4275.398" calcext:value-type="float">
            <text:p>4275,398</text:p>
          </table:table-cell>
          <table:table-cell office:value-type="float" office:value="3.46875" calcext:value-type="float">
            <text:p>3,46875</text:p>
          </table:table-cell>
          <table:table-cell office:value-type="float" office:value="2.377022" calcext:value-type="float">
            <text:p>2,37702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.47266" calcext:value-type="float">
            <text:p>28,47266</text:p>
          </table:table-cell>
          <table:table-cell/>
          <table:table-cell table:formula="of:=SUM([.B203:.G203])" office:value-type="float" office:value="4385.716432" calcext:value-type="float">
            <text:p>4385,716432</text:p>
          </table:table-cell>
        </table:table-row>
        <table:table-row table:style-name="ro1">
          <table:table-cell office:value-type="string" calcext:value-type="string">
            <text:p>2023-01-07 17:05:12</text:p>
          </table:table-cell>
          <table:table-cell office:value-type="float" office:value="4255.59" calcext:value-type="float">
            <text:p>4255,59</text:p>
          </table:table-cell>
          <table:table-cell office:value-type="float" office:value="3.375" calcext:value-type="float">
            <text:p>3,375</text:p>
          </table:table-cell>
          <table:table-cell office:value-type="float" office:value="2.325935" calcext:value-type="float">
            <text:p>2,32593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.26562" calcext:value-type="float">
            <text:p>28,26562</text:p>
          </table:table-cell>
          <table:table-cell/>
          <table:table-cell table:formula="of:=SUM([.B204:.G204])" office:value-type="float" office:value="4365.556555" calcext:value-type="float">
            <text:p>4365,556555</text:p>
          </table:table-cell>
        </table:table-row>
        <table:table-row table:style-name="ro1">
          <table:table-cell office:value-type="string" calcext:value-type="string">
            <text:p>2023-01-07 17:05:11</text:p>
          </table:table-cell>
          <table:table-cell office:value-type="float" office:value="4245.07" calcext:value-type="float">
            <text:p>4245,07</text:p>
          </table:table-cell>
          <table:table-cell office:value-type="float" office:value="3.359375" calcext:value-type="float">
            <text:p>3,359375</text:p>
          </table:table-cell>
          <table:table-cell office:value-type="float" office:value="2.317421" calcext:value-type="float">
            <text:p>2,31742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.47266" calcext:value-type="float">
            <text:p>28,47266</text:p>
          </table:table-cell>
          <table:table-cell/>
          <table:table-cell table:formula="of:=SUM([.B205:.G205])" office:value-type="float" office:value="4355.219456" calcext:value-type="float">
            <text:p>4355,219456</text:p>
          </table:table-cell>
        </table:table-row>
        <table:table-row table:style-name="ro1">
          <table:table-cell office:value-type="string" calcext:value-type="string">
            <text:p>2023-01-07 17:05:10</text:p>
          </table:table-cell>
          <table:table-cell office:value-type="float" office:value="4254.641" calcext:value-type="float">
            <text:p>4254,641</text:p>
          </table:table-cell>
          <table:table-cell office:value-type="float" office:value="3.359375" calcext:value-type="float">
            <text:p>3,359375</text:p>
          </table:table-cell>
          <table:table-cell office:value-type="float" office:value="2.317421" calcext:value-type="float">
            <text:p>2,31742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.47266" calcext:value-type="float">
            <text:p>28,47266</text:p>
          </table:table-cell>
          <table:table-cell/>
          <table:table-cell table:formula="of:=SUM([.B206:.G206])" office:value-type="float" office:value="4364.790456" calcext:value-type="float">
            <text:p>4364,790456</text:p>
          </table:table-cell>
        </table:table-row>
        <table:table-row table:style-name="ro1">
          <table:table-cell office:value-type="string" calcext:value-type="string">
            <text:p>2023-01-07 17:05:09</text:p>
          </table:table-cell>
          <table:table-cell office:value-type="float" office:value="4232.078" calcext:value-type="float">
            <text:p>4232,078</text:p>
          </table:table-cell>
          <table:table-cell office:value-type="float" office:value="3.046875" calcext:value-type="float">
            <text:p>3,046875</text:p>
          </table:table-cell>
          <table:table-cell office:value-type="float" office:value="2.147133" calcext:value-type="float">
            <text:p>2,14713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.47266" calcext:value-type="float">
            <text:p>28,47266</text:p>
          </table:table-cell>
          <table:table-cell/>
          <table:table-cell table:formula="of:=SUM([.B207:.G207])" office:value-type="float" office:value="4341.744668" calcext:value-type="float">
            <text:p>4341,744668</text:p>
          </table:table-cell>
        </table:table-row>
        <table:table-row table:style-name="ro1">
          <table:table-cell office:value-type="string" calcext:value-type="string">
            <text:p>2023-01-07 17:05:08</text:p>
          </table:table-cell>
          <table:table-cell office:value-type="float" office:value="4086.855" calcext:value-type="float">
            <text:p>4086,855</text:p>
          </table:table-cell>
          <table:table-cell office:value-type="float" office:value="2.875" calcext:value-type="float">
            <text:p>2,875</text:p>
          </table:table-cell>
          <table:table-cell office:value-type="float" office:value="2.053474" calcext:value-type="float">
            <text:p>2,05347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.47266" calcext:value-type="float">
            <text:p>28,47266</text:p>
          </table:table-cell>
          <table:table-cell/>
          <table:table-cell table:formula="of:=SUM([.B208:.G208])" office:value-type="float" office:value="4196.256134" calcext:value-type="float">
            <text:p>4196,256134</text:p>
          </table:table-cell>
        </table:table-row>
        <table:table-row table:style-name="ro1">
          <table:table-cell office:value-type="string" calcext:value-type="string">
            <text:p>2023-01-07 17:05:07</text:p>
          </table:table-cell>
          <table:table-cell office:value-type="float" office:value="4156.941" calcext:value-type="float">
            <text:p>4156,941</text:p>
          </table:table-cell>
          <table:table-cell office:value-type="float" office:value="2.8125" calcext:value-type="float">
            <text:p>2,8125</text:p>
          </table:table-cell>
          <table:table-cell office:value-type="float" office:value="2.019417" calcext:value-type="float">
            <text:p>2,01941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0.68359" calcext:value-type="float">
            <text:p>20,68359</text:p>
          </table:table-cell>
          <table:table-cell/>
          <table:table-cell table:formula="of:=SUM([.B209:.G209])" office:value-type="float" office:value="4258.456507" calcext:value-type="float">
            <text:p>4258,456507</text:p>
          </table:table-cell>
        </table:table-row>
        <table:table-row table:style-name="ro1">
          <table:table-cell office:value-type="string" calcext:value-type="string">
            <text:p>2023-01-07 17:05:06</text:p>
          </table:table-cell>
          <table:table-cell office:value-type="float" office:value="4209.578" calcext:value-type="float">
            <text:p>4209,578</text:p>
          </table:table-cell>
          <table:table-cell office:value-type="float" office:value="2.78125" calcext:value-type="float">
            <text:p>2,78125</text:p>
          </table:table-cell>
          <table:table-cell office:value-type="float" office:value="2.002388" calcext:value-type="float">
            <text:p>2,00238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.660156" calcext:value-type="float">
            <text:p>4,660156</text:p>
          </table:table-cell>
          <table:table-cell/>
          <table:table-cell table:formula="of:=SUM([.B210:.G210])" office:value-type="float" office:value="4295.021794" calcext:value-type="float">
            <text:p>4295,021794</text:p>
          </table:table-cell>
        </table:table-row>
        <table:table-row table:style-name="ro1">
          <table:table-cell office:value-type="string" calcext:value-type="string">
            <text:p>2023-01-07 17:05:05</text:p>
          </table:table-cell>
          <table:table-cell office:value-type="float" office:value="4260.207" calcext:value-type="float">
            <text:p>4260,207</text:p>
          </table:table-cell>
          <table:table-cell office:value-type="float" office:value="2.78125" calcext:value-type="float">
            <text:p>2,78125</text:p>
          </table:table-cell>
          <table:table-cell office:value-type="float" office:value="2.002388" calcext:value-type="float">
            <text:p>2,00238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8.78125" calcext:value-type="float">
            <text:p>18,78125</text:p>
          </table:table-cell>
          <table:table-cell/>
          <table:table-cell table:formula="of:=SUM([.B211:.G211])" office:value-type="float" office:value="4359.771888" calcext:value-type="float">
            <text:p>4359,771888</text:p>
          </table:table-cell>
        </table:table-row>
        <table:table-row table:style-name="ro1">
          <table:table-cell office:value-type="string" calcext:value-type="string">
            <text:p>2023-01-07 17:05:04</text:p>
          </table:table-cell>
          <table:table-cell office:value-type="float" office:value="4256.707" calcext:value-type="float">
            <text:p>4256,707</text:p>
          </table:table-cell>
          <table:table-cell office:value-type="float" office:value="2.78125" calcext:value-type="float">
            <text:p>2,78125</text:p>
          </table:table-cell>
          <table:table-cell office:value-type="float" office:value="2.005753" calcext:value-type="float">
            <text:p>2,00575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2.11719" calcext:value-type="float">
            <text:p>32,11719</text:p>
          </table:table-cell>
          <table:table-cell/>
          <table:table-cell table:formula="of:=SUM([.B212:.G212])" office:value-type="float" office:value="4369.611193" calcext:value-type="float">
            <text:p>4369,611193</text:p>
          </table:table-cell>
        </table:table-row>
        <table:table-row table:style-name="ro1">
          <table:table-cell office:value-type="string" calcext:value-type="string">
            <text:p>2023-01-07 17:05:03</text:p>
          </table:table-cell>
          <table:table-cell office:value-type="float" office:value="4037.312" calcext:value-type="float">
            <text:p>4037,312</text:p>
          </table:table-cell>
          <table:table-cell office:value-type="float" office:value="2.640625" calcext:value-type="float">
            <text:p>2,640625</text:p>
          </table:table-cell>
          <table:table-cell office:value-type="float" office:value="2.024796" calcext:value-type="float">
            <text:p>2,02479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2.11719" calcext:value-type="float">
            <text:p>32,11719</text:p>
          </table:table-cell>
          <table:table-cell/>
          <table:table-cell table:formula="of:=SUM([.B213:.G213])" office:value-type="float" office:value="4148.094611" calcext:value-type="float">
            <text:p>4148,094611</text:p>
          </table:table-cell>
        </table:table-row>
        <table:table-row table:style-name="ro1">
          <table:table-cell office:value-type="string" calcext:value-type="string">
            <text:p>2023-01-07 17:05:02</text:p>
          </table:table-cell>
          <table:table-cell office:value-type="float" office:value="3917.387" calcext:value-type="float">
            <text:p>3917,387</text:p>
          </table:table-cell>
          <table:table-cell office:value-type="float" office:value="2.34375" calcext:value-type="float">
            <text:p>2,34375</text:p>
          </table:table-cell>
          <table:table-cell office:value-type="float" office:value="1.892975" calcext:value-type="float">
            <text:p>1,8929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2.11719" calcext:value-type="float">
            <text:p>32,11719</text:p>
          </table:table-cell>
          <table:table-cell/>
          <table:table-cell table:formula="of:=SUM([.B214:.G214])" office:value-type="float" office:value="4025.740915" calcext:value-type="float">
            <text:p>4025,740915</text:p>
          </table:table-cell>
        </table:table-row>
        <table:table-row table:style-name="ro1">
          <table:table-cell office:value-type="string" calcext:value-type="string">
            <text:p>2023-01-07 17:05:01</text:p>
          </table:table-cell>
          <table:table-cell office:value-type="float" office:value="4242.969" calcext:value-type="float">
            <text:p>4242,969</text:p>
          </table:table-cell>
          <table:table-cell office:value-type="float" office:value="2.28125" calcext:value-type="float">
            <text:p>2,28125</text:p>
          </table:table-cell>
          <table:table-cell office:value-type="float" office:value="1.730148" calcext:value-type="float">
            <text:p>1,7301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.59375" calcext:value-type="float">
            <text:p>31,59375</text:p>
          </table:table-cell>
          <table:table-cell/>
          <table:table-cell table:formula="of:=SUM([.B215:.G215])" office:value-type="float" office:value="4350.574148" calcext:value-type="float">
            <text:p>4350,574148</text:p>
          </table:table-cell>
        </table:table-row>
        <table:table-row table:style-name="ro1">
          <table:table-cell office:value-type="string" calcext:value-type="string">
            <text:p>2023-01-07 17:05:00</text:p>
          </table:table-cell>
          <table:table-cell office:value-type="float" office:value="3966.402" calcext:value-type="float">
            <text:p>3966,402</text:p>
          </table:table-cell>
          <table:table-cell office:value-type="float" office:value="2.28125" calcext:value-type="float">
            <text:p>2,28125</text:p>
          </table:table-cell>
          <table:table-cell office:value-type="float" office:value="1.734436" calcext:value-type="float">
            <text:p>1,73443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5.81641" calcext:value-type="float">
            <text:p>25,81641</text:p>
          </table:table-cell>
          <table:table-cell/>
          <table:table-cell table:formula="of:=SUM([.B216:.G216])" office:value-type="float" office:value="4074.234096" calcext:value-type="float">
            <text:p>4074,234096</text:p>
          </table:table-cell>
        </table:table-row>
        <table:table-row table:style-name="ro1">
          <table:table-cell office:value-type="string" calcext:value-type="string">
            <text:p>2023-01-07 17:04:59</text:p>
          </table:table-cell>
          <table:table-cell office:value-type="float" office:value="3773.238" calcext:value-type="float">
            <text:p>3773,238</text:p>
          </table:table-cell>
          <table:table-cell office:value-type="float" office:value="2.171875" calcext:value-type="float">
            <text:p>2,171875</text:p>
          </table:table-cell>
          <table:table-cell office:value-type="float" office:value="1.6703644" calcext:value-type="float">
            <text:p>1,670364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1.375" calcext:value-type="float">
            <text:p>21,375</text:p>
          </table:table-cell>
          <table:table-cell/>
          <table:table-cell table:formula="of:=SUM([.B217:.G217])" office:value-type="float" office:value="3876.4552394" calcext:value-type="float">
            <text:p>3876,4552394</text:p>
          </table:table-cell>
        </table:table-row>
        <table:table-row table:style-name="ro1">
          <table:table-cell office:value-type="string" calcext:value-type="string">
            <text:p>2023-01-07 17:04:58</text:p>
          </table:table-cell>
          <table:table-cell office:value-type="float" office:value="3153.895" calcext:value-type="float">
            <text:p>3153,895</text:p>
          </table:table-cell>
          <table:table-cell office:value-type="float" office:value="1.921875" calcext:value-type="float">
            <text:p>1,921875</text:p>
          </table:table-cell>
          <table:table-cell office:value-type="float" office:value="1.5351791" calcext:value-type="float">
            <text:p>1,535179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9.55078" calcext:value-type="float">
            <text:p>29,55078</text:p>
          </table:table-cell>
          <table:table-cell/>
          <table:table-cell table:formula="of:=SUM([.B218:.G218])" office:value-type="float" office:value="3296.9028341" calcext:value-type="float">
            <text:p>3296,9028341</text:p>
          </table:table-cell>
        </table:table-row>
        <table:table-row table:style-name="ro1">
          <table:table-cell office:value-type="string" calcext:value-type="string">
            <text:p>2023-01-07 17:04:57</text:p>
          </table:table-cell>
          <table:table-cell office:value-type="float" office:value="1965.992" calcext:value-type="float">
            <text:p>1965,992</text:p>
          </table:table-cell>
          <table:table-cell office:value-type="float" office:value="1.78125" calcext:value-type="float">
            <text:p>1,78125</text:p>
          </table:table-cell>
          <table:table-cell office:value-type="float" office:value="1.4582825" calcext:value-type="float">
            <text:p>1,458282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8.11328" calcext:value-type="float">
            <text:p>28,11328</text:p>
          </table:table-cell>
          <table:table-cell/>
          <table:table-cell table:formula="of:=SUM([.B219:.G219])" office:value-type="float" office:value="2103.3448125" calcext:value-type="float">
            <text:p>2103,3448125</text:p>
          </table:table-cell>
        </table:table-row>
        <table:table-row table:style-name="ro1">
          <table:table-cell office:value-type="string" calcext:value-type="string">
            <text:p>2023-01-07 17:04:56</text:p>
          </table:table-cell>
          <table:table-cell office:value-type="float" office:value="758.0078" calcext:value-type="float">
            <text:p>758,0078</text:p>
          </table:table-cell>
          <table:table-cell office:value-type="float" office:value="1.34375" calcext:value-type="float">
            <text:p>1,34375</text:p>
          </table:table-cell>
          <table:table-cell office:value-type="float" office:value="1.2197189" calcext:value-type="float">
            <text:p>1,21971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8.80469" calcext:value-type="float">
            <text:p>28,80469</text:p>
          </table:table-cell>
          <table:table-cell/>
          <table:table-cell table:formula="of:=SUM([.B220:.G220])" office:value-type="float" office:value="889.3759589" calcext:value-type="float">
            <text:p>889,3759589</text:p>
          </table:table-cell>
        </table:table-row>
        <table:table-row table:style-name="ro1">
          <table:table-cell office:value-type="string" calcext:value-type="string">
            <text:p>2023-01-07 17:04:55</text:p>
          </table:table-cell>
          <table:table-cell office:value-type="float" office:value="0.2109375" calcext:value-type="float">
            <text:p>0,210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21:.G221])" office:value-type="float" office:value="46.460036" calcext:value-type="float">
            <text:p>46,460036</text:p>
          </table:table-cell>
        </table:table-row>
        <table:table-row table:style-name="ro1">
          <table:table-cell office:value-type="string" calcext:value-type="string">
            <text:p>2023-01-07 17:04:54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22:.G222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53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23:.G223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52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24:.G224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51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25:.G225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50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26:.G226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49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27:.G227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48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28:.G228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47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29:.G229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46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30:.G230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45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31:.G231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44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32:.G232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43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33:.G233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42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34:.G234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41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6935" calcext:value-type="float">
            <text:p>0,432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078" calcext:value-type="float">
            <text:p>45,80078</text:p>
          </table:table-cell>
          <table:table-cell/>
          <table:table-cell table:formula="of:=SUM([.B235:.G235])" office:value-type="float" office:value="46.444411" calcext:value-type="float">
            <text:p>46,444411</text:p>
          </table:table-cell>
        </table:table-row>
        <table:table-row table:style-name="ro1">
          <table:table-cell office:value-type="string" calcext:value-type="string">
            <text:p>2023-01-07 17:04:40</text:p>
          </table:table-cell>
          <table:table-cell office:value-type="float" office:value="4264.496" calcext:value-type="float">
            <text:p>4264,496</text:p>
          </table:table-cell>
          <table:table-cell office:value-type="float" office:value="0.265625" calcext:value-type="float">
            <text:p>0,265625</text:p>
          </table:table-cell>
          <table:table-cell office:value-type="float" office:value="0.6470642" calcext:value-type="float">
            <text:p>0,647064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3.02344" calcext:value-type="float">
            <text:p>43,02344</text:p>
          </table:table-cell>
          <table:table-cell/>
          <table:table-cell table:formula="of:=SUM([.B236:.G236])" office:value-type="float" office:value="4378.4321292" calcext:value-type="float">
            <text:p>4378,4321292</text:p>
          </table:table-cell>
        </table:table-row>
        <table:table-row table:style-name="ro1">
          <table:table-cell office:value-type="string" calcext:value-type="string">
            <text:p>2023-01-07 17:04:39</text:p>
          </table:table-cell>
          <table:table-cell office:value-type="float" office:value="4265.621" calcext:value-type="float">
            <text:p>4265,621</text:p>
          </table:table-cell>
          <table:table-cell office:value-type="float" office:value="2.859375" calcext:value-type="float">
            <text:p>2,859375</text:p>
          </table:table-cell>
          <table:table-cell office:value-type="float" office:value="2.059837" calcext:value-type="float">
            <text:p>2,05983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94531" calcext:value-type="float">
            <text:p>39,94531</text:p>
          </table:table-cell>
          <table:table-cell/>
          <table:table-cell table:formula="of:=SUM([.B237:.G237])" office:value-type="float" office:value="4380.485522" calcext:value-type="float">
            <text:p>4380,485522</text:p>
          </table:table-cell>
        </table:table-row>
        <table:table-row table:style-name="ro1">
          <table:table-cell office:value-type="string" calcext:value-type="string">
            <text:p>2023-01-07 17:04:38</text:p>
          </table:table-cell>
          <table:table-cell office:value-type="float" office:value="4264.711" calcext:value-type="float">
            <text:p>4264,711</text:p>
          </table:table-cell>
          <table:table-cell office:value-type="float" office:value="3.296875" calcext:value-type="float">
            <text:p>3,296875</text:p>
          </table:table-cell>
          <table:table-cell office:value-type="float" office:value="2.298416" calcext:value-type="float">
            <text:p>2,2984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9.94531" calcext:value-type="float">
            <text:p>39,94531</text:p>
          </table:table-cell>
          <table:table-cell/>
          <table:table-cell table:formula="of:=SUM([.B238:.G238])" office:value-type="float" office:value="4380.251601" calcext:value-type="float">
            <text:p>4380,251601</text:p>
          </table:table-cell>
        </table:table-row>
        <table:table-row table:style-name="ro1">
          <table:table-cell office:value-type="string" calcext:value-type="string">
            <text:p>2023-01-07 17:04:37</text:p>
          </table:table-cell>
          <table:table-cell office:value-type="float" office:value="4265.535" calcext:value-type="float">
            <text:p>4265,535</text:p>
          </table:table-cell>
          <table:table-cell office:value-type="float" office:value="3.796875" calcext:value-type="float">
            <text:p>3,796875</text:p>
          </table:table-cell>
          <table:table-cell office:value-type="float" office:value="2.560242" calcext:value-type="float">
            <text:p>2,56024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7.55078" calcext:value-type="float">
            <text:p>37,55078</text:p>
          </table:table-cell>
          <table:table-cell/>
          <table:table-cell table:formula="of:=SUM([.B239:.G239])" office:value-type="float" office:value="4379.442897" calcext:value-type="float">
            <text:p>4379,442897</text:p>
          </table:table-cell>
        </table:table-row>
        <table:table-row table:style-name="ro1">
          <table:table-cell office:value-type="string" calcext:value-type="string">
            <text:p>2023-01-07 17:04:36</text:p>
          </table:table-cell>
          <table:table-cell office:value-type="float" office:value="4269.547" calcext:value-type="float">
            <text:p>4269,547</text:p>
          </table:table-cell>
          <table:table-cell office:value-type="float" office:value="3.796875" calcext:value-type="float">
            <text:p>3,796875</text:p>
          </table:table-cell>
          <table:table-cell office:value-type="float" office:value="2.560242" calcext:value-type="float">
            <text:p>2,56024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7.55078" calcext:value-type="float">
            <text:p>37,55078</text:p>
          </table:table-cell>
          <table:table-cell/>
          <table:table-cell table:formula="of:=SUM([.B240:.G240])" office:value-type="float" office:value="4383.454897" calcext:value-type="float">
            <text:p>4383,454897</text:p>
          </table:table-cell>
        </table:table-row>
        <table:table-row table:style-name="ro1">
          <table:table-cell office:value-type="string" calcext:value-type="string">
            <text:p>2023-01-07 17:04:35</text:p>
          </table:table-cell>
          <table:table-cell office:value-type="float" office:value="4267.809" calcext:value-type="float">
            <text:p>4267,809</text:p>
          </table:table-cell>
          <table:table-cell office:value-type="float" office:value="3.96875" calcext:value-type="float">
            <text:p>3,96875</text:p>
          </table:table-cell>
          <table:table-cell office:value-type="float" office:value="2.64994" calcext:value-type="float">
            <text:p>2,6499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9.58203" calcext:value-type="float">
            <text:p>29,58203</text:p>
          </table:table-cell>
          <table:table-cell/>
          <table:table-cell table:formula="of:=SUM([.B241:.G241])" office:value-type="float" office:value="4374.00972" calcext:value-type="float">
            <text:p>4374,00972</text:p>
          </table:table-cell>
        </table:table-row>
        <table:table-row table:style-name="ro1">
          <table:table-cell office:value-type="string" calcext:value-type="string">
            <text:p>2023-01-07 17:04:34</text:p>
          </table:table-cell>
          <table:table-cell office:value-type="float" office:value="4169.402" calcext:value-type="float">
            <text:p>4169,402</text:p>
          </table:table-cell>
          <table:table-cell office:value-type="float" office:value="3.921875" calcext:value-type="float">
            <text:p>3,921875</text:p>
          </table:table-cell>
          <table:table-cell office:value-type="float" office:value="2.624397" calcext:value-type="float">
            <text:p>2,62439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9.58203" calcext:value-type="float">
            <text:p>29,58203</text:p>
          </table:table-cell>
          <table:table-cell/>
          <table:table-cell table:formula="of:=SUM([.B242:.G242])" office:value-type="float" office:value="4275.530302" calcext:value-type="float">
            <text:p>4275,530302</text:p>
          </table:table-cell>
        </table:table-row>
        <table:table-row table:style-name="ro1">
          <table:table-cell office:value-type="string" calcext:value-type="string">
            <text:p>2023-01-07 17:04:33</text:p>
          </table:table-cell>
          <table:table-cell office:value-type="float" office:value="4157.27" calcext:value-type="float">
            <text:p>4157,27</text:p>
          </table:table-cell>
          <table:table-cell office:value-type="float" office:value="3.875" calcext:value-type="float">
            <text:p>3,875</text:p>
          </table:table-cell>
          <table:table-cell office:value-type="float" office:value="2.598854" calcext:value-type="float">
            <text:p>2,59885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.64844" calcext:value-type="float">
            <text:p>26,64844</text:p>
          </table:table-cell>
          <table:table-cell/>
          <table:table-cell table:formula="of:=SUM([.B243:.G243])" office:value-type="float" office:value="4262.392294" calcext:value-type="float">
            <text:p>4262,392294</text:p>
          </table:table-cell>
        </table:table-row>
        <table:table-row table:style-name="ro1">
          <table:table-cell office:value-type="string" calcext:value-type="string">
            <text:p>2023-01-07 17:04:32</text:p>
          </table:table-cell>
          <table:table-cell office:value-type="float" office:value="4205.379" calcext:value-type="float">
            <text:p>4205,379</text:p>
          </table:table-cell>
          <table:table-cell office:value-type="float" office:value="3.875" calcext:value-type="float">
            <text:p>3,875</text:p>
          </table:table-cell>
          <table:table-cell office:value-type="float" office:value="2.598854" calcext:value-type="float">
            <text:p>2,59885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.59375" calcext:value-type="float">
            <text:p>10,59375</text:p>
          </table:table-cell>
          <table:table-cell/>
          <table:table-cell table:formula="of:=SUM([.B244:.G244])" office:value-type="float" office:value="4294.446604" calcext:value-type="float">
            <text:p>4294,446604</text:p>
          </table:table-cell>
        </table:table-row>
        <table:table-row table:style-name="ro1">
          <table:table-cell office:value-type="string" calcext:value-type="string">
            <text:p>2023-01-07 17:04:31</text:p>
          </table:table-cell>
          <table:table-cell office:value-type="float" office:value="4263.777" calcext:value-type="float">
            <text:p>4263,777</text:p>
          </table:table-cell>
          <table:table-cell office:value-type="float" office:value="3.875" calcext:value-type="float">
            <text:p>3,875</text:p>
          </table:table-cell>
          <table:table-cell office:value-type="float" office:value="2.598854" calcext:value-type="float">
            <text:p>2,59885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,5</text:p>
          </table:table-cell>
          <table:table-cell/>
          <table:table-cell table:formula="of:=SUM([.B245:.G245])" office:value-type="float" office:value="4351.750854" calcext:value-type="float">
            <text:p>4351,750854</text:p>
          </table:table-cell>
        </table:table-row>
        <table:table-row table:style-name="ro1">
          <table:table-cell office:value-type="string" calcext:value-type="string">
            <text:p>2023-01-07 17:04:30</text:p>
          </table:table-cell>
          <table:table-cell office:value-type="float" office:value="4260.73" calcext:value-type="float">
            <text:p>4260,73</text:p>
          </table:table-cell>
          <table:table-cell office:value-type="float" office:value="3.859375" calcext:value-type="float">
            <text:p>3,859375</text:p>
          </table:table-cell>
          <table:table-cell office:value-type="float" office:value="2.59034" calcext:value-type="float">
            <text:p>2,5903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,5</text:p>
          </table:table-cell>
          <table:table-cell/>
          <table:table-cell table:formula="of:=SUM([.B246:.G246])" office:value-type="float" office:value="4348.679715" calcext:value-type="float">
            <text:p>4348,679715</text:p>
          </table:table-cell>
        </table:table-row>
        <table:table-row table:style-name="ro1">
          <table:table-cell office:value-type="string" calcext:value-type="string">
            <text:p>2023-01-07 17:04:29</text:p>
          </table:table-cell>
          <table:table-cell office:value-type="float" office:value="4248.562" calcext:value-type="float">
            <text:p>4248,562</text:p>
          </table:table-cell>
          <table:table-cell office:value-type="float" office:value="3.84375" calcext:value-type="float">
            <text:p>3,84375</text:p>
          </table:table-cell>
          <table:table-cell office:value-type="float" office:value="2.581825" calcext:value-type="float">
            <text:p>2,5818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,5</text:p>
          </table:table-cell>
          <table:table-cell/>
          <table:table-cell table:formula="of:=SUM([.B247:.G247])" office:value-type="float" office:value="4336.487575" calcext:value-type="float">
            <text:p>4336,487575</text:p>
          </table:table-cell>
        </table:table-row>
        <table:table-row table:style-name="ro1">
          <table:table-cell office:value-type="string" calcext:value-type="string">
            <text:p>2023-01-07 17:04:28</text:p>
          </table:table-cell>
          <table:table-cell office:value-type="float" office:value="4256.16" calcext:value-type="float">
            <text:p>4256,16</text:p>
          </table:table-cell>
          <table:table-cell office:value-type="float" office:value="3.796875" calcext:value-type="float">
            <text:p>3,796875</text:p>
          </table:table-cell>
          <table:table-cell office:value-type="float" office:value="2.556282" calcext:value-type="float">
            <text:p>2,5562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.23047" calcext:value-type="float">
            <text:p>30,23047</text:p>
          </table:table-cell>
          <table:table-cell/>
          <table:table-cell table:formula="of:=SUM([.B248:.G248])" office:value-type="float" office:value="4364.743627" calcext:value-type="float">
            <text:p>4364,743627</text:p>
          </table:table-cell>
        </table:table-row>
        <table:table-row table:style-name="ro1">
          <table:table-cell office:value-type="string" calcext:value-type="string">
            <text:p>2023-01-07 17:04:27</text:p>
          </table:table-cell>
          <table:table-cell office:value-type="float" office:value="4261.016" calcext:value-type="float">
            <text:p>4261,016</text:p>
          </table:table-cell>
          <table:table-cell office:value-type="float" office:value="3.796875" calcext:value-type="float">
            <text:p>3,796875</text:p>
          </table:table-cell>
          <table:table-cell office:value-type="float" office:value="2.556282" calcext:value-type="float">
            <text:p>2,5562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.23047" calcext:value-type="float">
            <text:p>30,23047</text:p>
          </table:table-cell>
          <table:table-cell/>
          <table:table-cell table:formula="of:=SUM([.B249:.G249])" office:value-type="float" office:value="4369.599627" calcext:value-type="float">
            <text:p>4369,599627</text:p>
          </table:table-cell>
        </table:table-row>
        <table:table-row table:style-name="ro1">
          <table:table-cell office:value-type="string" calcext:value-type="string">
            <text:p>2023-01-07 17:04:26</text:p>
          </table:table-cell>
          <table:table-cell office:value-type="float" office:value="4255.25" calcext:value-type="float">
            <text:p>4255,25</text:p>
          </table:table-cell>
          <table:table-cell office:value-type="float" office:value="3.625" calcext:value-type="float">
            <text:p>3,625</text:p>
          </table:table-cell>
          <table:table-cell office:value-type="float" office:value="2.462624" calcext:value-type="float">
            <text:p>2,4626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.26953" calcext:value-type="float">
            <text:p>28,26953</text:p>
          </table:table-cell>
          <table:table-cell/>
          <table:table-cell table:formula="of:=SUM([.B250:.G250])" office:value-type="float" office:value="4361.607154" calcext:value-type="float">
            <text:p>4361,607154</text:p>
          </table:table-cell>
        </table:table-row>
        <table:table-row table:style-name="ro1">
          <table:table-cell office:value-type="string" calcext:value-type="string">
            <text:p>2023-01-07 17:04:25</text:p>
          </table:table-cell>
          <table:table-cell office:value-type="float" office:value="4230.906" calcext:value-type="float">
            <text:p>4230,906</text:p>
          </table:table-cell>
          <table:table-cell office:value-type="float" office:value="3.609375" calcext:value-type="float">
            <text:p>3,609375</text:p>
          </table:table-cell>
          <table:table-cell office:value-type="float" office:value="2.454109" calcext:value-type="float">
            <text:p>2,45410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7.94531" calcext:value-type="float">
            <text:p>27,94531</text:p>
          </table:table-cell>
          <table:table-cell/>
          <table:table-cell table:formula="of:=SUM([.B251:.G251])" office:value-type="float" office:value="4336.914794" calcext:value-type="float">
            <text:p>4336,914794</text:p>
          </table:table-cell>
        </table:table-row>
        <table:table-row table:style-name="ro1">
          <table:table-cell office:value-type="string" calcext:value-type="string">
            <text:p>2023-01-07 17:04:24</text:p>
          </table:table-cell>
          <table:table-cell office:value-type="float" office:value="4170.02" calcext:value-type="float">
            <text:p>4170,02</text:p>
          </table:table-cell>
          <table:table-cell office:value-type="float" office:value="3.578125" calcext:value-type="float">
            <text:p>3,578125</text:p>
          </table:table-cell>
          <table:table-cell office:value-type="float" office:value="2.43708" calcext:value-type="float">
            <text:p>2,4370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.87109" calcext:value-type="float">
            <text:p>26,87109</text:p>
          </table:table-cell>
          <table:table-cell/>
          <table:table-cell table:formula="of:=SUM([.B252:.G252])" office:value-type="float" office:value="4274.906295" calcext:value-type="float">
            <text:p>4274,906295</text:p>
          </table:table-cell>
        </table:table-row>
        <table:table-row table:style-name="ro1">
          <table:table-cell office:value-type="string" calcext:value-type="string">
            <text:p>2023-01-07 17:04:23</text:p>
          </table:table-cell>
          <table:table-cell office:value-type="float" office:value="4192.355" calcext:value-type="float">
            <text:p>4192,355</text:p>
          </table:table-cell>
          <table:table-cell office:value-type="float" office:value="3.578125" calcext:value-type="float">
            <text:p>3,578125</text:p>
          </table:table-cell>
          <table:table-cell office:value-type="float" office:value="2.43708" calcext:value-type="float">
            <text:p>2,4370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.19141" calcext:value-type="float">
            <text:p>23,19141</text:p>
          </table:table-cell>
          <table:table-cell/>
          <table:table-cell table:formula="of:=SUM([.B253:.G253])" office:value-type="float" office:value="4293.561615" calcext:value-type="float">
            <text:p>4293,561615</text:p>
          </table:table-cell>
        </table:table-row>
        <table:table-row table:style-name="ro1">
          <table:table-cell office:value-type="string" calcext:value-type="string">
            <text:p>2023-01-07 17:04:22</text:p>
          </table:table-cell>
          <table:table-cell office:value-type="float" office:value="4254.898" calcext:value-type="float">
            <text:p>4254,898</text:p>
          </table:table-cell>
          <table:table-cell office:value-type="float" office:value="3.578125" calcext:value-type="float">
            <text:p>3,578125</text:p>
          </table:table-cell>
          <table:table-cell office:value-type="float" office:value="2.43708" calcext:value-type="float">
            <text:p>2,4370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.11328" calcext:value-type="float">
            <text:p>26,11328</text:p>
          </table:table-cell>
          <table:table-cell/>
          <table:table-cell table:formula="of:=SUM([.B254:.G254])" office:value-type="float" office:value="4359.026485" calcext:value-type="float">
            <text:p>4359,026485</text:p>
          </table:table-cell>
        </table:table-row>
        <table:table-row table:style-name="ro1">
          <table:table-cell office:value-type="string" calcext:value-type="string">
            <text:p>2023-01-07 17:04:21</text:p>
          </table:table-cell>
          <table:table-cell office:value-type="float" office:value="4193.363" calcext:value-type="float">
            <text:p>4193,363</text:p>
          </table:table-cell>
          <table:table-cell office:value-type="float" office:value="3.5625" calcext:value-type="float">
            <text:p>3,5625</text:p>
          </table:table-cell>
          <table:table-cell office:value-type="float" office:value="2.428566" calcext:value-type="float">
            <text:p>2,42856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.24609" calcext:value-type="float">
            <text:p>21,24609</text:p>
          </table:table-cell>
          <table:table-cell/>
          <table:table-cell table:formula="of:=SUM([.B255:.G255])" office:value-type="float" office:value="4292.600156" calcext:value-type="float">
            <text:p>4292,600156</text:p>
          </table:table-cell>
        </table:table-row>
        <table:table-row table:style-name="ro1">
          <table:table-cell office:value-type="string" calcext:value-type="string">
            <text:p>2023-01-07 17:04:20</text:p>
          </table:table-cell>
          <table:table-cell office:value-type="float" office:value="4197.598" calcext:value-type="float">
            <text:p>4197,598</text:p>
          </table:table-cell>
          <table:table-cell office:value-type="float" office:value="3.53125" calcext:value-type="float">
            <text:p>3,53125</text:p>
          </table:table-cell>
          <table:table-cell office:value-type="float" office:value="2.411537" calcext:value-type="float">
            <text:p>2,41153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.58984" calcext:value-type="float">
            <text:p>18,58984</text:p>
          </table:table-cell>
          <table:table-cell/>
          <table:table-cell table:formula="of:=SUM([.B256:.G256])" office:value-type="float" office:value="4294.130627" calcext:value-type="float">
            <text:p>4294,130627</text:p>
          </table:table-cell>
        </table:table-row>
        <table:table-row table:style-name="ro1">
          <table:table-cell office:value-type="string" calcext:value-type="string">
            <text:p>2023-01-07 17:04:19</text:p>
          </table:table-cell>
          <table:table-cell office:value-type="float" office:value="4175.738" calcext:value-type="float">
            <text:p>4175,738</text:p>
          </table:table-cell>
          <table:table-cell office:value-type="float" office:value="3.375" calcext:value-type="float">
            <text:p>3,375</text:p>
          </table:table-cell>
          <table:table-cell office:value-type="float" office:value="2.326393" calcext:value-type="float">
            <text:p>2,3263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.152344" calcext:value-type="float">
            <text:p>15,152344</text:p>
          </table:table-cell>
          <table:table-cell/>
          <table:table-cell table:formula="of:=SUM([.B257:.G257])" office:value-type="float" office:value="4268.591737" calcext:value-type="float">
            <text:p>4268,591737</text:p>
          </table:table-cell>
        </table:table-row>
        <table:table-row table:style-name="ro1">
          <table:table-cell office:value-type="string" calcext:value-type="string">
            <text:p>2023-01-07 17:04:18</text:p>
          </table:table-cell>
          <table:table-cell office:value-type="float" office:value="4068.965" calcext:value-type="float">
            <text:p>4068,965</text:p>
          </table:table-cell>
          <table:table-cell office:value-type="float" office:value="3.375" calcext:value-type="float">
            <text:p>3,375</text:p>
          </table:table-cell>
          <table:table-cell office:value-type="float" office:value="2.326393" calcext:value-type="float">
            <text:p>2,3263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.164062" calcext:value-type="float">
            <text:p>6,164062</text:p>
          </table:table-cell>
          <table:table-cell/>
          <table:table-cell table:formula="of:=SUM([.B258:.G258])" office:value-type="float" office:value="4152.830455" calcext:value-type="float">
            <text:p>4152,830455</text:p>
          </table:table-cell>
        </table:table-row>
        <table:table-row table:style-name="ro1">
          <table:table-cell office:value-type="string" calcext:value-type="string">
            <text:p>2023-01-07 17:04:17</text:p>
          </table:table-cell>
          <table:table-cell office:value-type="float" office:value="4253.309" calcext:value-type="float">
            <text:p>4253,309</text:p>
          </table:table-cell>
          <table:table-cell office:value-type="float" office:value="3.375" calcext:value-type="float">
            <text:p>3,375</text:p>
          </table:table-cell>
          <table:table-cell office:value-type="float" office:value="2.326393" calcext:value-type="float">
            <text:p>2,3263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.32812" calcext:value-type="float">
            <text:p>20,32812</text:p>
          </table:table-cell>
          <table:table-cell/>
          <table:table-cell table:formula="of:=SUM([.B259:.G259])" office:value-type="float" office:value="4351.338513" calcext:value-type="float">
            <text:p>4351,338513</text:p>
          </table:table-cell>
        </table:table-row>
        <table:table-row table:style-name="ro1">
          <table:table-cell office:value-type="string" calcext:value-type="string">
            <text:p>2023-01-07 17:04:16</text:p>
          </table:table-cell>
          <table:table-cell office:value-type="float" office:value="4234.172" calcext:value-type="float">
            <text:p>4234,172</text:p>
          </table:table-cell>
          <table:table-cell office:value-type="float" office:value="3.359375" calcext:value-type="float">
            <text:p>3,359375</text:p>
          </table:table-cell>
          <table:table-cell office:value-type="float" office:value="2.317879" calcext:value-type="float">
            <text:p>2,3178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.72656" calcext:value-type="float">
            <text:p>21,72656</text:p>
          </table:table-cell>
          <table:table-cell/>
          <table:table-cell table:formula="of:=SUM([.B260:.G260])" office:value-type="float" office:value="4333.575814" calcext:value-type="float">
            <text:p>4333,575814</text:p>
          </table:table-cell>
        </table:table-row>
        <table:table-row table:style-name="ro1">
          <table:table-cell office:value-type="string" calcext:value-type="string">
            <text:p>2023-01-07 17:04:15</text:p>
          </table:table-cell>
          <table:table-cell office:value-type="float" office:value="4192.422" calcext:value-type="float">
            <text:p>4192,422</text:p>
          </table:table-cell>
          <table:table-cell office:value-type="float" office:value="3.3125" calcext:value-type="float">
            <text:p>3,3125</text:p>
          </table:table-cell>
          <table:table-cell office:value-type="float" office:value="2.292114" calcext:value-type="float">
            <text:p>2,29211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.47266" calcext:value-type="float">
            <text:p>18,47266</text:p>
          </table:table-cell>
          <table:table-cell/>
          <table:table-cell table:formula="of:=SUM([.B261:.G261])" office:value-type="float" office:value="4288.499274" calcext:value-type="float">
            <text:p>4288,499274</text:p>
          </table:table-cell>
        </table:table-row>
        <table:table-row table:style-name="ro1">
          <table:table-cell office:value-type="string" calcext:value-type="string">
            <text:p>2023-01-07 17:04:14</text:p>
          </table:table-cell>
          <table:table-cell office:value-type="float" office:value="4043.758" calcext:value-type="float">
            <text:p>4043,758</text:p>
          </table:table-cell>
          <table:table-cell office:value-type="float" office:value="3.21875" calcext:value-type="float">
            <text:p>3,21875</text:p>
          </table:table-cell>
          <table:table-cell office:value-type="float" office:value="2.241249" calcext:value-type="float">
            <text:p>2,24124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.47266" calcext:value-type="float">
            <text:p>18,47266</text:p>
          </table:table-cell>
          <table:table-cell/>
          <table:table-cell table:formula="of:=SUM([.B262:.G262])" office:value-type="float" office:value="4139.690659" calcext:value-type="float">
            <text:p>4139,690659</text:p>
          </table:table-cell>
        </table:table-row>
        <table:table-row table:style-name="ro1">
          <table:table-cell office:value-type="string" calcext:value-type="string">
            <text:p>2023-01-07 17:04:13</text:p>
          </table:table-cell>
          <table:table-cell office:value-type="float" office:value="4180.109" calcext:value-type="float">
            <text:p>4180,109</text:p>
          </table:table-cell>
          <table:table-cell office:value-type="float" office:value="3.21875" calcext:value-type="float">
            <text:p>3,21875</text:p>
          </table:table-cell>
          <table:table-cell office:value-type="float" office:value="2.241249" calcext:value-type="float">
            <text:p>2,24124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.289062" calcext:value-type="float">
            <text:p>5,289062</text:p>
          </table:table-cell>
          <table:table-cell/>
          <table:table-cell table:formula="of:=SUM([.B263:.G263])" office:value-type="float" office:value="4262.858061" calcext:value-type="float">
            <text:p>4262,858061</text:p>
          </table:table-cell>
        </table:table-row>
        <table:table-row table:style-name="ro1">
          <table:table-cell office:value-type="string" calcext:value-type="string">
            <text:p>2023-01-07 17:04:12</text:p>
          </table:table-cell>
          <table:table-cell office:value-type="float" office:value="4250.996" calcext:value-type="float">
            <text:p>4250,996</text:p>
          </table:table-cell>
          <table:table-cell office:value-type="float" office:value="3.21875" calcext:value-type="float">
            <text:p>3,21875</text:p>
          </table:table-cell>
          <table:table-cell office:value-type="float" office:value="2.241028" calcext:value-type="float">
            <text:p>2,2410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.421875" calcext:value-type="float">
            <text:p>13,421875</text:p>
          </table:table-cell>
          <table:table-cell/>
          <table:table-cell table:formula="of:=SUM([.B264:.G264])" office:value-type="float" office:value="4341.877653" calcext:value-type="float">
            <text:p>4341,877653</text:p>
          </table:table-cell>
        </table:table-row>
        <table:table-row table:style-name="ro1">
          <table:table-cell office:value-type="string" calcext:value-type="string">
            <text:p>2023-01-07 17:04:11</text:p>
          </table:table-cell>
          <table:table-cell office:value-type="float" office:value="4111.422" calcext:value-type="float">
            <text:p>4111,422</text:p>
          </table:table-cell>
          <table:table-cell office:value-type="float" office:value="3.15625" calcext:value-type="float">
            <text:p>3,15625</text:p>
          </table:table-cell>
          <table:table-cell office:value-type="float" office:value="2.207191" calcext:value-type="float">
            <text:p>2,20719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3.08203" calcext:value-type="float">
            <text:p>33,08203</text:p>
          </table:table-cell>
          <table:table-cell/>
          <table:table-cell table:formula="of:=SUM([.B265:.G265])" office:value-type="float" office:value="4221.867471" calcext:value-type="float">
            <text:p>4221,867471</text:p>
          </table:table-cell>
        </table:table-row>
        <table:table-row table:style-name="ro1">
          <table:table-cell office:value-type="string" calcext:value-type="string">
            <text:p>2023-01-07 17:04:10</text:p>
          </table:table-cell>
          <table:table-cell office:value-type="float" office:value="3952.387" calcext:value-type="float">
            <text:p>3952,387</text:p>
          </table:table-cell>
          <table:table-cell office:value-type="float" office:value="3.109375" calcext:value-type="float">
            <text:p>3,109375</text:p>
          </table:table-cell>
          <table:table-cell office:value-type="float" office:value="2.181648" calcext:value-type="float">
            <text:p>2,1816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3.08203" calcext:value-type="float">
            <text:p>33,08203</text:p>
          </table:table-cell>
          <table:table-cell/>
          <table:table-cell table:formula="of:=SUM([.B266:.G266])" office:value-type="float" office:value="4062.760053" calcext:value-type="float">
            <text:p>4062,760053</text:p>
          </table:table-cell>
        </table:table-row>
        <table:table-row table:style-name="ro1">
          <table:table-cell office:value-type="string" calcext:value-type="string">
            <text:p>2023-01-07 17:04:09</text:p>
          </table:table-cell>
          <table:table-cell office:value-type="float" office:value="3704.449" calcext:value-type="float">
            <text:p>3704,449</text:p>
          </table:table-cell>
          <table:table-cell office:value-type="float" office:value="3.109375" calcext:value-type="float">
            <text:p>3,109375</text:p>
          </table:table-cell>
          <table:table-cell office:value-type="float" office:value="2.181648" calcext:value-type="float">
            <text:p>2,18164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3.08203" calcext:value-type="float">
            <text:p>33,08203</text:p>
          </table:table-cell>
          <table:table-cell/>
          <table:table-cell table:formula="of:=SUM([.B267:.G267])" office:value-type="float" office:value="3816.822053" calcext:value-type="float">
            <text:p>3816,822053</text:p>
          </table:table-cell>
        </table:table-row>
        <table:table-row table:style-name="ro1">
          <table:table-cell office:value-type="string" calcext:value-type="string">
            <text:p>2023-01-07 17:04:08</text:p>
          </table:table-cell>
          <table:table-cell office:value-type="float" office:value="3579.562" calcext:value-type="float">
            <text:p>3579,562</text:p>
          </table:table-cell>
          <table:table-cell office:value-type="float" office:value="3.09375" calcext:value-type="float">
            <text:p>3,09375</text:p>
          </table:table-cell>
          <table:table-cell office:value-type="float" office:value="2.173134" calcext:value-type="float">
            <text:p>2,17313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3.08203" calcext:value-type="float">
            <text:p>33,08203</text:p>
          </table:table-cell>
          <table:table-cell/>
          <table:table-cell table:formula="of:=SUM([.B268:.G268])" office:value-type="float" office:value="3691.910914" calcext:value-type="float">
            <text:p>3691,910914</text:p>
          </table:table-cell>
        </table:table-row>
        <table:table-row table:style-name="ro1">
          <table:table-cell office:value-type="string" calcext:value-type="string">
            <text:p>2023-01-07 17:04:07</text:p>
          </table:table-cell>
          <table:table-cell office:value-type="float" office:value="3759.25" calcext:value-type="float">
            <text:p>3759,25</text:p>
          </table:table-cell>
          <table:table-cell office:value-type="float" office:value="3.09375" calcext:value-type="float">
            <text:p>3,09375</text:p>
          </table:table-cell>
          <table:table-cell office:value-type="float" office:value="2.173134" calcext:value-type="float">
            <text:p>2,17313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3.08203" calcext:value-type="float">
            <text:p>33,08203</text:p>
          </table:table-cell>
          <table:table-cell/>
          <table:table-cell table:formula="of:=SUM([.B269:.G269])" office:value-type="float" office:value="3871.598914" calcext:value-type="float">
            <text:p>3871,598914</text:p>
          </table:table-cell>
        </table:table-row>
        <table:table-row table:style-name="ro1">
          <table:table-cell office:value-type="string" calcext:value-type="string">
            <text:p>2023-01-07 17:04:06</text:p>
          </table:table-cell>
          <table:table-cell office:value-type="float" office:value="4090.75" calcext:value-type="float">
            <text:p>4090,75</text:p>
          </table:table-cell>
          <table:table-cell office:value-type="float" office:value="3" calcext:value-type="float">
            <text:p>3</text:p>
          </table:table-cell>
          <table:table-cell office:value-type="float" office:value="2.122047" calcext:value-type="float">
            <text:p>2,12204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9.12109" calcext:value-type="float">
            <text:p>29,12109</text:p>
          </table:table-cell>
          <table:table-cell/>
          <table:table-cell table:formula="of:=SUM([.B270:.G270])" office:value-type="float" office:value="4198.993137" calcext:value-type="float">
            <text:p>4198,993137</text:p>
          </table:table-cell>
        </table:table-row>
        <table:table-row table:style-name="ro1">
          <table:table-cell office:value-type="string" calcext:value-type="string">
            <text:p>2023-01-07 17:04:05</text:p>
          </table:table-cell>
          <table:table-cell office:value-type="float" office:value="4077.41" calcext:value-type="float">
            <text:p>4077,41</text:p>
          </table:table-cell>
          <table:table-cell office:value-type="float" office:value="2.984375" calcext:value-type="float">
            <text:p>2,984375</text:p>
          </table:table-cell>
          <table:table-cell office:value-type="float" office:value="2.113533" calcext:value-type="float">
            <text:p>2,11353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8.85156" calcext:value-type="float">
            <text:p>28,85156</text:p>
          </table:table-cell>
          <table:table-cell/>
          <table:table-cell table:formula="of:=SUM([.B271:.G271])" office:value-type="float" office:value="4185.359468" calcext:value-type="float">
            <text:p>4185,359468</text:p>
          </table:table-cell>
        </table:table-row>
        <table:table-row table:style-name="ro1">
          <table:table-cell office:value-type="string" calcext:value-type="string">
            <text:p>2023-01-07 17:04:04</text:p>
          </table:table-cell>
          <table:table-cell office:value-type="float" office:value="4075.602" calcext:value-type="float">
            <text:p>4075,602</text:p>
          </table:table-cell>
          <table:table-cell office:value-type="float" office:value="2.96875" calcext:value-type="float">
            <text:p>2,96875</text:p>
          </table:table-cell>
          <table:table-cell office:value-type="float" office:value="2.105019" calcext:value-type="float">
            <text:p>2,10501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8.85156" calcext:value-type="float">
            <text:p>28,85156</text:p>
          </table:table-cell>
          <table:table-cell/>
          <table:table-cell table:formula="of:=SUM([.B272:.G272])" office:value-type="float" office:value="4183.527329" calcext:value-type="float">
            <text:p>4183,527329</text:p>
          </table:table-cell>
        </table:table-row>
        <table:table-row table:style-name="ro1">
          <table:table-cell office:value-type="string" calcext:value-type="string">
            <text:p>2023-01-07 17:04:03</text:p>
          </table:table-cell>
          <table:table-cell office:value-type="float" office:value="4175.289" calcext:value-type="float">
            <text:p>4175,289</text:p>
          </table:table-cell>
          <table:table-cell office:value-type="float" office:value="2.9375" calcext:value-type="float">
            <text:p>2,9375</text:p>
          </table:table-cell>
          <table:table-cell office:value-type="float" office:value="2.08799" calcext:value-type="float">
            <text:p>2,0879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5.59375" calcext:value-type="float">
            <text:p>25,59375</text:p>
          </table:table-cell>
          <table:table-cell/>
          <table:table-cell table:formula="of:=SUM([.B273:.G273])" office:value-type="float" office:value="4279.90824" calcext:value-type="float">
            <text:p>4279,90824</text:p>
          </table:table-cell>
        </table:table-row>
        <table:table-row table:style-name="ro1">
          <table:table-cell office:value-type="string" calcext:value-type="string">
            <text:p>2023-01-07 17:04:02</text:p>
          </table:table-cell>
          <table:table-cell office:value-type="float" office:value="4176.855" calcext:value-type="float">
            <text:p>4176,855</text:p>
          </table:table-cell>
          <table:table-cell office:value-type="float" office:value="2.921875" calcext:value-type="float">
            <text:p>2,921875</text:p>
          </table:table-cell>
          <table:table-cell office:value-type="float" office:value="2.079475" calcext:value-type="float">
            <text:p>2,07947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.726562" calcext:value-type="float">
            <text:p>11,726562</text:p>
          </table:table-cell>
          <table:table-cell/>
          <table:table-cell table:formula="of:=SUM([.B274:.G274])" office:value-type="float" office:value="4267.582912" calcext:value-type="float">
            <text:p>4267,582912</text:p>
          </table:table-cell>
        </table:table-row>
        <table:table-row table:style-name="ro1">
          <table:table-cell office:value-type="string" calcext:value-type="string">
            <text:p>2023-01-07 17:04:01</text:p>
          </table:table-cell>
          <table:table-cell office:value-type="float" office:value="4123.812" calcext:value-type="float">
            <text:p>4123,812</text:p>
          </table:table-cell>
          <table:table-cell office:value-type="float" office:value="2.921875" calcext:value-type="float">
            <text:p>2,921875</text:p>
          </table:table-cell>
          <table:table-cell office:value-type="float" office:value="2.079475" calcext:value-type="float">
            <text:p>2,07947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4.05859" calcext:value-type="float">
            <text:p>34,05859</text:p>
          </table:table-cell>
          <table:table-cell/>
          <table:table-cell table:formula="of:=SUM([.B275:.G275])" office:value-type="float" office:value="4244.87194" calcext:value-type="float">
            <text:p>4244,87194</text:p>
          </table:table-cell>
        </table:table-row>
        <table:table-row table:style-name="ro1">
          <table:table-cell office:value-type="string" calcext:value-type="string">
            <text:p>2023-01-07 17:04:00</text:p>
          </table:table-cell>
          <table:table-cell office:value-type="float" office:value="4266.168" calcext:value-type="float">
            <text:p>4266,168</text:p>
          </table:table-cell>
          <table:table-cell office:value-type="float" office:value="2.921875" calcext:value-type="float">
            <text:p>2,921875</text:p>
          </table:table-cell>
          <table:table-cell office:value-type="float" office:value="2.079475" calcext:value-type="float">
            <text:p>2,07947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4.05859" calcext:value-type="float">
            <text:p>34,05859</text:p>
          </table:table-cell>
          <table:table-cell/>
          <table:table-cell table:formula="of:=SUM([.B276:.G276])" office:value-type="float" office:value="4387.22794" calcext:value-type="float">
            <text:p>4387,22794</text:p>
          </table:table-cell>
        </table:table-row>
        <table:table-row table:style-name="ro1">
          <table:table-cell office:value-type="string" calcext:value-type="string">
            <text:p>2023-01-07 17:03:59</text:p>
          </table:table-cell>
          <table:table-cell office:value-type="float" office:value="4213.457" calcext:value-type="float">
            <text:p>4213,457</text:p>
          </table:table-cell>
          <table:table-cell office:value-type="float" office:value="2.828125" calcext:value-type="float">
            <text:p>2,828125</text:p>
          </table:table-cell>
          <table:table-cell office:value-type="float" office:value="2.049583" calcext:value-type="float">
            <text:p>2,04958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4.05859" calcext:value-type="float">
            <text:p>34,05859</text:p>
          </table:table-cell>
          <table:table-cell/>
          <table:table-cell table:formula="of:=SUM([.B277:.G277])" office:value-type="float" office:value="4332.393298" calcext:value-type="float">
            <text:p>4332,393298</text:p>
          </table:table-cell>
        </table:table-row>
        <table:table-row table:style-name="ro1">
          <table:table-cell office:value-type="string" calcext:value-type="string">
            <text:p>2023-01-07 17:03:58</text:p>
          </table:table-cell>
          <table:table-cell office:value-type="float" office:value="4167.5" calcext:value-type="float">
            <text:p>4167,5</text:p>
          </table:table-cell>
          <table:table-cell office:value-type="float" office:value="2.765625" calcext:value-type="float">
            <text:p>2,765625</text:p>
          </table:table-cell>
          <table:table-cell office:value-type="float" office:value="2.022385" calcext:value-type="float">
            <text:p>2,02238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6.22656" calcext:value-type="float">
            <text:p>26,22656</text:p>
          </table:table-cell>
          <table:table-cell/>
          <table:table-cell table:formula="of:=SUM([.B278:.G278])" office:value-type="float" office:value="4278.51457" calcext:value-type="float">
            <text:p>4278,51457</text:p>
          </table:table-cell>
        </table:table-row>
        <table:table-row table:style-name="ro1">
          <table:table-cell office:value-type="string" calcext:value-type="string">
            <text:p>2023-01-07 17:03:57</text:p>
          </table:table-cell>
          <table:table-cell office:value-type="float" office:value="4097.379" calcext:value-type="float">
            <text:p>4097,379</text:p>
          </table:table-cell>
          <table:table-cell office:value-type="float" office:value="2.671875" calcext:value-type="float">
            <text:p>2,671875</text:p>
          </table:table-cell>
          <table:table-cell office:value-type="float" office:value="1.995972" calcext:value-type="float">
            <text:p>1,99597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.10156" calcext:value-type="float">
            <text:p>19,10156</text:p>
          </table:table-cell>
          <table:table-cell/>
          <table:table-cell table:formula="of:=SUM([.B279:.G279])" office:value-type="float" office:value="4201.148407" calcext:value-type="float">
            <text:p>4201,148407</text:p>
          </table:table-cell>
        </table:table-row>
        <table:table-row table:style-name="ro1">
          <table:table-cell office:value-type="string" calcext:value-type="string">
            <text:p>2023-01-07 17:03:56</text:p>
          </table:table-cell>
          <table:table-cell office:value-type="float" office:value="4168.031" calcext:value-type="float">
            <text:p>4168,031</text:p>
          </table:table-cell>
          <table:table-cell office:value-type="float" office:value="2.625" calcext:value-type="float">
            <text:p>2,625</text:p>
          </table:table-cell>
          <table:table-cell office:value-type="float" office:value="1.917923" calcext:value-type="float">
            <text:p>1,9179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.29297" calcext:value-type="float">
            <text:p>21,29297</text:p>
          </table:table-cell>
          <table:table-cell/>
          <table:table-cell table:formula="of:=SUM([.B280:.G280])" office:value-type="float" office:value="4273.866893" calcext:value-type="float">
            <text:p>4273,866893</text:p>
          </table:table-cell>
        </table:table-row>
        <table:table-row table:style-name="ro1">
          <table:table-cell office:value-type="string" calcext:value-type="string">
            <text:p>2023-01-07 17:03:55</text:p>
          </table:table-cell>
          <table:table-cell office:value-type="float" office:value="3954.574" calcext:value-type="float">
            <text:p>3954,574</text:p>
          </table:table-cell>
          <table:table-cell office:value-type="float" office:value="2.625" calcext:value-type="float">
            <text:p>2,625</text:p>
          </table:table-cell>
          <table:table-cell office:value-type="float" office:value="1.917976" calcext:value-type="float">
            <text:p>1,91797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3.05469" calcext:value-type="float">
            <text:p>43,05469</text:p>
          </table:table-cell>
          <table:table-cell/>
          <table:table-cell table:formula="of:=SUM([.B281:.G281])" office:value-type="float" office:value="4082.171666" calcext:value-type="float">
            <text:p>4082,171666</text:p>
          </table:table-cell>
        </table:table-row>
        <table:table-row table:style-name="ro1">
          <table:table-cell office:value-type="string" calcext:value-type="string">
            <text:p>2023-01-07 17:03:54</text:p>
          </table:table-cell>
          <table:table-cell office:value-type="float" office:value="3605.113" calcext:value-type="float">
            <text:p>3605,113</text:p>
          </table:table-cell>
          <table:table-cell office:value-type="float" office:value="2.28125" calcext:value-type="float">
            <text:p>2,28125</text:p>
          </table:table-cell>
          <table:table-cell office:value-type="float" office:value="1.731232" calcext:value-type="float">
            <text:p>1,73123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0.98438" calcext:value-type="float">
            <text:p>40,98438</text:p>
          </table:table-cell>
          <table:table-cell/>
          <table:table-cell table:formula="of:=SUM([.B282:.G282])" office:value-type="float" office:value="3728.109862" calcext:value-type="float">
            <text:p>3728,109862</text:p>
          </table:table-cell>
        </table:table-row>
        <table:table-row table:style-name="ro1">
          <table:table-cell office:value-type="string" calcext:value-type="string">
            <text:p>2023-01-07 17:03:53</text:p>
          </table:table-cell>
          <table:table-cell office:value-type="float" office:value="2822.16" calcext:value-type="float">
            <text:p>2822,16</text:p>
          </table:table-cell>
          <table:table-cell office:value-type="float" office:value="2.1875" calcext:value-type="float">
            <text:p>2,1875</text:p>
          </table:table-cell>
          <table:table-cell office:value-type="float" office:value="1.680367" calcext:value-type="float">
            <text:p>1,6803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0.98438" calcext:value-type="float">
            <text:p>40,98438</text:p>
          </table:table-cell>
          <table:table-cell/>
          <table:table-cell table:formula="of:=SUM([.B283:.G283])" office:value-type="float" office:value="2945.012247" calcext:value-type="float">
            <text:p>2945,012247</text:p>
          </table:table-cell>
        </table:table-row>
        <table:table-row table:style-name="ro1">
          <table:table-cell office:value-type="string" calcext:value-type="string">
            <text:p>2023-01-07 17:03:52</text:p>
          </table:table-cell>
          <table:table-cell office:value-type="float" office:value="1692.672" calcext:value-type="float">
            <text:p>1692,672</text:p>
          </table:table-cell>
          <table:table-cell office:value-type="float" office:value="2" calcext:value-type="float">
            <text:p>2</text:p>
          </table:table-cell>
          <table:table-cell office:value-type="float" office:value="1.5780182" calcext:value-type="float">
            <text:p>1,578018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0.98438" calcext:value-type="float">
            <text:p>40,98438</text:p>
          </table:table-cell>
          <table:table-cell/>
          <table:table-cell table:formula="of:=SUM([.B284:.G284])" office:value-type="float" office:value="1815.2343982" calcext:value-type="float">
            <text:p>1815,2343982</text:p>
          </table:table-cell>
        </table:table-row>
        <table:table-row table:style-name="ro1">
          <table:table-cell office:value-type="string" calcext:value-type="string">
            <text:p>2023-01-07 17:03:51</text:p>
          </table:table-cell>
          <table:table-cell office:value-type="float" office:value="390.0312" calcext:value-type="float">
            <text:p>390,0312</text:p>
          </table:table-cell>
          <table:table-cell office:value-type="float" office:value="1.6875" calcext:value-type="float">
            <text:p>1,6875</text:p>
          </table:table-cell>
          <table:table-cell office:value-type="float" office:value="1.4077301" calcext:value-type="float">
            <text:p>1,40773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9.41406" calcext:value-type="float">
            <text:p>39,41406</text:p>
          </table:table-cell>
          <table:table-cell/>
          <table:table-cell table:formula="of:=SUM([.B285:.G285])" office:value-type="float" office:value="456.5404901" calcext:value-type="float">
            <text:p>456,5404901</text:p>
          </table:table-cell>
        </table:table-row>
        <table:table-row table:style-name="ro1">
          <table:table-cell office:value-type="string" calcext:value-type="string">
            <text:p>2023-01-07 17:03:50</text:p>
          </table:table-cell>
          <table:table-cell office:value-type="float" office:value="0.2109375" calcext:value-type="float">
            <text:p>0,2109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5027" calcext:value-type="float">
            <text:p>0,43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594" calcext:value-type="float">
            <text:p>45,58594</text:p>
          </table:table-cell>
          <table:table-cell/>
          <table:table-cell table:formula="of:=SUM([.B286:.G286])" office:value-type="float" office:value="46.2450052" calcext:value-type="float">
            <text:p>46,2450052</text:p>
          </table:table-cell>
        </table:table-row>
        <table:table-row table:style-name="ro1">
          <table:table-cell office:value-type="string" calcext:value-type="string">
            <text:p>2023-01-07 17:03:49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5027" calcext:value-type="float">
            <text:p>0,43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594" calcext:value-type="float">
            <text:p>45,58594</text:p>
          </table:table-cell>
          <table:table-cell/>
          <table:table-cell table:formula="of:=SUM([.B287:.G287])" office:value-type="float" office:value="46.2293802" calcext:value-type="float">
            <text:p>46,2293802</text:p>
          </table:table-cell>
        </table:table-row>
        <table:table-row table:style-name="ro1">
          <table:table-cell office:value-type="string" calcext:value-type="string">
            <text:p>2023-01-07 17:03:48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5027" calcext:value-type="float">
            <text:p>0,43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594" calcext:value-type="float">
            <text:p>45,58594</text:p>
          </table:table-cell>
          <table:table-cell/>
          <table:table-cell table:formula="of:=SUM([.B288:.G288])" office:value-type="float" office:value="46.2293802" calcext:value-type="float">
            <text:p>46,2293802</text:p>
          </table:table-cell>
        </table:table-row>
        <table:table-row table:style-name="ro1">
          <table:table-cell office:value-type="string" calcext:value-type="string">
            <text:p>2023-01-07 17:03:47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5027" calcext:value-type="float">
            <text:p>0,43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594" calcext:value-type="float">
            <text:p>45,58594</text:p>
          </table:table-cell>
          <table:table-cell/>
          <table:table-cell table:formula="of:=SUM([.B289:.G289])" office:value-type="float" office:value="46.2293802" calcext:value-type="float">
            <text:p>46,2293802</text:p>
          </table:table-cell>
        </table:table-row>
        <table:table-row table:style-name="ro1">
          <table:table-cell office:value-type="string" calcext:value-type="string">
            <text:p>2023-01-07 17:03:46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5027" calcext:value-type="float">
            <text:p>0,43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594" calcext:value-type="float">
            <text:p>45,58594</text:p>
          </table:table-cell>
          <table:table-cell/>
          <table:table-cell table:formula="of:=SUM([.B290:.G290])" office:value-type="float" office:value="46.2293802" calcext:value-type="float">
            <text:p>46,2293802</text:p>
          </table:table-cell>
        </table:table-row>
        <table:table-row table:style-name="ro1">
          <table:table-cell office:value-type="string" calcext:value-type="string">
            <text:p>2023-01-07 17:03:45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5027" calcext:value-type="float">
            <text:p>0,43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594" calcext:value-type="float">
            <text:p>45,58594</text:p>
          </table:table-cell>
          <table:table-cell/>
          <table:table-cell table:formula="of:=SUM([.B291:.G291])" office:value-type="float" office:value="46.2293802" calcext:value-type="float">
            <text:p>46,2293802</text:p>
          </table:table-cell>
        </table:table-row>
        <table:table-row table:style-name="ro1">
          <table:table-cell office:value-type="string" calcext:value-type="string">
            <text:p>2023-01-07 17:03:44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5027" calcext:value-type="float">
            <text:p>0,43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594" calcext:value-type="float">
            <text:p>45,58594</text:p>
          </table:table-cell>
          <table:table-cell/>
          <table:table-cell table:formula="of:=SUM([.B292:.G292])" office:value-type="float" office:value="46.2293802" calcext:value-type="float">
            <text:p>46,2293802</text:p>
          </table:table-cell>
        </table:table-row>
        <table:table-row table:style-name="ro1">
          <table:table-cell office:value-type="string" calcext:value-type="string">
            <text:p>2023-01-07 17:03:43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5027" calcext:value-type="float">
            <text:p>0,43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594" calcext:value-type="float">
            <text:p>45,58594</text:p>
          </table:table-cell>
          <table:table-cell/>
          <table:table-cell table:formula="of:=SUM([.B293:.G293])" office:value-type="float" office:value="46.2293802" calcext:value-type="float">
            <text:p>46,2293802</text:p>
          </table:table-cell>
        </table:table-row>
        <table:table-row table:style-name="ro1">
          <table:table-cell office:value-type="string" calcext:value-type="string">
            <text:p>2023-01-07 17:03:42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5027" calcext:value-type="float">
            <text:p>0,43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594" calcext:value-type="float">
            <text:p>45,58594</text:p>
          </table:table-cell>
          <table:table-cell/>
          <table:table-cell table:formula="of:=SUM([.B294:.G294])" office:value-type="float" office:value="46.2293802" calcext:value-type="float">
            <text:p>46,2293802</text:p>
          </table:table-cell>
        </table:table-row>
        <table:table-row table:style-name="ro1">
          <table:table-cell office:value-type="string" calcext:value-type="string">
            <text:p>2023-01-07 17:03:41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5027" calcext:value-type="float">
            <text:p>0,43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594" calcext:value-type="float">
            <text:p>45,58594</text:p>
          </table:table-cell>
          <table:table-cell/>
          <table:table-cell table:formula="of:=SUM([.B295:.G295])" office:value-type="float" office:value="46.2293802" calcext:value-type="float">
            <text:p>46,2293802</text:p>
          </table:table-cell>
        </table:table-row>
        <table:table-row table:style-name="ro1">
          <table:table-cell office:value-type="string" calcext:value-type="string">
            <text:p>2023-01-07 17:03:40</text:p>
          </table:table-cell>
          <table:table-cell office:value-type="float" office:value="0.1953125" calcext:value-type="float">
            <text:p>0,195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25027" calcext:value-type="float">
            <text:p>0,432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594" calcext:value-type="float">
            <text:p>45,58594</text:p>
          </table:table-cell>
          <table:table-cell/>
          <table:table-cell table:formula="of:=SUM([.B296:.G296])" office:value-type="float" office:value="46.2293802" calcext:value-type="float">
            <text:p>46,2293802</text:p>
          </table:table-cell>
        </table:table-row>
        <table:table-row table:style-name="ro1">
          <table:table-cell office:value-type="string" calcext:value-type="string">
            <text:p>2023-01-07 17:03:39</text:p>
          </table:table-cell>
          <table:table-cell office:value-type="float" office:value="4173.859" calcext:value-type="float">
            <text:p>4173,859</text:p>
          </table:table-cell>
          <table:table-cell office:value-type="float" office:value="3.703125" calcext:value-type="float">
            <text:p>3,703125</text:p>
          </table:table-cell>
          <table:table-cell office:value-type="float" office:value="2.519936" calcext:value-type="float">
            <text:p>2,5199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.43359" calcext:value-type="float">
            <text:p>28,43359</text:p>
          </table:table-cell>
          <table:table-cell/>
          <table:table-cell table:formula="of:=SUM([.B297:.G297])" office:value-type="float" office:value="4234.515651" calcext:value-type="float">
            <text:p>4234,515651</text:p>
          </table:table-cell>
        </table:table-row>
        <table:table-row table:style-name="ro1">
          <table:table-cell office:value-type="string" calcext:value-type="string">
            <text:p>2023-01-07 17:03:38</text:p>
          </table:table-cell>
          <table:table-cell office:value-type="float" office:value="4268.223" calcext:value-type="float">
            <text:p>4268,223</text:p>
          </table:table-cell>
          <table:table-cell office:value-type="float" office:value="4.125" calcext:value-type="float">
            <text:p>4,125</text:p>
          </table:table-cell>
          <table:table-cell office:value-type="float" office:value="2.749962" calcext:value-type="float">
            <text:p>2,74996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6.14844" calcext:value-type="float">
            <text:p>26,14844</text:p>
          </table:table-cell>
          <table:table-cell/>
          <table:table-cell table:formula="of:=SUM([.B298:.G298])" office:value-type="float" office:value="4327.246402" calcext:value-type="float">
            <text:p>4327,246402</text:p>
          </table:table-cell>
        </table:table-row>
        <table:table-row table:style-name="ro1">
          <table:table-cell office:value-type="string" calcext:value-type="string">
            <text:p>2023-01-07 17:03:37</text:p>
          </table:table-cell>
          <table:table-cell office:value-type="float" office:value="4268.477" calcext:value-type="float">
            <text:p>4268,477</text:p>
          </table:table-cell>
          <table:table-cell office:value-type="float" office:value="4.453125" calcext:value-type="float">
            <text:p>4,453125</text:p>
          </table:table-cell>
          <table:table-cell office:value-type="float" office:value="2.927322" calcext:value-type="float">
            <text:p>2,9273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.91406" calcext:value-type="float">
            <text:p>22,91406</text:p>
          </table:table-cell>
          <table:table-cell/>
          <table:table-cell table:formula="of:=SUM([.B299:.G299])" office:value-type="float" office:value="4324.771507" calcext:value-type="float">
            <text:p>4324,771507</text:p>
          </table:table-cell>
        </table:table-row>
        <table:table-row table:style-name="ro1">
          <table:table-cell office:value-type="string" calcext:value-type="string">
            <text:p>2023-01-07 17:03:36</text:p>
          </table:table-cell>
          <table:table-cell office:value-type="float" office:value="4264.43" calcext:value-type="float">
            <text:p>4264,43</text:p>
          </table:table-cell>
          <table:table-cell office:value-type="float" office:value="4.609375" calcext:value-type="float">
            <text:p>4,609375</text:p>
          </table:table-cell>
          <table:table-cell office:value-type="float" office:value="3.01017" calcext:value-type="float">
            <text:p>3,010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.761719" calcext:value-type="float">
            <text:p>15,761719</text:p>
          </table:table-cell>
          <table:table-cell/>
          <table:table-cell table:formula="of:=SUM([.B300:.G300])" office:value-type="float" office:value="4313.811264" calcext:value-type="float">
            <text:p>4313,811264</text:p>
          </table:table-cell>
        </table:table-row>
        <table:table-row table:style-name="ro1">
          <table:table-cell office:value-type="string" calcext:value-type="string">
            <text:p>2023-01-07 17:03:35</text:p>
          </table:table-cell>
          <table:table-cell office:value-type="float" office:value="4232.172" calcext:value-type="float">
            <text:p>4232,172</text:p>
          </table:table-cell>
          <table:table-cell office:value-type="float" office:value="4.90625" calcext:value-type="float">
            <text:p>4,90625</text:p>
          </table:table-cell>
          <table:table-cell office:value-type="float" office:value="3.164841" calcext:value-type="float">
            <text:p>3,1648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984375" calcext:value-type="float">
            <text:p>13,984375</text:p>
          </table:table-cell>
          <table:table-cell/>
          <table:table-cell table:formula="of:=SUM([.B301:.G301])" office:value-type="float" office:value="4280.227466" calcext:value-type="float">
            <text:p>4280,227466</text:p>
          </table:table-cell>
        </table:table-row>
        <table:table-row table:style-name="ro1">
          <table:table-cell office:value-type="string" calcext:value-type="string">
            <text:p>2023-01-07 17:03:34</text:p>
          </table:table-cell>
          <table:table-cell office:value-type="float" office:value="4259.836" calcext:value-type="float">
            <text:p>4259,836</text:p>
          </table:table-cell>
          <table:table-cell office:value-type="float" office:value="4.90625" calcext:value-type="float">
            <text:p>4,90625</text:p>
          </table:table-cell>
          <table:table-cell office:value-type="float" office:value="3.164841" calcext:value-type="float">
            <text:p>3,1648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.761719" calcext:value-type="float">
            <text:p>12,761719</text:p>
          </table:table-cell>
          <table:table-cell/>
          <table:table-cell table:formula="of:=SUM([.B302:.G302])" office:value-type="float" office:value="4306.66881" calcext:value-type="float">
            <text:p>4306,66881</text:p>
          </table:table-cell>
        </table:table-row>
        <table:table-row table:style-name="ro1">
          <table:table-cell office:value-type="string" calcext:value-type="string">
            <text:p>2023-01-07 17:03:33</text:p>
          </table:table-cell>
          <table:table-cell office:value-type="float" office:value="4266.852" calcext:value-type="float">
            <text:p>4266,852</text:p>
          </table:table-cell>
          <table:table-cell office:value-type="float" office:value="4.90625" calcext:value-type="float">
            <text:p>4,90625</text:p>
          </table:table-cell>
          <table:table-cell office:value-type="float" office:value="3.164841" calcext:value-type="float">
            <text:p>3,16484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.78125" calcext:value-type="float">
            <text:p>16,78125</text:p>
          </table:table-cell>
          <table:table-cell/>
          <table:table-cell table:formula="of:=SUM([.B303:.G303])" office:value-type="float" office:value="4317.704341" calcext:value-type="float">
            <text:p>4317,704341</text:p>
          </table:table-cell>
        </table:table-row>
        <table:table-row table:style-name="ro1">
          <table:table-cell office:value-type="string" calcext:value-type="string">
            <text:p>2023-01-07 17:03:32</text:p>
          </table:table-cell>
          <table:table-cell office:value-type="float" office:value="4269.461" calcext:value-type="float">
            <text:p>4269,461</text:p>
          </table:table-cell>
          <table:table-cell office:value-type="float" office:value="4.90625" calcext:value-type="float">
            <text:p>4,90625</text:p>
          </table:table-cell>
          <table:table-cell office:value-type="float" office:value="3.180725" calcext:value-type="float">
            <text:p>3,1807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.394531" calcext:value-type="float">
            <text:p>15,394531</text:p>
          </table:table-cell>
          <table:table-cell/>
          <table:table-cell table:formula="of:=SUM([.B304:.G304])" office:value-type="float" office:value="4318.942506" calcext:value-type="float">
            <text:p>4318,942506</text:p>
          </table:table-cell>
        </table:table-row>
        <table:table-row table:style-name="ro1">
          <table:table-cell office:value-type="string" calcext:value-type="string">
            <text:p>2023-01-07 17:03:31</text:p>
          </table:table-cell>
          <table:table-cell office:value-type="float" office:value="4267.316" calcext:value-type="float">
            <text:p>4267,316</text:p>
          </table:table-cell>
          <table:table-cell office:value-type="float" office:value="4.953125" calcext:value-type="float">
            <text:p>4,953125</text:p>
          </table:table-cell>
          <table:table-cell office:value-type="float" office:value="3.189194" calcext:value-type="float">
            <text:p>3,18919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6.10156" calcext:value-type="float">
            <text:p>36,10156</text:p>
          </table:table-cell>
          <table:table-cell/>
          <table:table-cell table:formula="of:=SUM([.B305:.G305])" office:value-type="float" office:value="4337.559879" calcext:value-type="float">
            <text:p>4337,559879</text:p>
          </table:table-cell>
        </table:table-row>
        <table:table-row table:style-name="ro1">
          <table:table-cell office:value-type="string" calcext:value-type="string">
            <text:p>2023-01-07 17:03:30</text:p>
          </table:table-cell>
          <table:table-cell office:value-type="float" office:value="4263.977" calcext:value-type="float">
            <text:p>4263,977</text:p>
          </table:table-cell>
          <table:table-cell office:value-type="float" office:value="5.0625" calcext:value-type="float">
            <text:p>5,0625</text:p>
          </table:table-cell>
          <table:table-cell office:value-type="float" office:value="3.245872" calcext:value-type="float">
            <text:p>3,2458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46094" calcext:value-type="float">
            <text:p>31,46094</text:p>
          </table:table-cell>
          <table:table-cell/>
          <table:table-cell table:formula="of:=SUM([.B306:.G306])" office:value-type="float" office:value="4329.746312" calcext:value-type="float">
            <text:p>4329,746312</text:p>
          </table:table-cell>
        </table:table-row>
        <table:table-row table:style-name="ro1">
          <table:table-cell office:value-type="string" calcext:value-type="string">
            <text:p>2023-01-07 17:03:29</text:p>
          </table:table-cell>
          <table:table-cell office:value-type="float" office:value="4263.02" calcext:value-type="float">
            <text:p>4263,02</text:p>
          </table:table-cell>
          <table:table-cell office:value-type="float" office:value="5.0625" calcext:value-type="float">
            <text:p>5,0625</text:p>
          </table:table-cell>
          <table:table-cell office:value-type="float" office:value="3.245872" calcext:value-type="float">
            <text:p>3,2458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46094" calcext:value-type="float">
            <text:p>31,46094</text:p>
          </table:table-cell>
          <table:table-cell/>
          <table:table-cell table:formula="of:=SUM([.B307:.G307])" office:value-type="float" office:value="4328.789312" calcext:value-type="float">
            <text:p>4328,789312</text:p>
          </table:table-cell>
        </table:table-row>
        <table:table-row table:style-name="ro1">
          <table:table-cell office:value-type="string" calcext:value-type="string">
            <text:p>2023-01-07 17:03:28</text:p>
          </table:table-cell>
          <table:table-cell office:value-type="float" office:value="4264.09" calcext:value-type="float">
            <text:p>4264,09</text:p>
          </table:table-cell>
          <table:table-cell office:value-type="float" office:value="5.0625" calcext:value-type="float">
            <text:p>5,0625</text:p>
          </table:table-cell>
          <table:table-cell office:value-type="float" office:value="3.245872" calcext:value-type="float">
            <text:p>3,2458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46094" calcext:value-type="float">
            <text:p>31,46094</text:p>
          </table:table-cell>
          <table:table-cell/>
          <table:table-cell table:formula="of:=SUM([.B308:.G308])" office:value-type="float" office:value="4329.859312" calcext:value-type="float">
            <text:p>4329,859312</text:p>
          </table:table-cell>
        </table:table-row>
        <table:table-row table:style-name="ro1">
          <table:table-cell office:value-type="string" calcext:value-type="string">
            <text:p>2023-01-07 17:03:27</text:p>
          </table:table-cell>
          <table:table-cell office:value-type="float" office:value="4237.434" calcext:value-type="float">
            <text:p>4237,434</text:p>
          </table:table-cell>
          <table:table-cell office:value-type="float" office:value="5.03125" calcext:value-type="float">
            <text:p>5,03125</text:p>
          </table:table-cell>
          <table:table-cell office:value-type="float" office:value="3.228844" calcext:value-type="float">
            <text:p>3,2288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46094" calcext:value-type="float">
            <text:p>31,46094</text:p>
          </table:table-cell>
          <table:table-cell/>
          <table:table-cell table:formula="of:=SUM([.B309:.G309])" office:value-type="float" office:value="4303.155034" calcext:value-type="float">
            <text:p>4303,155034</text:p>
          </table:table-cell>
        </table:table-row>
        <table:table-row table:style-name="ro1">
          <table:table-cell office:value-type="string" calcext:value-type="string">
            <text:p>2023-01-07 17:03:26</text:p>
          </table:table-cell>
          <table:table-cell office:value-type="float" office:value="4152.949" calcext:value-type="float">
            <text:p>4152,949</text:p>
          </table:table-cell>
          <table:table-cell office:value-type="float" office:value="5.015625" calcext:value-type="float">
            <text:p>5,015625</text:p>
          </table:table-cell>
          <table:table-cell office:value-type="float" office:value="3.220329" calcext:value-type="float">
            <text:p>3,2203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46094" calcext:value-type="float">
            <text:p>31,46094</text:p>
          </table:table-cell>
          <table:table-cell/>
          <table:table-cell table:formula="of:=SUM([.B310:.G310])" office:value-type="float" office:value="4218.645894" calcext:value-type="float">
            <text:p>4218,645894</text:p>
          </table:table-cell>
        </table:table-row>
        <table:table-row table:style-name="ro1">
          <table:table-cell office:value-type="string" calcext:value-type="string">
            <text:p>2023-01-07 17:03:25</text:p>
          </table:table-cell>
          <table:table-cell office:value-type="float" office:value="4088.238" calcext:value-type="float">
            <text:p>4088,238</text:p>
          </table:table-cell>
          <table:table-cell office:value-type="float" office:value="5.015625" calcext:value-type="float">
            <text:p>5,015625</text:p>
          </table:table-cell>
          <table:table-cell office:value-type="float" office:value="3.220329" calcext:value-type="float">
            <text:p>3,2203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8516" calcext:value-type="float">
            <text:p>29,78516</text:p>
          </table:table-cell>
          <table:table-cell/>
          <table:table-cell table:formula="of:=SUM([.B311:.G311])" office:value-type="float" office:value="4152.259114" calcext:value-type="float">
            <text:p>4152,259114</text:p>
          </table:table-cell>
        </table:table-row>
        <table:table-row table:style-name="ro1">
          <table:table-cell office:value-type="string" calcext:value-type="string">
            <text:p>2023-01-07 17:03:24</text:p>
          </table:table-cell>
          <table:table-cell office:value-type="float" office:value="4137.27" calcext:value-type="float">
            <text:p>4137,27</text:p>
          </table:table-cell>
          <table:table-cell office:value-type="float" office:value="5.015625" calcext:value-type="float">
            <text:p>5,015625</text:p>
          </table:table-cell>
          <table:table-cell office:value-type="float" office:value="3.220329" calcext:value-type="float">
            <text:p>3,2203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8516" calcext:value-type="float">
            <text:p>29,78516</text:p>
          </table:table-cell>
          <table:table-cell/>
          <table:table-cell table:formula="of:=SUM([.B312:.G312])" office:value-type="float" office:value="4201.291114" calcext:value-type="float">
            <text:p>4201,291114</text:p>
          </table:table-cell>
        </table:table-row>
        <table:table-row table:style-name="ro1">
          <table:table-cell office:value-type="string" calcext:value-type="string">
            <text:p>2023-01-07 17:03:23</text:p>
          </table:table-cell>
          <table:table-cell office:value-type="float" office:value="4223.758" calcext:value-type="float">
            <text:p>4223,758</text:p>
          </table:table-cell>
          <table:table-cell office:value-type="float" office:value="5.015625" calcext:value-type="float">
            <text:p>5,015625</text:p>
          </table:table-cell>
          <table:table-cell office:value-type="float" office:value="3.220329" calcext:value-type="float">
            <text:p>3,2203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.04688" calcext:value-type="float">
            <text:p>27,04688</text:p>
          </table:table-cell>
          <table:table-cell/>
          <table:table-cell table:formula="of:=SUM([.B313:.G313])" office:value-type="float" office:value="4285.040834" calcext:value-type="float">
            <text:p>4285,040834</text:p>
          </table:table-cell>
        </table:table-row>
        <table:table-row table:style-name="ro1">
          <table:table-cell office:value-type="string" calcext:value-type="string">
            <text:p>2023-01-07 17:03:22</text:p>
          </table:table-cell>
          <table:table-cell office:value-type="float" office:value="4241.848" calcext:value-type="float">
            <text:p>4241,848</text:p>
          </table:table-cell>
          <table:table-cell office:value-type="float" office:value="4.890625" calcext:value-type="float">
            <text:p>4,890625</text:p>
          </table:table-cell>
          <table:table-cell office:value-type="float" office:value="3.152214" calcext:value-type="float">
            <text:p>3,1522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.167969" calcext:value-type="float">
            <text:p>8,167969</text:p>
          </table:table-cell>
          <table:table-cell/>
          <table:table-cell table:formula="of:=SUM([.B314:.G314])" office:value-type="float" office:value="4284.058808" calcext:value-type="float">
            <text:p>4284,058808</text:p>
          </table:table-cell>
        </table:table-row>
        <table:table-row table:style-name="ro1">
          <table:table-cell office:value-type="string" calcext:value-type="string">
            <text:p>2023-01-07 17:03:21</text:p>
          </table:table-cell>
          <table:table-cell office:value-type="float" office:value="4255.41" calcext:value-type="float">
            <text:p>4255,41</text:p>
          </table:table-cell>
          <table:table-cell office:value-type="float" office:value="4.875" calcext:value-type="float">
            <text:p>4,875</text:p>
          </table:table-cell>
          <table:table-cell office:value-type="float" office:value="3.1437" calcext:value-type="float">
            <text:p>3,14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.195312" calcext:value-type="float">
            <text:p>9,195312</text:p>
          </table:table-cell>
          <table:table-cell/>
          <table:table-cell table:formula="of:=SUM([.B315:.G315])" office:value-type="float" office:value="4298.624012" calcext:value-type="float">
            <text:p>4298,624012</text:p>
          </table:table-cell>
        </table:table-row>
        <table:table-row table:style-name="ro1">
          <table:table-cell office:value-type="string" calcext:value-type="string">
            <text:p>2023-01-07 17:03:20</text:p>
          </table:table-cell>
          <table:table-cell office:value-type="float" office:value="4261.391" calcext:value-type="float">
            <text:p>4261,391</text:p>
          </table:table-cell>
          <table:table-cell office:value-type="float" office:value="4.875" calcext:value-type="float">
            <text:p>4,875</text:p>
          </table:table-cell>
          <table:table-cell office:value-type="float" office:value="3.1437" calcext:value-type="float">
            <text:p>3,14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11719" calcext:value-type="float">
            <text:p>29,11719</text:p>
          </table:table-cell>
          <table:table-cell/>
          <table:table-cell table:formula="of:=SUM([.B316:.G316])" office:value-type="float" office:value="4324.52689" calcext:value-type="float">
            <text:p>4324,52689</text:p>
          </table:table-cell>
        </table:table-row>
        <table:table-row table:style-name="ro1">
          <table:table-cell office:value-type="string" calcext:value-type="string">
            <text:p>2023-01-07 17:03:19</text:p>
          </table:table-cell>
          <table:table-cell office:value-type="float" office:value="4261.727" calcext:value-type="float">
            <text:p>4261,727</text:p>
          </table:table-cell>
          <table:table-cell office:value-type="float" office:value="4.65625" calcext:value-type="float">
            <text:p>4,65625</text:p>
          </table:table-cell>
          <table:table-cell office:value-type="float" office:value="3.023865" calcext:value-type="float">
            <text:p>3,02386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11719" calcext:value-type="float">
            <text:p>29,11719</text:p>
          </table:table-cell>
          <table:table-cell/>
          <table:table-cell table:formula="of:=SUM([.B317:.G317])" office:value-type="float" office:value="4324.524305" calcext:value-type="float">
            <text:p>4324,524305</text:p>
          </table:table-cell>
        </table:table-row>
        <table:table-row table:style-name="ro1">
          <table:table-cell office:value-type="string" calcext:value-type="string">
            <text:p>2023-01-07 17:03:18</text:p>
          </table:table-cell>
          <table:table-cell office:value-type="float" office:value="4251.43" calcext:value-type="float">
            <text:p>4251,43</text:p>
          </table:table-cell>
          <table:table-cell office:value-type="float" office:value="4.578125" calcext:value-type="float">
            <text:p>4,578125</text:p>
          </table:table-cell>
          <table:table-cell office:value-type="float" office:value="2.981926" calcext:value-type="float">
            <text:p>2,9819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11719" calcext:value-type="float">
            <text:p>29,11719</text:p>
          </table:table-cell>
          <table:table-cell/>
          <table:table-cell table:formula="of:=SUM([.B318:.G318])" office:value-type="float" office:value="4314.107241" calcext:value-type="float">
            <text:p>4314,107241</text:p>
          </table:table-cell>
        </table:table-row>
        <table:table-row table:style-name="ro1">
          <table:table-cell office:value-type="string" calcext:value-type="string">
            <text:p>2023-01-07 17:03:17</text:p>
          </table:table-cell>
          <table:table-cell office:value-type="float" office:value="4044.102" calcext:value-type="float">
            <text:p>4044,102</text:p>
          </table:table-cell>
          <table:table-cell office:value-type="float" office:value="4.5" calcext:value-type="float">
            <text:p>4,5</text:p>
          </table:table-cell>
          <table:table-cell office:value-type="float" office:value="2.939354" calcext:value-type="float">
            <text:p>2,93935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11719" calcext:value-type="float">
            <text:p>29,11719</text:p>
          </table:table-cell>
          <table:table-cell/>
          <table:table-cell table:formula="of:=SUM([.B319:.G319])" office:value-type="float" office:value="4106.658544" calcext:value-type="float">
            <text:p>4106,658544</text:p>
          </table:table-cell>
        </table:table-row>
        <table:table-row table:style-name="ro1">
          <table:table-cell office:value-type="string" calcext:value-type="string">
            <text:p>2023-01-07 17:03:16</text:p>
          </table:table-cell>
          <table:table-cell office:value-type="float" office:value="4033.32" calcext:value-type="float">
            <text:p>4033,32</text:p>
          </table:table-cell>
          <table:table-cell office:value-type="float" office:value="4.46875" calcext:value-type="float">
            <text:p>4,46875</text:p>
          </table:table-cell>
          <table:table-cell office:value-type="float" office:value="2.922325" calcext:value-type="float">
            <text:p>2,9223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11719" calcext:value-type="float">
            <text:p>29,11719</text:p>
          </table:table-cell>
          <table:table-cell/>
          <table:table-cell table:formula="of:=SUM([.B320:.G320])" office:value-type="float" office:value="4095.828265" calcext:value-type="float">
            <text:p>4095,828265</text:p>
          </table:table-cell>
        </table:table-row>
        <table:table-row table:style-name="ro1">
          <table:table-cell office:value-type="string" calcext:value-type="string">
            <text:p>2023-01-07 17:03:15</text:p>
          </table:table-cell>
          <table:table-cell office:value-type="float" office:value="4204.617" calcext:value-type="float">
            <text:p>4204,617</text:p>
          </table:table-cell>
          <table:table-cell office:value-type="float" office:value="4.46875" calcext:value-type="float">
            <text:p>4,46875</text:p>
          </table:table-cell>
          <table:table-cell office:value-type="float" office:value="2.922325" calcext:value-type="float">
            <text:p>2,9223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11719" calcext:value-type="float">
            <text:p>29,11719</text:p>
          </table:table-cell>
          <table:table-cell/>
          <table:table-cell table:formula="of:=SUM([.B321:.G321])" office:value-type="float" office:value="4267.125265" calcext:value-type="float">
            <text:p>4267,125265</text:p>
          </table:table-cell>
        </table:table-row>
        <table:table-row table:style-name="ro1">
          <table:table-cell office:value-type="string" calcext:value-type="string">
            <text:p>2023-01-07 17:03:14</text:p>
          </table:table-cell>
          <table:table-cell office:value-type="float" office:value="4254.031" calcext:value-type="float">
            <text:p>4254,031</text:p>
          </table:table-cell>
          <table:table-cell office:value-type="float" office:value="4.46875" calcext:value-type="float">
            <text:p>4,46875</text:p>
          </table:table-cell>
          <table:table-cell office:value-type="float" office:value="2.922325" calcext:value-type="float">
            <text:p>2,9223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11719" calcext:value-type="float">
            <text:p>29,11719</text:p>
          </table:table-cell>
          <table:table-cell/>
          <table:table-cell table:formula="of:=SUM([.B322:.G322])" office:value-type="float" office:value="4316.539265" calcext:value-type="float">
            <text:p>4316,539265</text:p>
          </table:table-cell>
        </table:table-row>
        <table:table-row table:style-name="ro1">
          <table:table-cell office:value-type="string" calcext:value-type="string">
            <text:p>2023-01-07 17:03:13</text:p>
          </table:table-cell>
          <table:table-cell office:value-type="float" office:value="4141.875" calcext:value-type="float">
            <text:p>4141,875</text:p>
          </table:table-cell>
          <table:table-cell office:value-type="float" office:value="4.25" calcext:value-type="float">
            <text:p>4,25</text:p>
          </table:table-cell>
          <table:table-cell office:value-type="float" office:value="2.803123" calcext:value-type="float">
            <text:p>2,8031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.69922" calcext:value-type="float">
            <text:p>27,69922</text:p>
          </table:table-cell>
          <table:table-cell/>
          <table:table-cell table:formula="of:=SUM([.B323:.G323])" office:value-type="float" office:value="4202.627343" calcext:value-type="float">
            <text:p>4202,627343</text:p>
          </table:table-cell>
        </table:table-row>
        <table:table-row table:style-name="ro1">
          <table:table-cell office:value-type="string" calcext:value-type="string">
            <text:p>2023-01-07 17:03:12</text:p>
          </table:table-cell>
          <table:table-cell office:value-type="float" office:value="3995.535" calcext:value-type="float">
            <text:p>3995,535</text:p>
          </table:table-cell>
          <table:table-cell office:value-type="float" office:value="4.1875" calcext:value-type="float">
            <text:p>4,1875</text:p>
          </table:table-cell>
          <table:table-cell office:value-type="float" office:value="2.769066" calcext:value-type="float">
            <text:p>2,7690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.69922" calcext:value-type="float">
            <text:p>27,69922</text:p>
          </table:table-cell>
          <table:table-cell/>
          <table:table-cell table:formula="of:=SUM([.B324:.G324])" office:value-type="float" office:value="4056.190786" calcext:value-type="float">
            <text:p>4056,190786</text:p>
          </table:table-cell>
        </table:table-row>
        <table:table-row table:style-name="ro1">
          <table:table-cell office:value-type="string" calcext:value-type="string">
            <text:p>2023-01-07 17:03:11</text:p>
          </table:table-cell>
          <table:table-cell office:value-type="float" office:value="4032.238" calcext:value-type="float">
            <text:p>4032,238</text:p>
          </table:table-cell>
          <table:table-cell office:value-type="float" office:value="4.171875" calcext:value-type="float">
            <text:p>4,171875</text:p>
          </table:table-cell>
          <table:table-cell office:value-type="float" office:value="2.760551" calcext:value-type="float">
            <text:p>2,7605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.089844" calcext:value-type="float">
            <text:p>9,089844</text:p>
          </table:table-cell>
          <table:table-cell/>
          <table:table-cell table:formula="of:=SUM([.B325:.G325])" office:value-type="float" office:value="4074.26027" calcext:value-type="float">
            <text:p>4074,26027</text:p>
          </table:table-cell>
        </table:table-row>
        <table:table-row table:style-name="ro1">
          <table:table-cell office:value-type="string" calcext:value-type="string">
            <text:p>2023-01-07 17:03:10</text:p>
          </table:table-cell>
          <table:table-cell office:value-type="float" office:value="4230.613" calcext:value-type="float">
            <text:p>4230,613</text:p>
          </table:table-cell>
          <table:table-cell office:value-type="float" office:value="4.171875" calcext:value-type="float">
            <text:p>4,171875</text:p>
          </table:table-cell>
          <table:table-cell office:value-type="float" office:value="2.760551" calcext:value-type="float">
            <text:p>2,7605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.359375" calcext:value-type="float">
            <text:p>3,359375</text:p>
          </table:table-cell>
          <table:table-cell/>
          <table:table-cell table:formula="of:=SUM([.B326:.G326])" office:value-type="float" office:value="4266.904801" calcext:value-type="float">
            <text:p>4266,904801</text:p>
          </table:table-cell>
        </table:table-row>
        <table:table-row table:style-name="ro1">
          <table:table-cell office:value-type="string" calcext:value-type="string">
            <text:p>2023-01-07 17:03:09</text:p>
          </table:table-cell>
          <table:table-cell office:value-type="float" office:value="4257.262" calcext:value-type="float">
            <text:p>4257,262</text:p>
          </table:table-cell>
          <table:table-cell office:value-type="float" office:value="4.171875" calcext:value-type="float">
            <text:p>4,171875</text:p>
          </table:table-cell>
          <table:table-cell office:value-type="float" office:value="2.760551" calcext:value-type="float">
            <text:p>2,7605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6.79688" calcext:value-type="float">
            <text:p>26,79688</text:p>
          </table:table-cell>
          <table:table-cell/>
          <table:table-cell table:formula="of:=SUM([.B327:.G327])" office:value-type="float" office:value="4316.991306" calcext:value-type="float">
            <text:p>4316,991306</text:p>
          </table:table-cell>
        </table:table-row>
        <table:table-row table:style-name="ro1">
          <table:table-cell office:value-type="string" calcext:value-type="string">
            <text:p>2023-01-07 17:03:08</text:p>
          </table:table-cell>
          <table:table-cell office:value-type="float" office:value="4261.004" calcext:value-type="float">
            <text:p>4261,004</text:p>
          </table:table-cell>
          <table:table-cell office:value-type="float" office:value="4.171875" calcext:value-type="float">
            <text:p>4,171875</text:p>
          </table:table-cell>
          <table:table-cell office:value-type="float" office:value="2.760551" calcext:value-type="float">
            <text:p>2,7605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6.79688" calcext:value-type="float">
            <text:p>26,79688</text:p>
          </table:table-cell>
          <table:table-cell/>
          <table:table-cell table:formula="of:=SUM([.B328:.G328])" office:value-type="float" office:value="4320.733306" calcext:value-type="float">
            <text:p>4320,733306</text:p>
          </table:table-cell>
        </table:table-row>
        <table:table-row table:style-name="ro1">
          <table:table-cell office:value-type="string" calcext:value-type="string">
            <text:p>2023-01-07 17:03:07</text:p>
          </table:table-cell>
          <table:table-cell office:value-type="float" office:value="4178.035" calcext:value-type="float">
            <text:p>4178,035</text:p>
          </table:table-cell>
          <table:table-cell office:value-type="float" office:value="4.171875" calcext:value-type="float">
            <text:p>4,171875</text:p>
          </table:table-cell>
          <table:table-cell office:value-type="float" office:value="2.760551" calcext:value-type="float">
            <text:p>2,7605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6.79688" calcext:value-type="float">
            <text:p>26,79688</text:p>
          </table:table-cell>
          <table:table-cell/>
          <table:table-cell table:formula="of:=SUM([.B329:.G329])" office:value-type="float" office:value="4237.764306" calcext:value-type="float">
            <text:p>4237,764306</text:p>
          </table:table-cell>
        </table:table-row>
        <table:table-row table:style-name="ro1">
          <table:table-cell office:value-type="string" calcext:value-type="string">
            <text:p>2023-01-07 17:03:06</text:p>
          </table:table-cell>
          <table:table-cell office:value-type="float" office:value="4044.051" calcext:value-type="float">
            <text:p>4044,051</text:p>
          </table:table-cell>
          <table:table-cell office:value-type="float" office:value="4.0625" calcext:value-type="float">
            <text:p>4,0625</text:p>
          </table:table-cell>
          <table:table-cell office:value-type="float" office:value="2.700951" calcext:value-type="float">
            <text:p>2,7009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.71875" calcext:value-type="float">
            <text:p>24,71875</text:p>
          </table:table-cell>
          <table:table-cell/>
          <table:table-cell table:formula="of:=SUM([.B330:.G330])" office:value-type="float" office:value="4101.533201" calcext:value-type="float">
            <text:p>4101,533201</text:p>
          </table:table-cell>
        </table:table-row>
        <table:table-row table:style-name="ro1">
          <table:table-cell office:value-type="string" calcext:value-type="string">
            <text:p>2023-01-07 17:03:05</text:p>
          </table:table-cell>
          <table:table-cell office:value-type="float" office:value="4156.734" calcext:value-type="float">
            <text:p>4156,734</text:p>
          </table:table-cell>
          <table:table-cell office:value-type="float" office:value="4.03125" calcext:value-type="float">
            <text:p>4,03125</text:p>
          </table:table-cell>
          <table:table-cell office:value-type="float" office:value="2.684425" calcext:value-type="float">
            <text:p>2,6844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.71875" calcext:value-type="float">
            <text:p>24,71875</text:p>
          </table:table-cell>
          <table:table-cell/>
          <table:table-cell table:formula="of:=SUM([.B331:.G331])" office:value-type="float" office:value="4214.168425" calcext:value-type="float">
            <text:p>4214,168425</text:p>
          </table:table-cell>
        </table:table-row>
        <table:table-row table:style-name="ro1">
          <table:table-cell office:value-type="string" calcext:value-type="string">
            <text:p>2023-01-07 17:03:04</text:p>
          </table:table-cell>
          <table:table-cell office:value-type="float" office:value="4258.832" calcext:value-type="float">
            <text:p>4258,832</text:p>
          </table:table-cell>
          <table:table-cell office:value-type="float" office:value="4.03125" calcext:value-type="float">
            <text:p>4,03125</text:p>
          </table:table-cell>
          <table:table-cell office:value-type="float" office:value="2.683922" calcext:value-type="float">
            <text:p>2,6839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.83984" calcext:value-type="float">
            <text:p>23,83984</text:p>
          </table:table-cell>
          <table:table-cell/>
          <table:table-cell table:formula="of:=SUM([.B332:.G332])" office:value-type="float" office:value="4315.387012" calcext:value-type="float">
            <text:p>4315,387012</text:p>
          </table:table-cell>
        </table:table-row>
        <table:table-row table:style-name="ro1">
          <table:table-cell office:value-type="string" calcext:value-type="string">
            <text:p>2023-01-07 17:03:03</text:p>
          </table:table-cell>
          <table:table-cell office:value-type="float" office:value="4262.848" calcext:value-type="float">
            <text:p>4262,848</text:p>
          </table:table-cell>
          <table:table-cell office:value-type="float" office:value="4.03125" calcext:value-type="float">
            <text:p>4,03125</text:p>
          </table:table-cell>
          <table:table-cell office:value-type="float" office:value="2.683922" calcext:value-type="float">
            <text:p>2,6839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.83984" calcext:value-type="float">
            <text:p>23,83984</text:p>
          </table:table-cell>
          <table:table-cell/>
          <table:table-cell table:formula="of:=SUM([.B333:.G333])" office:value-type="float" office:value="4319.403012" calcext:value-type="float">
            <text:p>4319,403012</text:p>
          </table:table-cell>
        </table:table-row>
        <table:table-row table:style-name="ro1">
          <table:table-cell office:value-type="string" calcext:value-type="string">
            <text:p>2023-01-07 17:03:02</text:p>
          </table:table-cell>
          <table:table-cell office:value-type="float" office:value="4047.422" calcext:value-type="float">
            <text:p>4047,422</text:p>
          </table:table-cell>
          <table:table-cell office:value-type="float" office:value="3.8125" calcext:value-type="float">
            <text:p>3,8125</text:p>
          </table:table-cell>
          <table:table-cell office:value-type="float" office:value="2.56472" calcext:value-type="float">
            <text:p>2,564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.683594" calcext:value-type="float">
            <text:p>15,683594</text:p>
          </table:table-cell>
          <table:table-cell/>
          <table:table-cell table:formula="of:=SUM([.B334:.G334])" office:value-type="float" office:value="4095.482814" calcext:value-type="float">
            <text:p>4095,482814</text:p>
          </table:table-cell>
        </table:table-row>
        <table:table-row table:style-name="ro1">
          <table:table-cell office:value-type="string" calcext:value-type="string">
            <text:p>2023-01-07 17:03:01</text:p>
          </table:table-cell>
          <table:table-cell office:value-type="float" office:value="3980.941" calcext:value-type="float">
            <text:p>3980,941</text:p>
          </table:table-cell>
          <table:table-cell office:value-type="float" office:value="3.671875" calcext:value-type="float">
            <text:p>3,671875</text:p>
          </table:table-cell>
          <table:table-cell office:value-type="float" office:value="2.488091" calcext:value-type="float">
            <text:p>2,48809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.742188" calcext:value-type="float">
            <text:p>16,742188</text:p>
          </table:table-cell>
          <table:table-cell/>
          <table:table-cell table:formula="of:=SUM([.B335:.G335])" office:value-type="float" office:value="4029.843154" calcext:value-type="float">
            <text:p>4029,843154</text:p>
          </table:table-cell>
        </table:table-row>
        <table:table-row table:style-name="ro1">
          <table:table-cell office:value-type="string" calcext:value-type="string">
            <text:p>2023-01-07 17:03:00</text:p>
          </table:table-cell>
          <table:table-cell office:value-type="float" office:value="3951.48" calcext:value-type="float">
            <text:p>3951,48</text:p>
          </table:table-cell>
          <table:table-cell office:value-type="float" office:value="3.625" calcext:value-type="float">
            <text:p>3,625</text:p>
          </table:table-cell>
          <table:table-cell office:value-type="float" office:value="2.462547" calcext:value-type="float">
            <text:p>2,46254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.742188" calcext:value-type="float">
            <text:p>16,742188</text:p>
          </table:table-cell>
          <table:table-cell/>
          <table:table-cell table:formula="of:=SUM([.B336:.G336])" office:value-type="float" office:value="4000.309735" calcext:value-type="float">
            <text:p>4000,309735</text:p>
          </table:table-cell>
        </table:table-row>
        <table:table-row table:style-name="ro1">
          <table:table-cell office:value-type="string" calcext:value-type="string">
            <text:p>2023-01-07 17:02:59</text:p>
          </table:table-cell>
          <table:table-cell office:value-type="float" office:value="3982.32" calcext:value-type="float">
            <text:p>3982,32</text:p>
          </table:table-cell>
          <table:table-cell office:value-type="float" office:value="3.625" calcext:value-type="float">
            <text:p>3,625</text:p>
          </table:table-cell>
          <table:table-cell office:value-type="float" office:value="2.463051" calcext:value-type="float">
            <text:p>2,46305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.742188" calcext:value-type="float">
            <text:p>16,742188</text:p>
          </table:table-cell>
          <table:table-cell/>
          <table:table-cell table:formula="of:=SUM([.B337:.G337])" office:value-type="float" office:value="4031.150239" calcext:value-type="float">
            <text:p>4031,150239</text:p>
          </table:table-cell>
        </table:table-row>
        <table:table-row table:style-name="ro1">
          <table:table-cell office:value-type="string" calcext:value-type="string">
            <text:p>2023-01-07 17:02:58</text:p>
          </table:table-cell>
          <table:table-cell office:value-type="float" office:value="4132.305" calcext:value-type="float">
            <text:p>4132,305</text:p>
          </table:table-cell>
          <table:table-cell office:value-type="float" office:value="3.625" calcext:value-type="float">
            <text:p>3,625</text:p>
          </table:table-cell>
          <table:table-cell office:value-type="float" office:value="2.462547" calcext:value-type="float">
            <text:p>2,46254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.8125" calcext:value-type="float">
            <text:p>12,8125</text:p>
          </table:table-cell>
          <table:table-cell/>
          <table:table-cell table:formula="of:=SUM([.B338:.G338])" office:value-type="float" office:value="4177.205047" calcext:value-type="float">
            <text:p>4177,205047</text:p>
          </table:table-cell>
        </table:table-row>
        <table:table-row table:style-name="ro1">
          <table:table-cell office:value-type="string" calcext:value-type="string">
            <text:p>2023-01-07 17:02:57</text:p>
          </table:table-cell>
          <table:table-cell office:value-type="float" office:value="4245.945" calcext:value-type="float">
            <text:p>4245,945</text:p>
          </table:table-cell>
          <table:table-cell office:value-type="float" office:value="3.625" calcext:value-type="float">
            <text:p>3,625</text:p>
          </table:table-cell>
          <table:table-cell office:value-type="float" office:value="2.462105" calcext:value-type="float">
            <text:p>2,46210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2.54297" calcext:value-type="float">
            <text:p>32,54297</text:p>
          </table:table-cell>
          <table:table-cell/>
          <table:table-cell table:formula="of:=SUM([.B339:.G339])" office:value-type="float" office:value="4310.575075" calcext:value-type="float">
            <text:p>4310,575075</text:p>
          </table:table-cell>
        </table:table-row>
        <table:table-row table:style-name="ro1">
          <table:table-cell office:value-type="string" calcext:value-type="string">
            <text:p>2023-01-07 17:02:56</text:p>
          </table:table-cell>
          <table:table-cell office:value-type="float" office:value="4185.438" calcext:value-type="float">
            <text:p>4185,438</text:p>
          </table:table-cell>
          <table:table-cell office:value-type="float" office:value="3.578125" calcext:value-type="float">
            <text:p>3,578125</text:p>
          </table:table-cell>
          <table:table-cell office:value-type="float" office:value="2.437004" calcext:value-type="float">
            <text:p>2,43700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2.54297" calcext:value-type="float">
            <text:p>32,54297</text:p>
          </table:table-cell>
          <table:table-cell/>
          <table:table-cell table:formula="of:=SUM([.B340:.G340])" office:value-type="float" office:value="4249.996099" calcext:value-type="float">
            <text:p>4249,996099</text:p>
          </table:table-cell>
        </table:table-row>
        <table:table-row table:style-name="ro1">
          <table:table-cell office:value-type="string" calcext:value-type="string">
            <text:p>2023-01-07 17:02:55</text:p>
          </table:table-cell>
          <table:table-cell office:value-type="float" office:value="4060.094" calcext:value-type="float">
            <text:p>4060,094</text:p>
          </table:table-cell>
          <table:table-cell office:value-type="float" office:value="3.375" calcext:value-type="float">
            <text:p>3,375</text:p>
          </table:table-cell>
          <table:table-cell office:value-type="float" office:value="2.326317" calcext:value-type="float">
            <text:p>2,3263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2.75781" calcext:value-type="float">
            <text:p>32,75781</text:p>
          </table:table-cell>
          <table:table-cell/>
          <table:table-cell table:formula="of:=SUM([.B341:.G341])" office:value-type="float" office:value="4124.553127" calcext:value-type="float">
            <text:p>4124,553127</text:p>
          </table:table-cell>
        </table:table-row>
        <table:table-row table:style-name="ro1">
          <table:table-cell office:value-type="string" calcext:value-type="string">
            <text:p>2023-01-07 17:02:54</text:p>
          </table:table-cell>
          <table:table-cell office:value-type="float" office:value="3950.594" calcext:value-type="float">
            <text:p>3950,594</text:p>
          </table:table-cell>
          <table:table-cell office:value-type="float" office:value="3.359375" calcext:value-type="float">
            <text:p>3,359375</text:p>
          </table:table-cell>
          <table:table-cell office:value-type="float" office:value="2.317802" calcext:value-type="float">
            <text:p>2,31780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.71875" calcext:value-type="float">
            <text:p>30,71875</text:p>
          </table:table-cell>
          <table:table-cell/>
          <table:table-cell table:formula="of:=SUM([.B342:.G342])" office:value-type="float" office:value="4014.989927" calcext:value-type="float">
            <text:p>4014,989927</text:p>
          </table:table-cell>
        </table:table-row>
        <table:table-row table:style-name="ro1">
          <table:table-cell office:value-type="string" calcext:value-type="string">
            <text:p>2023-01-07 17:02:53</text:p>
          </table:table-cell>
          <table:table-cell office:value-type="float" office:value="3980.395" calcext:value-type="float">
            <text:p>3980,395</text:p>
          </table:table-cell>
          <table:table-cell office:value-type="float" office:value="3.296875" calcext:value-type="float">
            <text:p>3,296875</text:p>
          </table:table-cell>
          <table:table-cell office:value-type="float" office:value="2.283745" calcext:value-type="float">
            <text:p>2,2837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8.10547" calcext:value-type="float">
            <text:p>28,10547</text:p>
          </table:table-cell>
          <table:table-cell/>
          <table:table-cell table:formula="of:=SUM([.B343:.G343])" office:value-type="float" office:value="4042.08109" calcext:value-type="float">
            <text:p>4042,08109</text:p>
          </table:table-cell>
        </table:table-row>
        <table:table-row table:style-name="ro1">
          <table:table-cell office:value-type="string" calcext:value-type="string">
            <text:p>2023-01-07 17:02:52</text:p>
          </table:table-cell>
          <table:table-cell office:value-type="float" office:value="3851.777" calcext:value-type="float">
            <text:p>3851,777</text:p>
          </table:table-cell>
          <table:table-cell office:value-type="float" office:value="3.296875" calcext:value-type="float">
            <text:p>3,296875</text:p>
          </table:table-cell>
          <table:table-cell office:value-type="float" office:value="2.283745" calcext:value-type="float">
            <text:p>2,2837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8.10547" calcext:value-type="float">
            <text:p>28,10547</text:p>
          </table:table-cell>
          <table:table-cell/>
          <table:table-cell table:formula="of:=SUM([.B344:.G344])" office:value-type="float" office:value="3913.46309" calcext:value-type="float">
            <text:p>3913,46309</text:p>
          </table:table-cell>
        </table:table-row>
        <table:table-row table:style-name="ro1">
          <table:table-cell office:value-type="string" calcext:value-type="string">
            <text:p>2023-01-07 17:02:51</text:p>
          </table:table-cell>
          <table:table-cell office:value-type="float" office:value="4102.473" calcext:value-type="float">
            <text:p>4102,473</text:p>
          </table:table-cell>
          <table:table-cell office:value-type="float" office:value="3.296875" calcext:value-type="float">
            <text:p>3,296875</text:p>
          </table:table-cell>
          <table:table-cell office:value-type="float" office:value="2.283745" calcext:value-type="float">
            <text:p>2,2837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8.10547" calcext:value-type="float">
            <text:p>28,10547</text:p>
          </table:table-cell>
          <table:table-cell/>
          <table:table-cell table:formula="of:=SUM([.B345:.G345])" office:value-type="float" office:value="4164.15909" calcext:value-type="float">
            <text:p>4164,15909</text:p>
          </table:table-cell>
        </table:table-row>
        <table:table-row table:style-name="ro1">
          <table:table-cell office:value-type="string" calcext:value-type="string">
            <text:p>2023-01-07 17:02:50</text:p>
          </table:table-cell>
          <table:table-cell office:value-type="float" office:value="4255.219" calcext:value-type="float">
            <text:p>4255,219</text:p>
          </table:table-cell>
          <table:table-cell office:value-type="float" office:value="2.984375" calcext:value-type="float">
            <text:p>2,984375</text:p>
          </table:table-cell>
          <table:table-cell office:value-type="float" office:value="2.113457" calcext:value-type="float">
            <text:p>2,11345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9.76562" calcext:value-type="float">
            <text:p>19,76562</text:p>
          </table:table-cell>
          <table:table-cell/>
          <table:table-cell table:formula="of:=SUM([.B346:.G346])" office:value-type="float" office:value="4308.082452" calcext:value-type="float">
            <text:p>4308,082452</text:p>
          </table:table-cell>
        </table:table-row>
        <table:table-row table:style-name="ro1">
          <table:table-cell office:value-type="string" calcext:value-type="string">
            <text:p>2023-01-07 17:02:49</text:p>
          </table:table-cell>
          <table:table-cell office:value-type="float" office:value="4168.441" calcext:value-type="float">
            <text:p>4168,441</text:p>
          </table:table-cell>
          <table:table-cell office:value-type="float" office:value="2.75" calcext:value-type="float">
            <text:p>2,75</text:p>
          </table:table-cell>
          <table:table-cell office:value-type="float" office:value="1.985741" calcext:value-type="float">
            <text:p>1,9857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53125" calcext:value-type="float">
            <text:p>7,53125</text:p>
          </table:table-cell>
          <table:table-cell/>
          <table:table-cell table:formula="of:=SUM([.B347:.G347])" office:value-type="float" office:value="4208.707991" calcext:value-type="float">
            <text:p>4208,707991</text:p>
          </table:table-cell>
        </table:table-row>
        <table:table-row table:style-name="ro1">
          <table:table-cell office:value-type="string" calcext:value-type="string">
            <text:p>2023-01-07 17:02:48</text:p>
          </table:table-cell>
          <table:table-cell office:value-type="float" office:value="3974.617" calcext:value-type="float">
            <text:p>3974,617</text:p>
          </table:table-cell>
          <table:table-cell office:value-type="float" office:value="2.6875" calcext:value-type="float">
            <text:p>2,6875</text:p>
          </table:table-cell>
          <table:table-cell office:value-type="float" office:value="1.951683" calcext:value-type="float">
            <text:p>1,95168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53125" calcext:value-type="float">
            <text:p>7,53125</text:p>
          </table:table-cell>
          <table:table-cell/>
          <table:table-cell table:formula="of:=SUM([.B348:.G348])" office:value-type="float" office:value="4014.787433" calcext:value-type="float">
            <text:p>4014,787433</text:p>
          </table:table-cell>
        </table:table-row>
        <table:table-row table:style-name="ro1">
          <table:table-cell office:value-type="string" calcext:value-type="string">
            <text:p>2023-01-07 17:02:47</text:p>
          </table:table-cell>
          <table:table-cell office:value-type="float" office:value="4012.535" calcext:value-type="float">
            <text:p>4012,535</text:p>
          </table:table-cell>
          <table:table-cell office:value-type="float" office:value="2.640625" calcext:value-type="float">
            <text:p>2,640625</text:p>
          </table:table-cell>
          <table:table-cell office:value-type="float" office:value="1.92614" calcext:value-type="float">
            <text:p>1,926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.59375" calcext:value-type="float">
            <text:p>12,59375</text:p>
          </table:table-cell>
          <table:table-cell/>
          <table:table-cell table:formula="of:=SUM([.B349:.G349])" office:value-type="float" office:value="4057.695515" calcext:value-type="float">
            <text:p>4057,695515</text:p>
          </table:table-cell>
        </table:table-row>
        <table:table-row table:style-name="ro1">
          <table:table-cell office:value-type="string" calcext:value-type="string">
            <text:p>2023-01-07 17:02:46</text:p>
          </table:table-cell>
          <table:table-cell office:value-type="float" office:value="4131.234" calcext:value-type="float">
            <text:p>4131,234</text:p>
          </table:table-cell>
          <table:table-cell office:value-type="float" office:value="2.46875" calcext:value-type="float">
            <text:p>2,46875</text:p>
          </table:table-cell>
          <table:table-cell office:value-type="float" office:value="1.832481" calcext:value-type="float">
            <text:p>1,83248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.59375" calcext:value-type="float">
            <text:p>12,59375</text:p>
          </table:table-cell>
          <table:table-cell/>
          <table:table-cell table:formula="of:=SUM([.B350:.G350])" office:value-type="float" office:value="4176.128981" calcext:value-type="float">
            <text:p>4176,128981</text:p>
          </table:table-cell>
        </table:table-row>
        <table:table-row table:style-name="ro1">
          <table:table-cell office:value-type="string" calcext:value-type="string">
            <text:p>2023-01-07 17:02:45</text:p>
          </table:table-cell>
          <table:table-cell office:value-type="float" office:value="4216.039" calcext:value-type="float">
            <text:p>4216,039</text:p>
          </table:table-cell>
          <table:table-cell office:value-type="float" office:value="2.46875" calcext:value-type="float">
            <text:p>2,46875</text:p>
          </table:table-cell>
          <table:table-cell office:value-type="float" office:value="1.832481" calcext:value-type="float">
            <text:p>1,83248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.710938" calcext:value-type="float">
            <text:p>14,710938</text:p>
          </table:table-cell>
          <table:table-cell/>
          <table:table-cell table:formula="of:=SUM([.B351:.G351])" office:value-type="float" office:value="4265.051169" calcext:value-type="float">
            <text:p>4265,051169</text:p>
          </table:table-cell>
        </table:table-row>
        <table:table-row table:style-name="ro1">
          <table:table-cell office:value-type="string" calcext:value-type="string">
            <text:p>2023-01-07 17:02:44</text:p>
          </table:table-cell>
          <table:table-cell office:value-type="float" office:value="4114.699" calcext:value-type="float">
            <text:p>4114,699</text:p>
          </table:table-cell>
          <table:table-cell office:value-type="float" office:value="2.40625" calcext:value-type="float">
            <text:p>2,40625</text:p>
          </table:table-cell>
          <table:table-cell office:value-type="float" office:value="1.841805" calcext:value-type="float">
            <text:p>1,84180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.27344" calcext:value-type="float">
            <text:p>37,27344</text:p>
          </table:table-cell>
          <table:table-cell/>
          <table:table-cell table:formula="of:=SUM([.B352:.G352])" office:value-type="float" office:value="4178.220495" calcext:value-type="float">
            <text:p>4178,220495</text:p>
          </table:table-cell>
        </table:table-row>
        <table:table-row table:style-name="ro1">
          <table:table-cell office:value-type="string" calcext:value-type="string">
            <text:p>2023-01-07 17:02:43</text:p>
          </table:table-cell>
          <table:table-cell office:value-type="float" office:value="3664.141" calcext:value-type="float">
            <text:p>3664,141</text:p>
          </table:table-cell>
          <table:table-cell office:value-type="float" office:value="2.21875" calcext:value-type="float">
            <text:p>2,21875</text:p>
          </table:table-cell>
          <table:table-cell office:value-type="float" office:value="1.760193" calcext:value-type="float">
            <text:p>1,7601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.27344" calcext:value-type="float">
            <text:p>37,27344</text:p>
          </table:table-cell>
          <table:table-cell/>
          <table:table-cell table:formula="of:=SUM([.B353:.G353])" office:value-type="float" office:value="3711.393383" calcext:value-type="float">
            <text:p>3711,393383</text:p>
          </table:table-cell>
        </table:table-row>
        <table:table-row table:style-name="ro1">
          <table:table-cell office:value-type="string" calcext:value-type="string">
            <text:p>2023-01-07 17:02:42</text:p>
          </table:table-cell>
          <table:table-cell office:value-type="float" office:value="3637.695" calcext:value-type="float">
            <text:p>3637,695</text:p>
          </table:table-cell>
          <table:table-cell office:value-type="float" office:value="2.046875" calcext:value-type="float">
            <text:p>2,046875</text:p>
          </table:table-cell>
          <table:table-cell office:value-type="float" office:value="1.67775" calcext:value-type="float">
            <text:p>1,677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.27344" calcext:value-type="float">
            <text:p>37,27344</text:p>
          </table:table-cell>
          <table:table-cell/>
          <table:table-cell table:formula="of:=SUM([.B354:.G354])" office:value-type="float" office:value="3684.693065" calcext:value-type="float">
            <text:p>3684,693065</text:p>
          </table:table-cell>
        </table:table-row>
        <table:table-row table:style-name="ro1">
          <table:table-cell office:value-type="string" calcext:value-type="string">
            <text:p>2023-01-07 17:02:41</text:p>
          </table:table-cell>
          <table:table-cell office:value-type="float" office:value="3569.32" calcext:value-type="float">
            <text:p>3569,32</text:p>
          </table:table-cell>
          <table:table-cell office:value-type="float" office:value="1.9375" calcext:value-type="float">
            <text:p>1,9375</text:p>
          </table:table-cell>
          <table:table-cell office:value-type="float" office:value="1.5523376" calcext:value-type="float">
            <text:p>1,55233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.27344" calcext:value-type="float">
            <text:p>37,27344</text:p>
          </table:table-cell>
          <table:table-cell/>
          <table:table-cell table:formula="of:=SUM([.B355:.G355])" office:value-type="float" office:value="3620.0832776" calcext:value-type="float">
            <text:p>3620,0832776</text:p>
          </table:table-cell>
        </table:table-row>
        <table:table-row table:style-name="ro1">
          <table:table-cell office:value-type="string" calcext:value-type="string">
            <text:p>2023-01-07 17:02:40</text:p>
          </table:table-cell>
          <table:table-cell office:value-type="float" office:value="3313.719" calcext:value-type="float">
            <text:p>3313,719</text:p>
          </table:table-cell>
          <table:table-cell office:value-type="float" office:value="1.890625" calcext:value-type="float">
            <text:p>1,890625</text:p>
          </table:table-cell>
          <table:table-cell office:value-type="float" office:value="1.5176697" calcext:value-type="float">
            <text:p>1,51766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.23047" calcext:value-type="float">
            <text:p>35,23047</text:p>
          </table:table-cell>
          <table:table-cell/>
          <table:table-cell table:formula="of:=SUM([.B356:.G356])" office:value-type="float" office:value="3362.3577647" calcext:value-type="float">
            <text:p>3362,3577647</text:p>
          </table:table-cell>
        </table:table-row>
        <table:table-row table:style-name="ro1">
          <table:table-cell office:value-type="string" calcext:value-type="string">
            <text:p>2023-01-07 17:02:39</text:p>
          </table:table-cell>
          <table:table-cell office:value-type="float" office:value="3037.32" calcext:value-type="float">
            <text:p>3037,32</text:p>
          </table:table-cell>
          <table:table-cell office:value-type="float" office:value="1.890625" calcext:value-type="float">
            <text:p>1,890625</text:p>
          </table:table-cell>
          <table:table-cell office:value-type="float" office:value="1.5219574" calcext:value-type="float">
            <text:p>1,52195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.49609" calcext:value-type="float">
            <text:p>33,49609</text:p>
          </table:table-cell>
          <table:table-cell/>
          <table:table-cell table:formula="of:=SUM([.B357:.G357])" office:value-type="float" office:value="3084.2286724" calcext:value-type="float">
            <text:p>3084,2286724</text:p>
          </table:table-cell>
        </table:table-row>
        <table:table-row table:style-name="ro1">
          <table:table-cell office:value-type="string" calcext:value-type="string">
            <text:p>2023-01-07 17:02:38</text:p>
          </table:table-cell>
          <table:table-cell office:value-type="float" office:value="3015.996" calcext:value-type="float">
            <text:p>3015,996</text:p>
          </table:table-cell>
          <table:table-cell office:value-type="float" office:value="1.890625" calcext:value-type="float">
            <text:p>1,890625</text:p>
          </table:table-cell>
          <table:table-cell office:value-type="float" office:value="1.5174484" calcext:value-type="float">
            <text:p>1,51744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.33984" calcext:value-type="float">
            <text:p>33,33984</text:p>
          </table:table-cell>
          <table:table-cell/>
          <table:table-cell table:formula="of:=SUM([.B358:.G358])" office:value-type="float" office:value="3062.7439134" calcext:value-type="float">
            <text:p>3062,7439134</text:p>
          </table:table-cell>
        </table:table-row>
        <table:table-row table:style-name="ro1">
          <table:table-cell office:value-type="string" calcext:value-type="string">
            <text:p>2023-01-07 17:02:37</text:p>
          </table:table-cell>
          <table:table-cell office:value-type="float" office:value="3014.215" calcext:value-type="float">
            <text:p>3014,215</text:p>
          </table:table-cell>
          <table:table-cell office:value-type="float" office:value="1.78125" calcext:value-type="float">
            <text:p>1,78125</text:p>
          </table:table-cell>
          <table:table-cell office:value-type="float" office:value="1.4589157" calcext:value-type="float">
            <text:p>1,45891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.33984" calcext:value-type="float">
            <text:p>33,33984</text:p>
          </table:table-cell>
          <table:table-cell/>
          <table:table-cell table:formula="of:=SUM([.B359:.G359])" office:value-type="float" office:value="3056.7950057" calcext:value-type="float">
            <text:p>3056,7950057</text:p>
          </table:table-cell>
        </table:table-row>
        <table:table-row table:style-name="ro1">
          <table:table-cell office:value-type="string" calcext:value-type="string">
            <text:p>2023-01-07 17:02:36</text:p>
          </table:table-cell>
          <table:table-cell office:value-type="float" office:value="2984.641" calcext:value-type="float">
            <text:p>2984,641</text:p>
          </table:table-cell>
          <table:table-cell office:value-type="float" office:value="1.640625" calcext:value-type="float">
            <text:p>1,640625</text:p>
          </table:table-cell>
          <table:table-cell office:value-type="float" office:value="1.3822861" calcext:value-type="float">
            <text:p>1,38228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.33984" calcext:value-type="float">
            <text:p>33,33984</text:p>
          </table:table-cell>
          <table:table-cell/>
          <table:table-cell table:formula="of:=SUM([.B360:.G360])" office:value-type="float" office:value="3025.0037511" calcext:value-type="float">
            <text:p>3025,0037511</text:p>
          </table:table-cell>
        </table:table-row>
        <table:table-row table:style-name="ro1">
          <table:table-cell office:value-type="string" calcext:value-type="string">
            <text:p>2023-01-07 17:02:35</text:p>
          </table:table-cell>
          <table:table-cell office:value-type="float" office:value="2882.676" calcext:value-type="float">
            <text:p>2882,676</text:p>
          </table:table-cell>
          <table:table-cell office:value-type="float" office:value="1.5625" calcext:value-type="float">
            <text:p>1,5625</text:p>
          </table:table-cell>
          <table:table-cell office:value-type="float" office:value="1.3393631" calcext:value-type="float">
            <text:p>1,3393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.91797" calcext:value-type="float">
            <text:p>28,91797</text:p>
          </table:table-cell>
          <table:table-cell/>
          <table:table-cell table:formula="of:=SUM([.B361:.G361])" office:value-type="float" office:value="2916.4958331" calcext:value-type="float">
            <text:p>2916,4958331</text:p>
          </table:table-cell>
        </table:table-row>
        <table:table-row table:style-name="ro1">
          <table:table-cell office:value-type="string" calcext:value-type="string">
            <text:p>2023-01-07 17:02:34</text:p>
          </table:table-cell>
          <table:table-cell office:value-type="float" office:value="2785.266" calcext:value-type="float">
            <text:p>2785,266</text:p>
          </table:table-cell>
          <table:table-cell office:value-type="float" office:value="1.515625" calcext:value-type="float">
            <text:p>1,515625</text:p>
          </table:table-cell>
          <table:table-cell office:value-type="float" office:value="1.3141708" calcext:value-type="float">
            <text:p>1,31417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.4375" calcext:value-type="float">
            <text:p>26,4375</text:p>
          </table:table-cell>
          <table:table-cell/>
          <table:table-cell table:formula="of:=SUM([.B362:.G362])" office:value-type="float" office:value="2818.5332958" calcext:value-type="float">
            <text:p>2818,5332958</text:p>
          </table:table-cell>
        </table:table-row>
        <table:table-row table:style-name="ro1">
          <table:table-cell office:value-type="string" calcext:value-type="string">
            <text:p>2023-01-07 17:02:33</text:p>
          </table:table-cell>
          <table:table-cell office:value-type="float" office:value="2540.312" calcext:value-type="float">
            <text:p>2540,312</text:p>
          </table:table-cell>
          <table:table-cell office:value-type="float" office:value="1.484375" calcext:value-type="float">
            <text:p>1,484375</text:p>
          </table:table-cell>
          <table:table-cell office:value-type="float" office:value="1.297142" calcext:value-type="float">
            <text:p>1,2971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.859375" calcext:value-type="float">
            <text:p>13,859375</text:p>
          </table:table-cell>
          <table:table-cell/>
          <table:table-cell table:formula="of:=SUM([.B363:.G363])" office:value-type="float" office:value="2560.952892" calcext:value-type="float">
            <text:p>2560,952892</text:p>
          </table:table-cell>
        </table:table-row>
        <table:table-row table:style-name="ro1">
          <table:table-cell office:value-type="string" calcext:value-type="string">
            <text:p>2023-01-07 17:02:32</text:p>
          </table:table-cell>
          <table:table-cell office:value-type="float" office:value="2181.77" calcext:value-type="float">
            <text:p>2181,77</text:p>
          </table:table-cell>
          <table:table-cell office:value-type="float" office:value="1.359375" calcext:value-type="float">
            <text:p>1,359375</text:p>
          </table:table-cell>
          <table:table-cell office:value-type="float" office:value="1.2286301" calcext:value-type="float">
            <text:p>1,22863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.66406" calcext:value-type="float">
            <text:p>46,66406</text:p>
          </table:table-cell>
          <table:table-cell/>
          <table:table-cell table:formula="of:=SUM([.B364:.G364])" office:value-type="float" office:value="2235.0220651" calcext:value-type="float">
            <text:p>2235,0220651</text:p>
          </table:table-cell>
        </table:table-row>
        <table:table-row table:style-name="ro1">
          <table:table-cell office:value-type="string" calcext:value-type="string">
            <text:p>2023-01-07 17:02:31</text:p>
          </table:table-cell>
          <table:table-cell office:value-type="float" office:value="1099.6836" calcext:value-type="float">
            <text:p>1099,6836</text:p>
          </table:table-cell>
          <table:table-cell office:value-type="float" office:value="1.09375" calcext:value-type="float">
            <text:p>1,09375</text:p>
          </table:table-cell>
          <table:table-cell office:value-type="float" office:value="1.0841064" calcext:value-type="float">
            <text:p>1,08410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.67969" calcext:value-type="float">
            <text:p>46,67969</text:p>
          </table:table-cell>
          <table:table-cell/>
          <table:table-cell table:formula="of:=SUM([.B365:.G365])" office:value-type="float" office:value="1150.5411464" calcext:value-type="float">
            <text:p>1150,5411464</text:p>
          </table:table-cell>
        </table:table-row>
        <table:table-row table:style-name="ro1">
          <table:table-cell office:value-type="string" calcext:value-type="string">
            <text:p>2023-01-07 17:02:30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66:.G366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29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67:.G367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28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68:.G368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27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69:.G369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26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70:.G370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25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71:.G371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24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72:.G372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23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73:.G373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22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74:.G374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21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75:.G375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20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76:.G376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19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77:.G377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18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78:.G378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17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79:.G379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16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80:.G380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15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81:.G381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14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82:.G382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13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83:.G383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12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84:.G384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11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85:.G385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10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86:.G386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09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87:.G387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08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88:.G388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07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89:.G389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06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90:.G390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05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91:.G391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04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92:.G392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03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93:.G393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02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94:.G394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01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95:.G395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2:00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10156" calcext:value-type="float">
            <text:p>7,410156</text:p>
          </table:table-cell>
          <table:table-cell/>
          <table:table-cell table:formula="of:=SUM([.B396:.G396])" office:value-type="float" office:value="8.0958096" calcext:value-type="float">
            <text:p>8,0958096</text:p>
          </table:table-cell>
        </table:table-row>
        <table:table-row table:style-name="ro1">
          <table:table-cell office:value-type="string" calcext:value-type="string">
            <text:p>2023-01-07 17:01:59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5" calcext:value-type="float">
            <text:p>7,625</text:p>
          </table:table-cell>
          <table:table-cell/>
          <table:table-cell table:formula="of:=SUM([.B397:.G397])" office:value-type="float" office:value="8.3106536" calcext:value-type="float">
            <text:p>8,3106536</text:p>
          </table:table-cell>
        </table:table-row>
        <table:table-row table:style-name="ro1">
          <table:table-cell office:value-type="string" calcext:value-type="string">
            <text:p>2023-01-07 17:01:58</text:p>
          </table:table-cell>
          <table:table-cell office:value-type="float" office:value="0.21875" calcext:value-type="float">
            <text:p>0,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82031" calcext:value-type="float">
            <text:p>6,582031</text:p>
          </table:table-cell>
          <table:table-cell/>
          <table:table-cell table:formula="of:=SUM([.B398:.G398])" office:value-type="float" office:value="7.2481534" calcext:value-type="float">
            <text:p>7,2481534</text:p>
          </table:table-cell>
        </table:table-row>
        <table:table-row table:style-name="ro1">
          <table:table-cell office:value-type="string" calcext:value-type="string">
            <text:p>2023-01-07 17:01:57</text:p>
          </table:table-cell>
          <table:table-cell office:value-type="float" office:value="0.21875" calcext:value-type="float">
            <text:p>0,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32812" calcext:value-type="float">
            <text:p>6,632812</text:p>
          </table:table-cell>
          <table:table-cell/>
          <table:table-cell table:formula="of:=SUM([.B399:.G399])" office:value-type="float" office:value="7.2989344" calcext:value-type="float">
            <text:p>7,2989344</text:p>
          </table:table-cell>
        </table:table-row>
        <table:table-row table:style-name="ro1">
          <table:table-cell office:value-type="string" calcext:value-type="string">
            <text:p>2023-01-07 17:01:5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9688" calcext:value-type="float">
            <text:p>7,929688</text:p>
          </table:table-cell>
          <table:table-cell/>
          <table:table-cell table:formula="of:=SUM([.B400:.G400])" office:value-type="float" office:value="8.5997166" calcext:value-type="float">
            <text:p>8,5997166</text:p>
          </table:table-cell>
        </table:table-row>
        <table:table-row table:style-name="ro1">
          <table:table-cell office:value-type="string" calcext:value-type="string">
            <text:p>2023-01-07 17:01:55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29688" calcext:value-type="float">
            <text:p>8,429688</text:p>
          </table:table-cell>
          <table:table-cell/>
          <table:table-cell table:formula="of:=SUM([.B401:.G401])" office:value-type="float" office:value="9.0997166" calcext:value-type="float">
            <text:p>9,0997166</text:p>
          </table:table-cell>
        </table:table-row>
        <table:table-row table:style-name="ro1">
          <table:table-cell office:value-type="string" calcext:value-type="string">
            <text:p>2023-01-07 17:01:54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79688" calcext:value-type="float">
            <text:p>8,679688</text:p>
          </table:table-cell>
          <table:table-cell/>
          <table:table-cell table:formula="of:=SUM([.B402:.G402])" office:value-type="float" office:value="9.3497166" calcext:value-type="float">
            <text:p>9,3497166</text:p>
          </table:table-cell>
        </table:table-row>
        <table:table-row table:style-name="ro1">
          <table:table-cell office:value-type="string" calcext:value-type="string">
            <text:p>2023-01-07 17:01:53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79688" calcext:value-type="float">
            <text:p>8,679688</text:p>
          </table:table-cell>
          <table:table-cell/>
          <table:table-cell table:formula="of:=SUM([.B403:.G403])" office:value-type="float" office:value="9.3497166" calcext:value-type="float">
            <text:p>9,3497166</text:p>
          </table:table-cell>
        </table:table-row>
        <table:table-row table:style-name="ro1">
          <table:table-cell office:value-type="string" calcext:value-type="string">
            <text:p>2023-01-07 17:01:52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29688" calcext:value-type="float">
            <text:p>8,929688</text:p>
          </table:table-cell>
          <table:table-cell/>
          <table:table-cell table:formula="of:=SUM([.B404:.G404])" office:value-type="float" office:value="9.5997166" calcext:value-type="float">
            <text:p>9,5997166</text:p>
          </table:table-cell>
        </table:table-row>
        <table:table-row table:style-name="ro1">
          <table:table-cell office:value-type="string" calcext:value-type="string">
            <text:p>2023-01-07 17:01:51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79688" calcext:value-type="float">
            <text:p>10,679688</text:p>
          </table:table-cell>
          <table:table-cell/>
          <table:table-cell table:formula="of:=SUM([.B405:.G405])" office:value-type="float" office:value="11.3497166" calcext:value-type="float">
            <text:p>11,3497166</text:p>
          </table:table-cell>
        </table:table-row>
        <table:table-row table:style-name="ro1">
          <table:table-cell office:value-type="string" calcext:value-type="string">
            <text:p>2023-01-07 17:01:5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79688" calcext:value-type="float">
            <text:p>11,179688</text:p>
          </table:table-cell>
          <table:table-cell/>
          <table:table-cell table:formula="of:=SUM([.B406:.G406])" office:value-type="float" office:value="11.8497166" calcext:value-type="float">
            <text:p>11,8497166</text:p>
          </table:table-cell>
        </table:table-row>
        <table:table-row table:style-name="ro1">
          <table:table-cell office:value-type="string" calcext:value-type="string">
            <text:p>2023-01-07 17:01:49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9688" calcext:value-type="float">
            <text:p>13,179688</text:p>
          </table:table-cell>
          <table:table-cell/>
          <table:table-cell table:formula="of:=SUM([.B407:.G407])" office:value-type="float" office:value="13.8497166" calcext:value-type="float">
            <text:p>13,8497166</text:p>
          </table:table-cell>
        </table:table-row>
        <table:table-row table:style-name="ro1">
          <table:table-cell office:value-type="string" calcext:value-type="string">
            <text:p>2023-01-07 17:01:48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08594" calcext:value-type="float">
            <text:p>14,808594</text:p>
          </table:table-cell>
          <table:table-cell/>
          <table:table-cell table:formula="of:=SUM([.B408:.G408])" office:value-type="float" office:value="15.4786226" calcext:value-type="float">
            <text:p>15,4786226</text:p>
          </table:table-cell>
        </table:table-row>
        <table:table-row table:style-name="ro1">
          <table:table-cell office:value-type="string" calcext:value-type="string">
            <text:p>2023-01-07 17:01:4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09:.G409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4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10:.G410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45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11:.G411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44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12:.G412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43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13:.G413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42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14:.G414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41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15:.G415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4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16:.G416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39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17:.G417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38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18:.G418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3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19:.G419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3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20:.G420])" office:value-type="float" office:value="16.2286226" calcext:value-type="float">
            <text:p>16,2286226</text:p>
          </table:table-cell>
        </table:table-row>
        <table:table-row table:style-name="ro1">
          <table:table-cell office:value-type="string" calcext:value-type="string">
            <text:p>2023-01-07 17:01:35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17474" calcext:value-type="float">
            <text:p>0,431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58594" calcext:value-type="float">
            <text:p>15,558594</text:p>
          </table:table-cell>
          <table:table-cell/>
          <table:table-cell table:formula="of:=SUM([.B421:.G421])" office:value-type="float" office:value="16.2286226" calcext:value-type="float">
            <text:p>16,2286226</text:p>
          </table:table-cell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6"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/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4234.515651" calcext:value-type="float">
            <text:p>4234,515651</text:p>
          </table:table-cell>
          <table:table-cell office:value-type="float" office:value="4378.4321292" calcext:value-type="float">
            <text:p>4378,4321292</text:p>
          </table:table-cell>
          <table:table-cell office:value-type="float" office:value="4392.911128" calcext:value-type="float">
            <text:p>4392,911128</text:p>
          </table:table-cell>
          <table:table-cell office:value-type="float" office:value="4379.771708" calcext:value-type="float">
            <text:p>4379,771708</text:p>
          </table:table-cell>
          <table:table-cell office:value-type="float" office:value="4403.037658" calcext:value-type="float">
            <text:p>4403,037658</text:p>
          </table:table-cell>
          <table:table-cell table:number-columns-repeated="6"/>
          <table:table-cell table:formula="of:=AVERAGE([.A76:.E76])" office:value-type="float" office:value="4381.3356794" calcext:value-type="float">
            <text:p>4381,3356794</text:p>
          </table:table-cell>
          <table:table-cell table:formula="of:=MAX([.A76:.E76])" office:value-type="float" office:value="4403.068658" calcext:value-type="float">
            <text:p>4403,068658</text:p>
          </table:table-cell>
          <table:table-cell/>
          <table:table-cell table:formula="of:=AVERAGE([.A2:.E70])" office:value-type="float" office:value="4094.47629373538" calcext:value-type="float">
            <text:p>4094,47629373538</text:p>
          </table:table-cell>
          <table:table-cell/>
          <table:table-cell office:value-type="string" calcext:value-type="string">
            <text:p>48-70</text:p>
          </table:table-cell>
        </table:table-row>
        <table:table-row table:style-name="ro1">
          <table:table-cell office:value-type="float" office:value="4327.246402" calcext:value-type="float">
            <text:p>4327,246402</text:p>
          </table:table-cell>
          <table:table-cell office:value-type="float" office:value="4380.485522" calcext:value-type="float">
            <text:p>4380,485522</text:p>
          </table:table-cell>
          <table:table-cell office:value-type="float" office:value="4392.529417" calcext:value-type="float">
            <text:p>4392,529417</text:p>
          </table:table-cell>
          <table:table-cell office:value-type="float" office:value="4359.371986" calcext:value-type="float">
            <text:p>4359,371986</text:p>
          </table:table-cell>
          <table:table-cell office:value-type="float" office:value="4403.068658" calcext:value-type="float">
            <text:p>4403,068658</text:p>
          </table:table-cell>
          <table:table-cell table:number-columns-repeated="12"/>
        </table:table-row>
        <table:table-row table:style-name="ro1">
          <table:table-cell office:value-type="float" office:value="4324.771507" calcext:value-type="float">
            <text:p>4324,771507</text:p>
          </table:table-cell>
          <table:table-cell office:value-type="float" office:value="4380.251601" calcext:value-type="float">
            <text:p>4380,251601</text:p>
          </table:table-cell>
          <table:table-cell office:value-type="float" office:value="4328.446284" calcext:value-type="float">
            <text:p>4328,446284</text:p>
          </table:table-cell>
          <table:table-cell office:value-type="float" office:value="4261.621953" calcext:value-type="float">
            <text:p>4261,621953</text:p>
          </table:table-cell>
          <table:table-cell office:value-type="float" office:value="4396.17378" calcext:value-type="float">
            <text:p>4396,17378</text:p>
          </table:table-cell>
          <table:table-cell table:number-columns-repeated="12"/>
        </table:table-row>
        <table:table-row table:style-name="ro1">
          <table:table-cell office:value-type="float" office:value="4313.811264" calcext:value-type="float">
            <text:p>4313,811264</text:p>
          </table:table-cell>
          <table:table-cell office:value-type="float" office:value="4379.442897" calcext:value-type="float">
            <text:p>4379,442897</text:p>
          </table:table-cell>
          <table:table-cell office:value-type="float" office:value="4323.938284" calcext:value-type="float">
            <text:p>4323,938284</text:p>
          </table:table-cell>
          <table:table-cell office:value-type="float" office:value="4193.015953" calcext:value-type="float">
            <text:p>4193,015953</text:p>
          </table:table-cell>
          <table:table-cell office:value-type="float" office:value="4389.94754" calcext:value-type="float">
            <text:p>4389,94754</text:p>
          </table:table-cell>
          <table:table-cell table:number-columns-repeated="12"/>
        </table:table-row>
        <table:table-row table:style-name="ro1">
          <table:table-cell office:value-type="float" office:value="4280.227466" calcext:value-type="float">
            <text:p>4280,227466</text:p>
          </table:table-cell>
          <table:table-cell office:value-type="float" office:value="4383.454897" calcext:value-type="float">
            <text:p>4383,454897</text:p>
          </table:table-cell>
          <table:table-cell office:value-type="float" office:value="4387.544034" calcext:value-type="float">
            <text:p>4387,544034</text:p>
          </table:table-cell>
          <table:table-cell office:value-type="float" office:value="4302.937953" calcext:value-type="float">
            <text:p>4302,937953</text:p>
          </table:table-cell>
          <table:table-cell office:value-type="float" office:value="4392.03354" calcext:value-type="float">
            <text:p>4392,03354</text:p>
          </table:table-cell>
          <table:table-cell table:number-columns-repeated="12"/>
        </table:table-row>
        <table:table-row table:style-name="ro1">
          <table:table-cell office:value-type="float" office:value="4306.66881" calcext:value-type="float">
            <text:p>4306,66881</text:p>
          </table:table-cell>
          <table:table-cell office:value-type="float" office:value="4374.00972" calcext:value-type="float">
            <text:p>4374,00972</text:p>
          </table:table-cell>
          <table:table-cell office:value-type="float" office:value="4391.045431" calcext:value-type="float">
            <text:p>4391,045431</text:p>
          </table:table-cell>
          <table:table-cell office:value-type="float" office:value="4361.445033" calcext:value-type="float">
            <text:p>4361,445033</text:p>
          </table:table-cell>
          <table:table-cell office:value-type="float" office:value="4399.5607" calcext:value-type="float">
            <text:p>4399,5607</text:p>
          </table:table-cell>
          <table:table-cell table:number-columns-repeated="12"/>
        </table:table-row>
        <table:table-row table:style-name="ro1">
          <table:table-cell office:value-type="float" office:value="4317.704341" calcext:value-type="float">
            <text:p>4317,704341</text:p>
          </table:table-cell>
          <table:table-cell office:value-type="float" office:value="4275.530302" calcext:value-type="float">
            <text:p>4275,530302</text:p>
          </table:table-cell>
          <table:table-cell office:value-type="float" office:value="4378.63678" calcext:value-type="float">
            <text:p>4378,63678</text:p>
          </table:table-cell>
          <table:table-cell office:value-type="float" office:value="4378.218444" calcext:value-type="float">
            <text:p>4378,218444</text:p>
          </table:table-cell>
          <table:table-cell office:value-type="float" office:value="4304.253488" calcext:value-type="float">
            <text:p>4304,253488</text:p>
          </table:table-cell>
          <table:table-cell table:number-columns-repeated="12"/>
        </table:table-row>
        <table:table-row table:style-name="ro1">
          <table:table-cell office:value-type="float" office:value="4318.942506" calcext:value-type="float">
            <text:p>4318,942506</text:p>
          </table:table-cell>
          <table:table-cell office:value-type="float" office:value="4262.392294" calcext:value-type="float">
            <text:p>4262,392294</text:p>
          </table:table-cell>
          <table:table-cell office:value-type="float" office:value="4378.23078" calcext:value-type="float">
            <text:p>4378,23078</text:p>
          </table:table-cell>
          <table:table-cell office:value-type="float" office:value="4377.808305" calcext:value-type="float">
            <text:p>4377,808305</text:p>
          </table:table-cell>
          <table:table-cell office:value-type="float" office:value="4157.439291" calcext:value-type="float">
            <text:p>4157,439291</text:p>
          </table:table-cell>
          <table:table-cell table:number-columns-repeated="12"/>
        </table:table-row>
        <table:table-row table:style-name="ro1">
          <table:table-cell office:value-type="float" office:value="4337.559879" calcext:value-type="float">
            <text:p>4337,559879</text:p>
          </table:table-cell>
          <table:table-cell office:value-type="float" office:value="4294.446604" calcext:value-type="float">
            <text:p>4294,446604</text:p>
          </table:table-cell>
          <table:table-cell office:value-type="float" office:value="4379.12178" calcext:value-type="float">
            <text:p>4379,12178</text:p>
          </table:table-cell>
          <table:table-cell office:value-type="float" office:value="4378.776305" calcext:value-type="float">
            <text:p>4378,776305</text:p>
          </table:table-cell>
          <table:table-cell office:value-type="float" office:value="4013.341234" calcext:value-type="float">
            <text:p>4013,341234</text:p>
          </table:table-cell>
          <table:table-cell table:number-columns-repeated="12"/>
        </table:table-row>
        <table:table-row table:style-name="ro1">
          <table:table-cell office:value-type="float" office:value="4329.746312" calcext:value-type="float">
            <text:p>4329,746312</text:p>
          </table:table-cell>
          <table:table-cell office:value-type="float" office:value="4351.750854" calcext:value-type="float">
            <text:p>4351,750854</text:p>
          </table:table-cell>
          <table:table-cell office:value-type="float" office:value="4362.957354" calcext:value-type="float">
            <text:p>4362,957354</text:p>
          </table:table-cell>
          <table:table-cell office:value-type="float" office:value="4377.840886" calcext:value-type="float">
            <text:p>4377,840886</text:p>
          </table:table-cell>
          <table:table-cell office:value-type="float" office:value="4067.332694" calcext:value-type="float">
            <text:p>4067,332694</text:p>
          </table:table-cell>
          <table:table-cell table:number-columns-repeated="12"/>
        </table:table-row>
        <table:table-row table:style-name="ro1">
          <table:table-cell office:value-type="float" office:value="4328.789312" calcext:value-type="float">
            <text:p>4328,789312</text:p>
          </table:table-cell>
          <table:table-cell office:value-type="float" office:value="4348.679715" calcext:value-type="float">
            <text:p>4348,679715</text:p>
          </table:table-cell>
          <table:table-cell office:value-type="float" office:value="4349.308686" calcext:value-type="float">
            <text:p>4349,308686</text:p>
          </table:table-cell>
          <table:table-cell office:value-type="float" office:value="4374.71342" calcext:value-type="float">
            <text:p>4374,71342</text:p>
          </table:table-cell>
          <table:table-cell office:value-type="float" office:value="4180.98101" calcext:value-type="float">
            <text:p>4180,98101</text:p>
          </table:table-cell>
          <table:table-cell table:number-columns-repeated="12"/>
        </table:table-row>
        <table:table-row table:style-name="ro1">
          <table:table-cell office:value-type="float" office:value="4329.859312" calcext:value-type="float">
            <text:p>4329,859312</text:p>
          </table:table-cell>
          <table:table-cell office:value-type="float" office:value="4336.487575" calcext:value-type="float">
            <text:p>4336,487575</text:p>
          </table:table-cell>
          <table:table-cell office:value-type="float" office:value="4363.500587" calcext:value-type="float">
            <text:p>4363,500587</text:p>
          </table:table-cell>
          <table:table-cell office:value-type="float" office:value="4373.207213" calcext:value-type="float">
            <text:p>4373,207213</text:p>
          </table:table-cell>
          <table:table-cell office:value-type="float" office:value="4395.216014" calcext:value-type="float">
            <text:p>4395,216014</text:p>
          </table:table-cell>
          <table:table-cell table:number-columns-repeated="12"/>
        </table:table-row>
        <table:table-row table:style-name="ro1">
          <table:table-cell office:value-type="float" office:value="4303.155034" calcext:value-type="float">
            <text:p>4303,155034</text:p>
          </table:table-cell>
          <table:table-cell office:value-type="float" office:value="4364.743627" calcext:value-type="float">
            <text:p>4364,743627</text:p>
          </table:table-cell>
          <table:table-cell office:value-type="float" office:value="4370.273587" calcext:value-type="float">
            <text:p>4370,273587</text:p>
          </table:table-cell>
          <table:table-cell office:value-type="float" office:value="4373.172213" calcext:value-type="float">
            <text:p>4373,172213</text:p>
          </table:table-cell>
          <table:table-cell office:value-type="float" office:value="4394.203547" calcext:value-type="float">
            <text:p>4394,203547</text:p>
          </table:table-cell>
          <table:table-cell table:number-columns-repeated="12"/>
        </table:table-row>
        <table:table-row table:style-name="ro1">
          <table:table-cell office:value-type="float" office:value="4218.645894" calcext:value-type="float">
            <text:p>4218,645894</text:p>
          </table:table-cell>
          <table:table-cell office:value-type="float" office:value="4369.599627" calcext:value-type="float">
            <text:p>4369,599627</text:p>
          </table:table-cell>
          <table:table-cell office:value-type="float" office:value="4370.647472" calcext:value-type="float">
            <text:p>4370,647472</text:p>
          </table:table-cell>
          <table:table-cell office:value-type="float" office:value="4296.629074" calcext:value-type="float">
            <text:p>4296,629074</text:p>
          </table:table-cell>
          <table:table-cell office:value-type="float" office:value="4392.44699" calcext:value-type="float">
            <text:p>4392,44699</text:p>
          </table:table-cell>
          <table:table-cell table:number-columns-repeated="12"/>
        </table:table-row>
        <table:table-row table:style-name="ro1">
          <table:table-cell office:value-type="float" office:value="4152.259114" calcext:value-type="float">
            <text:p>4152,259114</text:p>
          </table:table-cell>
          <table:table-cell office:value-type="float" office:value="4361.607154" calcext:value-type="float">
            <text:p>4361,607154</text:p>
          </table:table-cell>
          <table:table-cell office:value-type="float" office:value="4370.790163" calcext:value-type="float">
            <text:p>4370,790163</text:p>
          </table:table-cell>
          <table:table-cell office:value-type="float" office:value="4172.251795" calcext:value-type="float">
            <text:p>4172,251795</text:p>
          </table:table-cell>
          <table:table-cell office:value-type="float" office:value="4392.86499" calcext:value-type="float">
            <text:p>4392,86499</text:p>
          </table:table-cell>
          <table:table-cell table:number-columns-repeated="12"/>
        </table:table-row>
        <table:table-row table:style-name="ro1">
          <table:table-cell office:value-type="float" office:value="4201.291114" calcext:value-type="float">
            <text:p>4201,291114</text:p>
          </table:table-cell>
          <table:table-cell office:value-type="float" office:value="4336.914794" calcext:value-type="float">
            <text:p>4336,914794</text:p>
          </table:table-cell>
          <table:table-cell office:value-type="float" office:value="4367.848326" calcext:value-type="float">
            <text:p>4367,848326</text:p>
          </table:table-cell>
          <table:table-cell office:value-type="float" office:value="4187.255795" calcext:value-type="float">
            <text:p>4187,255795</text:p>
          </table:table-cell>
          <table:table-cell office:value-type="float" office:value="4393.65285" calcext:value-type="float">
            <text:p>4393,65285</text:p>
          </table:table-cell>
          <table:table-cell table:number-columns-repeated="12"/>
        </table:table-row>
        <table:table-row table:style-name="ro1">
          <table:table-cell office:value-type="float" office:value="4285.040834" calcext:value-type="float">
            <text:p>4285,040834</text:p>
          </table:table-cell>
          <table:table-cell office:value-type="float" office:value="4274.906295" calcext:value-type="float">
            <text:p>4274,906295</text:p>
          </table:table-cell>
          <table:table-cell office:value-type="float" office:value="4370.969326" calcext:value-type="float">
            <text:p>4370,969326</text:p>
          </table:table-cell>
          <table:table-cell office:value-type="float" office:value="4296.645046" calcext:value-type="float">
            <text:p>4296,645046</text:p>
          </table:table-cell>
          <table:table-cell office:value-type="float" office:value="4307.676764" calcext:value-type="float">
            <text:p>4307,676764</text:p>
          </table:table-cell>
          <table:table-cell table:number-columns-repeated="12"/>
        </table:table-row>
        <table:table-row table:style-name="ro1">
          <table:table-cell office:value-type="float" office:value="4284.058808" calcext:value-type="float">
            <text:p>4284,058808</text:p>
          </table:table-cell>
          <table:table-cell office:value-type="float" office:value="4293.561615" calcext:value-type="float">
            <text:p>4293,561615</text:p>
          </table:table-cell>
          <table:table-cell office:value-type="float" office:value="4368.042048" calcext:value-type="float">
            <text:p>4368,042048</text:p>
          </table:table-cell>
          <table:table-cell office:value-type="float" office:value="4354.143978" calcext:value-type="float">
            <text:p>4354,143978</text:p>
          </table:table-cell>
          <table:table-cell office:value-type="float" office:value="4293.814289" calcext:value-type="float">
            <text:p>4293,814289</text:p>
          </table:table-cell>
          <table:table-cell table:number-columns-repeated="12"/>
        </table:table-row>
        <table:table-row table:style-name="ro1">
          <table:table-cell office:value-type="float" office:value="4298.624012" calcext:value-type="float">
            <text:p>4298,624012</text:p>
          </table:table-cell>
          <table:table-cell office:value-type="float" office:value="4359.026485" calcext:value-type="float">
            <text:p>4359,026485</text:p>
          </table:table-cell>
          <table:table-cell office:value-type="float" office:value="4314.260392" calcext:value-type="float">
            <text:p>4314,260392</text:p>
          </table:table-cell>
          <table:table-cell office:value-type="float" office:value="4357.466851" calcext:value-type="float">
            <text:p>4357,466851</text:p>
          </table:table-cell>
          <table:table-cell office:value-type="float" office:value="4175.525289" calcext:value-type="float">
            <text:p>4175,525289</text:p>
          </table:table-cell>
          <table:table-cell table:number-columns-repeated="12"/>
        </table:table-row>
        <table:table-row table:style-name="ro1">
          <table:table-cell office:value-type="float" office:value="4324.52689" calcext:value-type="float">
            <text:p>4324,52689</text:p>
          </table:table-cell>
          <table:table-cell office:value-type="float" office:value="4292.600156" calcext:value-type="float">
            <text:p>4292,600156</text:p>
          </table:table-cell>
          <table:table-cell office:value-type="float" office:value="4275.193732" calcext:value-type="float">
            <text:p>4275,193732</text:p>
          </table:table-cell>
          <table:table-cell office:value-type="float" office:value="4357.553014" calcext:value-type="float">
            <text:p>4357,553014</text:p>
          </table:table-cell>
          <table:table-cell office:value-type="float" office:value="4306.17376" calcext:value-type="float">
            <text:p>4306,17376</text:p>
          </table:table-cell>
          <table:table-cell table:number-columns-repeated="12"/>
        </table:table-row>
        <table:table-row table:style-name="ro1">
          <table:table-cell office:value-type="float" office:value="4324.524305" calcext:value-type="float">
            <text:p>4324,524305</text:p>
          </table:table-cell>
          <table:table-cell office:value-type="float" office:value="4294.130627" calcext:value-type="float">
            <text:p>4294,130627</text:p>
          </table:table-cell>
          <table:table-cell office:value-type="float" office:value="4371.931922" calcext:value-type="float">
            <text:p>4371,931922</text:p>
          </table:table-cell>
          <table:table-cell office:value-type="float" office:value="4358.541014" calcext:value-type="float">
            <text:p>4358,541014</text:p>
          </table:table-cell>
          <table:table-cell office:value-type="float" office:value="4380.287509" calcext:value-type="float">
            <text:p>4380,287509</text:p>
          </table:table-cell>
          <table:table-cell table:number-columns-repeated="12"/>
        </table:table-row>
        <table:table-row table:style-name="ro1">
          <table:table-cell office:value-type="float" office:value="4314.107241" calcext:value-type="float">
            <text:p>4314,107241</text:p>
          </table:table-cell>
          <table:table-cell office:value-type="float" office:value="4268.591737" calcext:value-type="float">
            <text:p>4268,591737</text:p>
          </table:table-cell>
          <table:table-cell office:value-type="float" office:value="4334.352643" calcext:value-type="float">
            <text:p>4334,352643</text:p>
          </table:table-cell>
          <table:table-cell office:value-type="float" office:value="4358.230736" calcext:value-type="float">
            <text:p>4358,230736</text:p>
          </table:table-cell>
          <table:table-cell office:value-type="float" office:value="4244.082491" calcext:value-type="float">
            <text:p>4244,082491</text:p>
          </table:table-cell>
          <table:table-cell table:number-columns-repeated="12"/>
        </table:table-row>
        <table:table-row table:style-name="ro1">
          <table:table-cell office:value-type="float" office:value="4106.658544" calcext:value-type="float">
            <text:p>4106,658544</text:p>
          </table:table-cell>
          <table:table-cell office:value-type="float" office:value="4152.830455" calcext:value-type="float">
            <text:p>4152,830455</text:p>
          </table:table-cell>
          <table:table-cell office:value-type="float" office:value="4314.677749" calcext:value-type="float">
            <text:p>4314,677749</text:p>
          </table:table-cell>
          <table:table-cell office:value-type="float" office:value="4357.745707" calcext:value-type="float">
            <text:p>4357,745707</text:p>
          </table:table-cell>
          <table:table-cell office:value-type="float" office:value="4216.944182" calcext:value-type="float">
            <text:p>4216,944182</text:p>
          </table:table-cell>
          <table:table-cell table:number-columns-repeated="12"/>
        </table:table-row>
        <table:table-row table:style-name="ro1">
          <table:table-cell office:value-type="float" office:value="4095.828265" calcext:value-type="float">
            <text:p>4095,828265</text:p>
          </table:table-cell>
          <table:table-cell office:value-type="float" office:value="4351.338513" calcext:value-type="float">
            <text:p>4351,338513</text:p>
          </table:table-cell>
          <table:table-cell office:value-type="float" office:value="4274.782749" calcext:value-type="float">
            <text:p>4274,782749</text:p>
          </table:table-cell>
          <table:table-cell office:value-type="float" office:value="4356.767942" calcext:value-type="float">
            <text:p>4356,767942</text:p>
          </table:table-cell>
          <table:table-cell office:value-type="float" office:value="4185.335725" calcext:value-type="float">
            <text:p>4185,335725</text:p>
          </table:table-cell>
          <table:table-cell table:number-columns-repeated="12"/>
        </table:table-row>
        <table:table-row table:style-name="ro1">
          <table:table-cell office:value-type="float" office:value="4267.125265" calcext:value-type="float">
            <text:p>4267,125265</text:p>
          </table:table-cell>
          <table:table-cell office:value-type="float" office:value="4333.575814" calcext:value-type="float">
            <text:p>4333,575814</text:p>
          </table:table-cell>
          <table:table-cell office:value-type="float" office:value="4361.540371" calcext:value-type="float">
            <text:p>4361,540371</text:p>
          </table:table-cell>
          <table:table-cell office:value-type="float" office:value="4353.751973" calcext:value-type="float">
            <text:p>4353,751973</text:p>
          </table:table-cell>
          <table:table-cell office:value-type="float" office:value="4171.279585" calcext:value-type="float">
            <text:p>4171,279585</text:p>
          </table:table-cell>
          <table:table-cell table:number-columns-repeated="12"/>
        </table:table-row>
        <table:table-row table:style-name="ro1">
          <table:table-cell office:value-type="float" office:value="4316.539265" calcext:value-type="float">
            <text:p>4316,539265</text:p>
          </table:table-cell>
          <table:table-cell office:value-type="float" office:value="4288.499274" calcext:value-type="float">
            <text:p>4288,499274</text:p>
          </table:table-cell>
          <table:table-cell office:value-type="float" office:value="4368.97002" calcext:value-type="float">
            <text:p>4368,97002</text:p>
          </table:table-cell>
          <table:table-cell office:value-type="float" office:value="4367.316451" calcext:value-type="float">
            <text:p>4367,316451</text:p>
          </table:table-cell>
          <table:table-cell office:value-type="float" office:value="4367.264685" calcext:value-type="float">
            <text:p>4367,264685</text:p>
          </table:table-cell>
          <table:table-cell table:number-columns-repeated="12"/>
        </table:table-row>
        <table:table-row table:style-name="ro1">
          <table:table-cell office:value-type="float" office:value="4202.627343" calcext:value-type="float">
            <text:p>4202,627343</text:p>
          </table:table-cell>
          <table:table-cell office:value-type="float" office:value="4139.690659" calcext:value-type="float">
            <text:p>4139,690659</text:p>
          </table:table-cell>
          <table:table-cell office:value-type="float" office:value="4323.841674" calcext:value-type="float">
            <text:p>4323,841674</text:p>
          </table:table-cell>
          <table:table-cell office:value-type="float" office:value="4367.469893" calcext:value-type="float">
            <text:p>4367,469893</text:p>
          </table:table-cell>
          <table:table-cell office:value-type="float" office:value="4384.815685" calcext:value-type="float">
            <text:p>4384,815685</text:p>
          </table:table-cell>
          <table:table-cell table:number-columns-repeated="12"/>
        </table:table-row>
        <table:table-row table:style-name="ro1">
          <table:table-cell office:value-type="float" office:value="4056.190786" calcext:value-type="float">
            <text:p>4056,190786</text:p>
          </table:table-cell>
          <table:table-cell office:value-type="float" office:value="4262.858061" calcext:value-type="float">
            <text:p>4262,858061</text:p>
          </table:table-cell>
          <table:table-cell office:value-type="float" office:value="4385.165532" calcext:value-type="float">
            <text:p>4385,165532</text:p>
          </table:table-cell>
          <table:table-cell office:value-type="float" office:value="4385.910792" calcext:value-type="float">
            <text:p>4385,910792</text:p>
          </table:table-cell>
          <table:table-cell office:value-type="float" office:value="4358.757133" calcext:value-type="float">
            <text:p>4358,757133</text:p>
          </table:table-cell>
          <table:table-cell table:number-columns-repeated="12"/>
        </table:table-row>
        <table:table-row table:style-name="ro1">
          <table:table-cell office:value-type="float" office:value="4074.26027" calcext:value-type="float">
            <text:p>4074,26027</text:p>
          </table:table-cell>
          <table:table-cell office:value-type="float" office:value="4341.877653" calcext:value-type="float">
            <text:p>4341,877653</text:p>
          </table:table-cell>
          <table:table-cell office:value-type="float" office:value="4385.149532" calcext:value-type="float">
            <text:p>4385,149532</text:p>
          </table:table-cell>
          <table:table-cell office:value-type="float" office:value="4382.518528" calcext:value-type="float">
            <text:p>4382,518528</text:p>
          </table:table-cell>
          <table:table-cell office:value-type="float" office:value="4269.090576" calcext:value-type="float">
            <text:p>4269,090576</text:p>
          </table:table-cell>
          <table:table-cell table:number-columns-repeated="12"/>
        </table:table-row>
        <table:table-row table:style-name="ro1">
          <table:table-cell office:value-type="float" office:value="4266.904801" calcext:value-type="float">
            <text:p>4266,904801</text:p>
          </table:table-cell>
          <table:table-cell office:value-type="float" office:value="4221.867471" calcext:value-type="float">
            <text:p>4221,867471</text:p>
          </table:table-cell>
          <table:table-cell office:value-type="float" office:value="4365.140011" calcext:value-type="float">
            <text:p>4365,140011</text:p>
          </table:table-cell>
          <table:table-cell office:value-type="float" office:value="4377.165932" calcext:value-type="float">
            <text:p>4377,165932</text:p>
          </table:table-cell>
          <table:table-cell office:value-type="float" office:value="4152.781576" calcext:value-type="float">
            <text:p>4152,781576</text:p>
          </table:table-cell>
          <table:table-cell table:number-columns-repeated="12"/>
        </table:table-row>
        <table:table-row table:style-name="ro1">
          <table:table-cell office:value-type="float" office:value="4316.991306" calcext:value-type="float">
            <text:p>4316,991306</text:p>
          </table:table-cell>
          <table:table-cell office:value-type="float" office:value="4062.760053" calcext:value-type="float">
            <text:p>4062,760053</text:p>
          </table:table-cell>
          <table:table-cell office:value-type="float" office:value="4331.926583" calcext:value-type="float">
            <text:p>4331,926583</text:p>
          </table:table-cell>
          <table:table-cell office:value-type="float" office:value="4377.856793" calcext:value-type="float">
            <text:p>4377,856793</text:p>
          </table:table-cell>
          <table:table-cell office:value-type="float" office:value="4189.192576" calcext:value-type="float">
            <text:p>4189,192576</text:p>
          </table:table-cell>
          <table:table-cell table:number-columns-repeated="12"/>
        </table:table-row>
        <table:table-row table:style-name="ro1">
          <table:table-cell office:value-type="float" office:value="4320.733306" calcext:value-type="float">
            <text:p>4320,733306</text:p>
          </table:table-cell>
          <table:table-cell office:value-type="float" office:value="3816.822053" calcext:value-type="float">
            <text:p>3816,822053</text:p>
          </table:table-cell>
          <table:table-cell office:value-type="float" office:value="4313.163444" calcext:value-type="float">
            <text:p>4313,163444</text:p>
          </table:table-cell>
          <table:table-cell office:value-type="float" office:value="4381.239663" calcext:value-type="float">
            <text:p>4381,239663</text:p>
          </table:table-cell>
          <table:table-cell office:value-type="float" office:value="4236.186503" calcext:value-type="float">
            <text:p>4236,186503</text:p>
          </table:table-cell>
          <table:table-cell table:number-columns-repeated="12"/>
        </table:table-row>
        <table:table-row table:style-name="ro1">
          <table:table-cell office:value-type="float" office:value="4237.764306" calcext:value-type="float">
            <text:p>4237,764306</text:p>
          </table:table-cell>
          <table:table-cell office:value-type="float" office:value="3691.910914" calcext:value-type="float">
            <text:p>3691,910914</text:p>
          </table:table-cell>
          <table:table-cell office:value-type="float" office:value="4385.828444" calcext:value-type="float">
            <text:p>4385,828444</text:p>
          </table:table-cell>
          <table:table-cell office:value-type="float" office:value="4354.515219" calcext:value-type="float">
            <text:p>4354,515219</text:p>
          </table:table-cell>
          <table:table-cell office:value-type="float" office:value="4354.094292" calcext:value-type="float">
            <text:p>4354,094292</text:p>
          </table:table-cell>
          <table:table-cell table:number-columns-repeated="12"/>
        </table:table-row>
        <table:table-row table:style-name="ro1">
          <table:table-cell office:value-type="float" office:value="4101.533201" calcext:value-type="float">
            <text:p>4101,533201</text:p>
          </table:table-cell>
          <table:table-cell office:value-type="float" office:value="3871.598914" calcext:value-type="float">
            <text:p>3871,598914</text:p>
          </table:table-cell>
          <table:table-cell office:value-type="float" office:value="4385.520516" calcext:value-type="float">
            <text:p>4385,520516</text:p>
          </table:table-cell>
          <table:table-cell office:value-type="float" office:value="4267.142325" calcext:value-type="float">
            <text:p>4267,142325</text:p>
          </table:table-cell>
          <table:table-cell office:value-type="float" office:value="4374.717214" calcext:value-type="float">
            <text:p>4374,717214</text:p>
          </table:table-cell>
          <table:table-cell table:number-columns-repeated="12"/>
        </table:table-row>
        <table:table-row table:style-name="ro1">
          <table:table-cell office:value-type="float" office:value="4214.168425" calcext:value-type="float">
            <text:p>4214,168425</text:p>
          </table:table-cell>
          <table:table-cell office:value-type="float" office:value="4198.993137" calcext:value-type="float">
            <text:p>4198,993137</text:p>
          </table:table-cell>
          <table:table-cell office:value-type="float" office:value="4357.612772" calcext:value-type="float">
            <text:p>4357,612772</text:p>
          </table:table-cell>
          <table:table-cell office:value-type="float" office:value="4271.955455" calcext:value-type="float">
            <text:p>4271,955455</text:p>
          </table:table-cell>
          <table:table-cell office:value-type="float" office:value="4390.582194" calcext:value-type="float">
            <text:p>4390,582194</text:p>
          </table:table-cell>
          <table:table-cell table:number-columns-repeated="12"/>
        </table:table-row>
        <table:table-row table:style-name="ro1">
          <table:table-cell office:value-type="float" office:value="4315.387012" calcext:value-type="float">
            <text:p>4315,387012</text:p>
          </table:table-cell>
          <table:table-cell office:value-type="float" office:value="4185.359468" calcext:value-type="float">
            <text:p>4185,359468</text:p>
          </table:table-cell>
          <table:table-cell office:value-type="float" office:value="4380.864965" calcext:value-type="float">
            <text:p>4380,864965</text:p>
          </table:table-cell>
          <table:table-cell office:value-type="float" office:value="4207.368517" calcext:value-type="float">
            <text:p>4207,368517</text:p>
          </table:table-cell>
          <table:table-cell office:value-type="float" office:value="4394.562055" calcext:value-type="float">
            <text:p>4394,562055</text:p>
          </table:table-cell>
          <table:table-cell table:number-columns-repeated="12"/>
        </table:table-row>
        <table:table-row table:style-name="ro1">
          <table:table-cell office:value-type="float" office:value="4319.403012" calcext:value-type="float">
            <text:p>4319,403012</text:p>
          </table:table-cell>
          <table:table-cell office:value-type="float" office:value="4183.527329" calcext:value-type="float">
            <text:p>4183,527329</text:p>
          </table:table-cell>
          <table:table-cell office:value-type="float" office:value="4381.395826" calcext:value-type="float">
            <text:p>4381,395826</text:p>
          </table:table-cell>
          <table:table-cell office:value-type="float" office:value="4034.480634" calcext:value-type="float">
            <text:p>4034,480634</text:p>
          </table:table-cell>
          <table:table-cell office:value-type="float" office:value="4395.307169" calcext:value-type="float">
            <text:p>4395,307169</text:p>
          </table:table-cell>
          <table:table-cell table:number-columns-repeated="12"/>
        </table:table-row>
        <table:table-row table:style-name="ro1">
          <table:table-cell office:value-type="float" office:value="4095.482814" calcext:value-type="float">
            <text:p>4095,482814</text:p>
          </table:table-cell>
          <table:table-cell office:value-type="float" office:value="4279.90824" calcext:value-type="float">
            <text:p>4279,90824</text:p>
          </table:table-cell>
          <table:table-cell office:value-type="float" office:value="4385.716432" calcext:value-type="float">
            <text:p>4385,716432</text:p>
          </table:table-cell>
          <table:table-cell office:value-type="float" office:value="3875.971096" calcext:value-type="float">
            <text:p>3875,971096</text:p>
          </table:table-cell>
          <table:table-cell office:value-type="float" office:value="4389.354685" calcext:value-type="float">
            <text:p>4389,354685</text:p>
          </table:table-cell>
          <table:table-cell table:number-columns-repeated="12"/>
        </table:table-row>
        <table:table-row table:style-name="ro1">
          <table:table-cell office:value-type="float" office:value="4029.843154" calcext:value-type="float">
            <text:p>4029,843154</text:p>
          </table:table-cell>
          <table:table-cell office:value-type="float" office:value="4267.582912" calcext:value-type="float">
            <text:p>4267,582912</text:p>
          </table:table-cell>
          <table:table-cell office:value-type="float" office:value="4365.556555" calcext:value-type="float">
            <text:p>4365,556555</text:p>
          </table:table-cell>
          <table:table-cell office:value-type="float" office:value="3840.409547" calcext:value-type="float">
            <text:p>3840,409547</text:p>
          </table:table-cell>
          <table:table-cell office:value-type="float" office:value="4385.953987" calcext:value-type="float">
            <text:p>4385,953987</text:p>
          </table:table-cell>
          <table:table-cell table:number-columns-repeated="12"/>
        </table:table-row>
        <table:table-row table:style-name="ro1">
          <table:table-cell office:value-type="float" office:value="4000.309735" calcext:value-type="float">
            <text:p>4000,309735</text:p>
          </table:table-cell>
          <table:table-cell office:value-type="float" office:value="4244.87194" calcext:value-type="float">
            <text:p>4244,87194</text:p>
          </table:table-cell>
          <table:table-cell office:value-type="float" office:value="4355.219456" calcext:value-type="float">
            <text:p>4355,219456</text:p>
          </table:table-cell>
          <table:table-cell office:value-type="float" office:value="4202.709538" calcext:value-type="float">
            <text:p>4202,709538</text:p>
          </table:table-cell>
          <table:table-cell office:value-type="float" office:value="4358.138489" calcext:value-type="float">
            <text:p>4358,138489</text:p>
          </table:table-cell>
          <table:table-cell table:number-columns-repeated="12"/>
        </table:table-row>
        <table:table-row table:style-name="ro1">
          <table:table-cell office:value-type="float" office:value="4031.150239" calcext:value-type="float">
            <text:p>4031,150239</text:p>
          </table:table-cell>
          <table:table-cell office:value-type="float" office:value="4387.22794" calcext:value-type="float">
            <text:p>4387,22794</text:p>
          </table:table-cell>
          <table:table-cell office:value-type="float" office:value="4364.790456" calcext:value-type="float">
            <text:p>4364,790456</text:p>
          </table:table-cell>
          <table:table-cell office:value-type="float" office:value="4180.95223" calcext:value-type="float">
            <text:p>4180,95223</text:p>
          </table:table-cell>
          <table:table-cell office:value-type="float" office:value="4232.214207" calcext:value-type="float">
            <text:p>4232,214207</text:p>
          </table:table-cell>
          <table:table-cell table:number-columns-repeated="12"/>
        </table:table-row>
        <table:table-row table:style-name="ro1">
          <table:table-cell office:value-type="float" office:value="4177.205047" calcext:value-type="float">
            <text:p>4177,205047</text:p>
          </table:table-cell>
          <table:table-cell office:value-type="float" office:value="4332.393298" calcext:value-type="float">
            <text:p>4332,393298</text:p>
          </table:table-cell>
          <table:table-cell office:value-type="float" office:value="4341.744668" calcext:value-type="float">
            <text:p>4341,744668</text:p>
          </table:table-cell>
          <table:table-cell office:value-type="float" office:value="4119.36254" calcext:value-type="float">
            <text:p>4119,36254</text:p>
          </table:table-cell>
          <table:table-cell office:value-type="float" office:value="3724.281228" calcext:value-type="float">
            <text:p>3724,281228</text:p>
          </table:table-cell>
          <table:table-cell table:number-columns-repeated="12"/>
        </table:table-row>
        <table:table-row table:style-name="ro1">
          <table:table-cell office:value-type="float" office:value="4310.575075" calcext:value-type="float">
            <text:p>4310,575075</text:p>
          </table:table-cell>
          <table:table-cell office:value-type="float" office:value="4278.51457" calcext:value-type="float">
            <text:p>4278,51457</text:p>
          </table:table-cell>
          <table:table-cell office:value-type="float" office:value="4196.256134" calcext:value-type="float">
            <text:p>4196,256134</text:p>
          </table:table-cell>
          <table:table-cell office:value-type="float" office:value="4025.5140302" calcext:value-type="float">
            <text:p>4025,5140302</text:p>
          </table:table-cell>
          <table:table-cell office:value-type="float" office:value="3670.89628" calcext:value-type="float">
            <text:p>3670,89628</text:p>
          </table:table-cell>
          <table:table-cell table:number-columns-repeated="12"/>
        </table:table-row>
        <table:table-row table:style-name="ro1">
          <table:table-cell office:value-type="float" office:value="4249.996099" calcext:value-type="float">
            <text:p>4249,996099</text:p>
          </table:table-cell>
          <table:table-cell office:value-type="float" office:value="4201.148407" calcext:value-type="float">
            <text:p>4201,148407</text:p>
          </table:table-cell>
          <table:table-cell office:value-type="float" office:value="4258.456507" calcext:value-type="float">
            <text:p>4258,456507</text:p>
          </table:table-cell>
          <table:table-cell office:value-type="float" office:value="3507.733659" calcext:value-type="float">
            <text:p>3507,733659</text:p>
          </table:table-cell>
          <table:table-cell office:value-type="float" office:value="4323.416113" calcext:value-type="float">
            <text:p>4323,416113</text:p>
          </table:table-cell>
          <table:table-cell table:number-columns-repeated="12"/>
        </table:table-row>
        <table:table-row table:style-name="ro1">
          <table:table-cell office:value-type="float" office:value="4124.553127" calcext:value-type="float">
            <text:p>4124,553127</text:p>
          </table:table-cell>
          <table:table-cell office:value-type="float" office:value="4273.866893" calcext:value-type="float">
            <text:p>4273,866893</text:p>
          </table:table-cell>
          <table:table-cell office:value-type="float" office:value="4295.021794" calcext:value-type="float">
            <text:p>4295,021794</text:p>
          </table:table-cell>
          <table:table-cell office:value-type="float" office:value="2600.7882881" calcext:value-type="float">
            <text:p>2600,7882881</text:p>
          </table:table-cell>
          <table:table-cell office:value-type="float" office:value="4314.924599" calcext:value-type="float">
            <text:p>4314,924599</text:p>
          </table:table-cell>
          <table:table-cell table:number-columns-repeated="12"/>
        </table:table-row>
        <table:table-row table:style-name="ro1">
          <table:table-cell office:value-type="float" office:value="4014.989927" calcext:value-type="float">
            <text:p>4014,989927</text:p>
          </table:table-cell>
          <table:table-cell office:value-type="float" office:value="4082.171666" calcext:value-type="float">
            <text:p>4082,171666</text:p>
          </table:table-cell>
          <table:table-cell office:value-type="float" office:value="4359.771888" calcext:value-type="float">
            <text:p>4359,771888</text:p>
          </table:table-cell>
          <table:table-cell office:value-type="float" office:value="1200.358081" calcext:value-type="float">
            <text:p>1200,358081</text:p>
          </table:table-cell>
          <table:table-cell office:value-type="float" office:value="4026.031469" calcext:value-type="float">
            <text:p>4026,031469</text:p>
          </table:table-cell>
          <table:table-cell table:number-columns-repeated="12"/>
        </table:table-row>
        <table:table-row table:style-name="ro1">
          <table:table-cell office:value-type="float" office:value="4042.08109" calcext:value-type="float">
            <text:p>4042,08109</text:p>
          </table:table-cell>
          <table:table-cell office:value-type="float" office:value="3728.109862" calcext:value-type="float">
            <text:p>3728,109862</text:p>
          </table:table-cell>
          <table:table-cell office:value-type="float" office:value="4369.611193" calcext:value-type="float">
            <text:p>4369,611193</text:p>
          </table:table-cell>
          <table:table-cell/>
          <table:table-cell office:value-type="float" office:value="3433.815373" calcext:value-type="float">
            <text:p>3433,815373</text:p>
          </table:table-cell>
          <table:table-cell table:number-columns-repeated="12"/>
        </table:table-row>
        <table:table-row table:style-name="ro1">
          <table:table-cell office:value-type="float" office:value="3913.46309" calcext:value-type="float">
            <text:p>3913,46309</text:p>
          </table:table-cell>
          <table:table-cell office:value-type="float" office:value="2945.012247" calcext:value-type="float">
            <text:p>2945,012247</text:p>
          </table:table-cell>
          <table:table-cell office:value-type="float" office:value="4148.094611" calcext:value-type="float">
            <text:p>4148,094611</text:p>
          </table:table-cell>
          <table:table-cell/>
          <table:table-cell office:value-type="float" office:value="3770.8790987" calcext:value-type="float">
            <text:p>3770,8790987</text:p>
          </table:table-cell>
          <table:table-cell table:number-columns-repeated="12"/>
        </table:table-row>
        <table:table-row table:style-name="ro1">
          <table:table-cell office:value-type="float" office:value="4164.15909" calcext:value-type="float">
            <text:p>4164,15909</text:p>
          </table:table-cell>
          <table:table-cell office:value-type="float" office:value="1815.2343982" calcext:value-type="float">
            <text:p>1815,2343982</text:p>
          </table:table-cell>
          <table:table-cell office:value-type="float" office:value="4025.740915" calcext:value-type="float">
            <text:p>4025,740915</text:p>
          </table:table-cell>
          <table:table-cell/>
          <table:table-cell office:value-type="float" office:value="3637.3475387" calcext:value-type="float">
            <text:p>3637,3475387</text:p>
          </table:table-cell>
          <table:table-cell table:number-columns-repeated="12"/>
        </table:table-row>
        <table:table-row table:style-name="ro1">
          <table:table-cell office:value-type="float" office:value="4308.082452" calcext:value-type="float">
            <text:p>4308,082452</text:p>
          </table:table-cell>
          <table:table-cell office:value-type="float" office:value="456.5404901" calcext:value-type="float">
            <text:p>456,5404901</text:p>
          </table:table-cell>
          <table:table-cell office:value-type="float" office:value="4350.574148" calcext:value-type="float">
            <text:p>4350,574148</text:p>
          </table:table-cell>
          <table:table-cell/>
          <table:table-cell office:value-type="float" office:value="3603.3394787" calcext:value-type="float">
            <text:p>3603,3394787</text:p>
          </table:table-cell>
          <table:table-cell table:number-columns-repeated="12"/>
        </table:table-row>
        <table:table-row table:style-name="ro1">
          <table:table-cell office:value-type="float" office:value="4208.707991" calcext:value-type="float">
            <text:p>4208,707991</text:p>
          </table:table-cell>
          <table:table-cell/>
          <table:table-cell office:value-type="float" office:value="4074.234096" calcext:value-type="float">
            <text:p>4074,234096</text:p>
          </table:table-cell>
          <table:table-cell/>
          <table:table-cell office:value-type="float" office:value="3738.1221655" calcext:value-type="float">
            <text:p>3738,1221655</text:p>
          </table:table-cell>
          <table:table-cell table:number-columns-repeated="12"/>
        </table:table-row>
        <table:table-row table:style-name="ro1">
          <table:table-cell office:value-type="float" office:value="4014.787433" calcext:value-type="float">
            <text:p>4014,787433</text:p>
          </table:table-cell>
          <table:table-cell/>
          <table:table-cell office:value-type="float" office:value="3876.4552394" calcext:value-type="float">
            <text:p>3876,4552394</text:p>
          </table:table-cell>
          <table:table-cell/>
          <table:table-cell office:value-type="float" office:value="3886.3877845" calcext:value-type="float">
            <text:p>3886,3877845</text:p>
          </table:table-cell>
          <table:table-cell table:number-columns-repeated="12"/>
        </table:table-row>
        <table:table-row table:style-name="ro1">
          <table:table-cell office:value-type="float" office:value="4057.695515" calcext:value-type="float">
            <text:p>4057,695515</text:p>
          </table:table-cell>
          <table:table-cell/>
          <table:table-cell office:value-type="float" office:value="3296.9028341" calcext:value-type="float">
            <text:p>3296,9028341</text:p>
          </table:table-cell>
          <table:table-cell/>
          <table:table-cell office:value-type="float" office:value="3762.1935529" calcext:value-type="float">
            <text:p>3762,1935529</text:p>
          </table:table-cell>
          <table:table-cell table:number-columns-repeated="12"/>
        </table:table-row>
        <table:table-row table:style-name="ro1">
          <table:table-cell office:value-type="float" office:value="4176.128981" calcext:value-type="float">
            <text:p>4176,128981</text:p>
          </table:table-cell>
          <table:table-cell/>
          <table:table-cell office:value-type="float" office:value="2103.3448125" calcext:value-type="float">
            <text:p>2103,3448125</text:p>
          </table:table-cell>
          <table:table-cell/>
          <table:table-cell office:value-type="float" office:value="3560.7740423" calcext:value-type="float">
            <text:p>3560,7740423</text:p>
          </table:table-cell>
          <table:table-cell table:number-columns-repeated="12"/>
        </table:table-row>
        <table:table-row table:style-name="ro1">
          <table:table-cell office:value-type="float" office:value="4265.051169" calcext:value-type="float">
            <text:p>4265,051169</text:p>
          </table:table-cell>
          <table:table-cell/>
          <table:table-cell office:value-type="float" office:value="889.3759589" calcext:value-type="float">
            <text:p>889,3759589</text:p>
          </table:table-cell>
          <table:table-cell/>
          <table:table-cell office:value-type="float" office:value="3104.7373571" calcext:value-type="float">
            <text:p>3104,7373571</text:p>
          </table:table-cell>
          <table:table-cell table:number-columns-repeated="12"/>
        </table:table-row>
        <table:table-row table:style-name="ro1">
          <table:table-cell office:value-type="float" office:value="4178.220495" calcext:value-type="float">
            <text:p>4178,220495</text:p>
          </table:table-cell>
          <table:table-cell table:number-columns-repeated="3"/>
          <table:table-cell office:value-type="float" office:value="1942.6983646" calcext:value-type="float">
            <text:p>1942,6983646</text:p>
          </table:table-cell>
          <table:table-cell table:number-columns-repeated="12"/>
        </table:table-row>
        <table:table-row table:style-name="ro1">
          <table:table-cell office:value-type="float" office:value="3711.393383" calcext:value-type="float">
            <text:p>3711,393383</text:p>
          </table:table-cell>
          <table:table-cell table:number-columns-repeated="3"/>
          <table:table-cell office:value-type="float" office:value="1061.1942037" calcext:value-type="float">
            <text:p>1061,1942037</text:p>
          </table:table-cell>
          <table:table-cell table:number-columns-repeated="12"/>
        </table:table-row>
        <table:table-row table:style-name="ro1">
          <table:table-cell office:value-type="float" office:value="3684.693065" calcext:value-type="float">
            <text:p>3684,693065</text:p>
          </table:table-cell>
          <table:table-cell table:number-columns-repeated="16"/>
        </table:table-row>
        <table:table-row table:style-name="ro1">
          <table:table-cell office:value-type="float" office:value="3620.0832776" calcext:value-type="float">
            <text:p>3620,0832776</text:p>
          </table:table-cell>
          <table:table-cell table:number-columns-repeated="16"/>
        </table:table-row>
        <table:table-row table:style-name="ro1">
          <table:table-cell office:value-type="float" office:value="3362.3577647" calcext:value-type="float">
            <text:p>3362,3577647</text:p>
          </table:table-cell>
          <table:table-cell table:number-columns-repeated="16"/>
        </table:table-row>
        <table:table-row table:style-name="ro1">
          <table:table-cell office:value-type="float" office:value="3084.2286724" calcext:value-type="float">
            <text:p>3084,2286724</text:p>
          </table:table-cell>
          <table:table-cell table:number-columns-repeated="16"/>
        </table:table-row>
        <table:table-row table:style-name="ro1">
          <table:table-cell office:value-type="float" office:value="3062.7439134" calcext:value-type="float">
            <text:p>3062,7439134</text:p>
          </table:table-cell>
          <table:table-cell table:number-columns-repeated="16"/>
        </table:table-row>
        <table:table-row table:style-name="ro1">
          <table:table-cell office:value-type="float" office:value="3056.7950057" calcext:value-type="float">
            <text:p>3056,7950057</text:p>
          </table:table-cell>
          <table:table-cell table:number-columns-repeated="16"/>
        </table:table-row>
        <table:table-row table:style-name="ro1">
          <table:table-cell office:value-type="float" office:value="3025.0037511" calcext:value-type="float">
            <text:p>3025,0037511</text:p>
          </table:table-cell>
          <table:table-cell table:number-columns-repeated="16"/>
        </table:table-row>
        <table:table-row table:style-name="ro1">
          <table:table-cell office:value-type="float" office:value="2916.4958331" calcext:value-type="float">
            <text:p>2916,4958331</text:p>
          </table:table-cell>
          <table:table-cell table:number-columns-repeated="16"/>
        </table:table-row>
        <table:table-row table:style-name="ro1">
          <table:table-cell office:value-type="float" office:value="2818.5332958" calcext:value-type="float">
            <text:p>2818,5332958</text:p>
          </table:table-cell>
          <table:table-cell table:number-columns-repeated="16"/>
        </table:table-row>
        <table:table-row table:style-name="ro1">
          <table:table-cell office:value-type="float" office:value="2560.952892" calcext:value-type="float">
            <text:p>2560,952892</text:p>
          </table:table-cell>
          <table:table-cell table:number-columns-repeated="16"/>
        </table:table-row>
        <table:table-row table:style-name="ro1">
          <table:table-cell office:value-type="float" office:value="2235.0220651" calcext:value-type="float">
            <text:p>2235,0220651</text:p>
          </table:table-cell>
          <table:table-cell table:number-columns-repeated="16"/>
        </table:table-row>
        <table:table-row table:style-name="ro1">
          <table:table-cell office:value-type="float" office:value="1150.5411464" calcext:value-type="float">
            <text:p>1150,5411464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 office:value-type="string" calcext:value-type="string">
            <text:p>Average</text:p>
          </table:table-cell>
          <table:table-cell table:number-columns-repeated="12"/>
        </table:table-row>
        <table:table-row table:style-name="ro1">
          <table:table-cell table:formula="of:=AVERAGE([.A2:.A70])" office:value-type="float" office:value="3975.6451841058" calcext:value-type="float">
            <text:p>3975,6451841058</text:p>
          </table:table-cell>
          <table:table-cell table:formula="of:=AVERAGE([.B2:.B70])" office:value-type="float" office:value="4095.14277717" calcext:value-type="float">
            <text:p>4095,14277717</text:p>
          </table:table-cell>
          <table:table-cell table:formula="of:=AVERAGE([.C2:.C70])" office:value-type="float" office:value="4205.72596439818" calcext:value-type="float">
            <text:p>4205,72596439818</text:p>
          </table:table-cell>
          <table:table-cell table:formula="of:=AVERAGE([.D2:.D70])" office:value-type="float" office:value="4165.81790235435" calcext:value-type="float">
            <text:p>4165,81790235435</text:p>
          </table:table-cell>
          <table:table-cell table:formula="of:=AVERAGE([.E2:.E70])" office:value-type="float" office:value="4072.81974127544" calcext:value-type="float">
            <text:p>4072,8197412754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 office:value-type="string" calcext:value-type="string">
            <text:p>Peak</text:p>
          </table:table-cell>
          <table:table-cell table:number-columns-repeated="12"/>
        </table:table-row>
        <table:table-row table:style-name="ro1">
          <table:table-cell table:formula="of:=MAX([.A2:.A70])" office:value-type="float" office:value="4337.559879" calcext:value-type="float">
            <text:p>4337,559879</text:p>
          </table:table-cell>
          <table:table-cell table:formula="of:=MAX([.B2:.B70])" office:value-type="float" office:value="4387.22794" calcext:value-type="float">
            <text:p>4387,22794</text:p>
          </table:table-cell>
          <table:table-cell table:formula="of:=MAX([.C2:.C70])" office:value-type="float" office:value="4392.911128" calcext:value-type="float">
            <text:p>4392,911128</text:p>
          </table:table-cell>
          <table:table-cell table:formula="of:=MAX([.D2:.D70])" office:value-type="float" office:value="4385.910792" calcext:value-type="float">
            <text:p>4385,910792</text:p>
          </table:table-cell>
          <table:table-cell table:formula="of:=MAX([.E2:.E70])" office:value-type="float" office:value="4403.068658" calcext:value-type="float">
            <text:p>4403,06865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7" number:grouping="true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59:19.329968400</meta:creation-date>
    <dc:date>2023-01-09T20:02:07.256645762</dc:date>
    <meta:editing-duration>PT2M49S</meta:editing-duration>
    <meta:editing-cycles>1</meta:editing-cycles>
    <meta:generator>LibreOffice/7.4.3.2$Linux_X86_64 LibreOffice_project/40$Build-2</meta:generator>
    <meta:document-statistic meta:table-count="2" meta:cell-count="3678" meta:object-count="0"/>
  </office:meta>
</office:document-meta>
</file>